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([.A1]-[.F$2])^2" office:value-type="float" office:value="7.485696">
            <text:p>7.485696</text:p>
          </table:table-cell>
          <table:table-cell table:formula="of:=([.B1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table:formula="of:=([.A2]-[.F$2])^2" office:value-type="float" office:value="22.429696">
            <text:p>22.429696</text:p>
          </table:table-cell>
          <table:table-cell table:formula="of:=([.B2]-[.J$2])^2" office:value-type="float" office:value="238.671601">
            <text:p>238.671601</text:p>
          </table:table-cell>
          <table:table-cell/>
          <table:table-cell table:formula="of:=SUM([.A1:.A1000])/1000" office:value-type="float" office:value="10.736">
            <text:p>10.736</text:p>
          </table:table-cell>
          <table:table-cell table:formula="of:=SUM([.C1:.C1000])/999" office:value-type="float" office:value="15.8501541541541">
            <text:p>15.8501541542</text:p>
          </table:table-cell>
          <table:table-cell table:formula="of:=MAX([.A1:.A1000])" office:value-type="float" office:value="38">
            <text:p>38</text:p>
          </table:table-cell>
          <table:table-cell table:formula="of:=MIN([.A1:.A1000])" office:value-type="float" office:value="6">
            <text:p>6</text:p>
          </table:table-cell>
          <table:table-cell table:formula="of:=SUM([.B1:.B1000])/1000" office:value-type="float" office:value="25.551">
            <text:p>25.551</text:p>
          </table:table-cell>
          <table:table-cell table:formula="of:=SUM([.D1:.D1000])/999" office:value-type="float" office:value="43.0003993993992">
            <text:p>43.0003993994</text:p>
          </table:table-cell>
          <table:table-cell table:formula="of:=MAX([.B1:.B1000])" office:value-type="float" office:value="73">
            <text:p>73</text:p>
          </table:table-cell>
          <table:table-cell table:formula="of:=MIN([.B1:.B1000])" office:value-type="float" office:value="14">
            <text:p>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formula="of:=([.A3]-[.F$2])^2" office:value-type="float" office:value="10.653696">
            <text:p>10.653696</text:p>
          </table:table-cell>
          <table:table-cell table:formula="of:=([.B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4]-[.F$2])^2" office:value-type="float" office:value="0.541696000000001">
            <text:p>0.541696</text:p>
          </table:table-cell>
          <table:table-cell table:formula="of:=([.B4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5]-[.F$2])^2" office:value-type="float" office:value="0.0696959999999997">
            <text:p>0.069696</text:p>
          </table:table-cell>
          <table:table-cell table:formula="of:=([.B5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6]-[.F$2])^2" office:value-type="float" office:value="203.461696">
            <text:p>203.461696</text:p>
          </table:table-cell>
          <table:table-cell table:formula="of:=([.B6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7]-[.F$2])^2" office:value-type="float" office:value="0.541696000000001">
            <text:p>0.541696</text:p>
          </table:table-cell>
          <table:table-cell table:formula="of:=([.B7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([.A8]-[.F$2])^2" office:value-type="float" office:value="0.0696959999999997">
            <text:p>0.069696</text:p>
          </table:table-cell>
          <table:table-cell table:formula="of:=([.B8]-[.J$2])^2" office:value-type="float" office:value="89.283601">
            <text:p>89.283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table:formula="of:=([.A9]-[.F$2])^2" office:value-type="float" office:value="27.709696">
            <text:p>27.709696</text:p>
          </table:table-cell>
          <table:table-cell table:formula="of:=([.B9]-[.J$2])^2" office:value-type="float" office:value="378.263601">
            <text:p>378.26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0]-[.F$2])^2" office:value-type="float" office:value="3.013696">
            <text:p>3.013696</text:p>
          </table:table-cell>
          <table:table-cell table:formula="of:=([.B1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1]-[.F$2])^2" office:value-type="float" office:value="3.013696">
            <text:p>3.013696</text:p>
          </table:table-cell>
          <table:table-cell table:formula="of:=([.B11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2]-[.F$2])^2" office:value-type="float" office:value="0.541696000000001">
            <text:p>0.541696</text:p>
          </table:table-cell>
          <table:table-cell table:formula="of:=([.B12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([.A13]-[.F$2])^2" office:value-type="float" office:value="18.181696">
            <text:p>18.181696</text:p>
          </table:table-cell>
          <table:table-cell table:formula="of:=([.B1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14]-[.F$2])^2" office:value-type="float" office:value="13.957696">
            <text:p>13.957696</text:p>
          </table:table-cell>
          <table:table-cell table:formula="of:=([.B14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5]-[.F$2])^2" office:value-type="float" office:value="0.541696000000001">
            <text:p>0.541696</text:p>
          </table:table-cell>
          <table:table-cell table:formula="of:=([.B15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16]-[.F$2])^2" office:value-type="float" office:value="0.0696959999999997">
            <text:p>0.069696</text:p>
          </table:table-cell>
          <table:table-cell table:formula="of:=([.B16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17]-[.F$2])^2" office:value-type="float" office:value="3.013696">
            <text:p>3.013696</text:p>
          </table:table-cell>
          <table:table-cell table:formula="of:=([.B17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8]-[.F$2])^2" office:value-type="float" office:value="3.013696">
            <text:p>3.013696</text:p>
          </table:table-cell>
          <table:table-cell table:formula="of:=([.B18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9]-[.F$2])^2" office:value-type="float" office:value="3.013696">
            <text:p>3.013696</text:p>
          </table:table-cell>
          <table:table-cell table:formula="of:=([.B19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20]-[.F$2])^2" office:value-type="float" office:value="0.541696000000001">
            <text:p>0.541696</text:p>
          </table:table-cell>
          <table:table-cell table:formula="of:=([.B20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1]-[.F$2])^2" office:value-type="float" office:value="3.013696">
            <text:p>3.013696</text:p>
          </table:table-cell>
          <table:table-cell table:formula="of:=([.B2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22]-[.F$2])^2" office:value-type="float" office:value="3.013696">
            <text:p>3.013696</text:p>
          </table:table-cell>
          <table:table-cell table:formula="of:=([.B22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23]-[.F$2])^2" office:value-type="float" office:value="3.013696">
            <text:p>3.013696</text:p>
          </table:table-cell>
          <table:table-cell table:formula="of:=([.B23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4]-[.F$2])^2" office:value-type="float" office:value="3.013696">
            <text:p>3.013696</text:p>
          </table:table-cell>
          <table:table-cell table:formula="of:=([.B24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25]-[.F$2])^2" office:value-type="float" office:value="13.957696">
            <text:p>13.957696</text:p>
          </table:table-cell>
          <table:table-cell table:formula="of:=([.B2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([.A26]-[.F$2])^2" office:value-type="float" office:value="7.485696">
            <text:p>7.485696</text:p>
          </table:table-cell>
          <table:table-cell table:formula="of:=([.B26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27]-[.F$2])^2" office:value-type="float" office:value="175.933696">
            <text:p>175.933696</text:p>
          </table:table-cell>
          <table:table-cell table:formula="of:=([.B27]-[.J$2])^2" office:value-type="float" office:value="57.017601">
            <text:p>57.01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28]-[.F$2])^2" office:value-type="float" office:value="3.013696">
            <text:p>3.013696</text:p>
          </table:table-cell>
          <table:table-cell table:formula="of:=([.B28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29]-[.F$2])^2" office:value-type="float" office:value="13.957696">
            <text:p>13.957696</text:p>
          </table:table-cell>
          <table:table-cell table:formula="of:=([.B29]-[.J$2])^2" office:value-type="float" office:value="91.221601">
            <text:p>91.22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0]-[.F$2])^2" office:value-type="float" office:value="0.541696000000001">
            <text:p>0.541696</text:p>
          </table:table-cell>
          <table:table-cell table:formula="of:=([.B30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1]-[.F$2])^2" office:value-type="float" office:value="3.013696">
            <text:p>3.013696</text:p>
          </table:table-cell>
          <table:table-cell table:formula="of:=([.B31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2]-[.F$2])^2" office:value-type="float" office:value="3.013696">
            <text:p>3.013696</text:p>
          </table:table-cell>
          <table:table-cell table:formula="of:=([.B32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3]-[.F$2])^2" office:value-type="float" office:value="3.013696">
            <text:p>3.013696</text:p>
          </table:table-cell>
          <table:table-cell table:formula="of:=([.B3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4]-[.F$2])^2" office:value-type="float" office:value="3.013696">
            <text:p>3.013696</text:p>
          </table:table-cell>
          <table:table-cell table:formula="of:=([.B3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5]-[.F$2])^2" office:value-type="float" office:value="3.013696">
            <text:p>3.013696</text:p>
          </table:table-cell>
          <table:table-cell table:formula="of:=([.B35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6]-[.F$2])^2" office:value-type="float" office:value="0.541696000000001">
            <text:p>0.541696</text:p>
          </table:table-cell>
          <table:table-cell table:formula="of:=([.B36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37]-[.F$2])^2" office:value-type="float" office:value="13.957696">
            <text:p>13.957696</text:p>
          </table:table-cell>
          <table:table-cell table:formula="of:=([.B37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8]-[.F$2])^2" office:value-type="float" office:value="3.013696">
            <text:p>3.013696</text:p>
          </table:table-cell>
          <table:table-cell table:formula="of:=([.B38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39]-[.F$2])^2" office:value-type="float" office:value="7.485696">
            <text:p>7.485696</text:p>
          </table:table-cell>
          <table:table-cell table:formula="of:=([.B39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0]-[.F$2])^2" office:value-type="float" office:value="0.541696000000001">
            <text:p>0.541696</text:p>
          </table:table-cell>
          <table:table-cell table:formula="of:=([.B40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([.A41]-[.F$2])^2" office:value-type="float" office:value="0.0696959999999997">
            <text:p>0.069696</text:p>
          </table:table-cell>
          <table:table-cell table:formula="of:=([.B41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42]-[.F$2])^2" office:value-type="float" office:value="1.597696">
            <text:p>1.597696</text:p>
          </table:table-cell>
          <table:table-cell table:formula="of:=([.B42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3]-[.F$2])^2" office:value-type="float" office:value="3.013696">
            <text:p>3.013696</text:p>
          </table:table-cell>
          <table:table-cell table:formula="of:=([.B4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([.A44]-[.F$2])^2" office:value-type="float" office:value="3.013696">
            <text:p>3.013696</text:p>
          </table:table-cell>
          <table:table-cell table:formula="of:=([.B44]-[.J$2])^2" office:value-type="float" office:value="89.283601">
            <text:p>89.283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45]-[.F$2])^2" office:value-type="float" office:value="7.485696">
            <text:p>7.485696</text:p>
          </table:table-cell>
          <table:table-cell table:formula="of:=([.B4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6]-[.F$2])^2" office:value-type="float" office:value="0.541696000000001">
            <text:p>0.541696</text:p>
          </table:table-cell>
          <table:table-cell table:formula="of:=([.B46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7]-[.F$2])^2" office:value-type="float" office:value="0.541696000000001">
            <text:p>0.541696</text:p>
          </table:table-cell>
          <table:table-cell table:formula="of:=([.B4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8]-[.F$2])^2" office:value-type="float" office:value="3.013696">
            <text:p>3.013696</text:p>
          </table:table-cell>
          <table:table-cell table:formula="of:=([.B48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49]-[.F$2])^2" office:value-type="float" office:value="3.013696">
            <text:p>3.013696</text:p>
          </table:table-cell>
          <table:table-cell table:formula="of:=([.B49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50]-[.F$2])^2" office:value-type="float" office:value="0.0696959999999997">
            <text:p>0.069696</text:p>
          </table:table-cell>
          <table:table-cell table:formula="of:=([.B50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1]-[.F$2])^2" office:value-type="float" office:value="3.013696">
            <text:p>3.013696</text:p>
          </table:table-cell>
          <table:table-cell table:formula="of:=([.B5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52]-[.F$2])^2" office:value-type="float" office:value="0.541696000000001">
            <text:p>0.541696</text:p>
          </table:table-cell>
          <table:table-cell table:formula="of:=([.B52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53]-[.F$2])^2" office:value-type="float" office:value="0.541696000000001">
            <text:p>0.541696</text:p>
          </table:table-cell>
          <table:table-cell table:formula="of:=([.B53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4]-[.F$2])^2" office:value-type="float" office:value="3.013696">
            <text:p>3.013696</text:p>
          </table:table-cell>
          <table:table-cell table:formula="of:=([.B54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5]-[.F$2])^2" office:value-type="float" office:value="0.541696000000001">
            <text:p>0.541696</text:p>
          </table:table-cell>
          <table:table-cell table:formula="of:=([.B55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([.A56]-[.F$2])^2" office:value-type="float" office:value="105.349696">
            <text:p>105.349696</text:p>
          </table:table-cell>
          <table:table-cell table:formula="of:=([.B5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57]-[.F$2])^2" office:value-type="float" office:value="0.541696000000001">
            <text:p>0.541696</text:p>
          </table:table-cell>
          <table:table-cell table:formula="of:=([.B57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58]-[.F$2])^2" office:value-type="float" office:value="3.013696">
            <text:p>3.013696</text:p>
          </table:table-cell>
          <table:table-cell table:formula="of:=([.B58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9]-[.F$2])^2" office:value-type="float" office:value="0.541696000000001">
            <text:p>0.541696</text:p>
          </table:table-cell>
          <table:table-cell table:formula="of:=([.B59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60]-[.F$2])^2" office:value-type="float" office:value="7.485696">
            <text:p>7.485696</text:p>
          </table:table-cell>
          <table:table-cell table:formula="of:=([.B6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61]-[.F$2])^2" office:value-type="float" office:value="27.709696">
            <text:p>27.709696</text:p>
          </table:table-cell>
          <table:table-cell table:formula="of:=([.B61]-[.J$2])^2" office:value-type="float" office:value="89.283601">
            <text:p>89.28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2]-[.F$2])^2" office:value-type="float" office:value="0.541696000000001">
            <text:p>0.541696</text:p>
          </table:table-cell>
          <table:table-cell table:formula="of:=([.B62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3]-[.F$2])^2" office:value-type="float" office:value="3.013696">
            <text:p>3.013696</text:p>
          </table:table-cell>
          <table:table-cell table:formula="of:=([.B6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([.A64]-[.F$2])^2" office:value-type="float" office:value="3.013696">
            <text:p>3.013696</text:p>
          </table:table-cell>
          <table:table-cell table:formula="of:=([.B64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65]-[.F$2])^2" office:value-type="float" office:value="0.541696000000001">
            <text:p>0.541696</text:p>
          </table:table-cell>
          <table:table-cell table:formula="of:=([.B65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6]-[.F$2])^2" office:value-type="float" office:value="3.013696">
            <text:p>3.013696</text:p>
          </table:table-cell>
          <table:table-cell table:formula="of:=([.B6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7]-[.F$2])^2" office:value-type="float" office:value="0.541696000000001">
            <text:p>0.541696</text:p>
          </table:table-cell>
          <table:table-cell table:formula="of:=([.B67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68]-[.F$2])^2" office:value-type="float" office:value="0.541696000000001">
            <text:p>0.541696</text:p>
          </table:table-cell>
          <table:table-cell table:formula="of:=([.B6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69]-[.F$2])^2" office:value-type="float" office:value="7.485696">
            <text:p>7.485696</text:p>
          </table:table-cell>
          <table:table-cell table:formula="of:=([.B6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70]-[.F$2])^2" office:value-type="float" office:value="0.541696000000001">
            <text:p>0.541696</text:p>
          </table:table-cell>
          <table:table-cell table:formula="of:=([.B70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71]-[.F$2])^2" office:value-type="float" office:value="7.485696">
            <text:p>7.485696</text:p>
          </table:table-cell>
          <table:table-cell table:formula="of:=([.B71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2]-[.F$2])^2" office:value-type="float" office:value="3.013696">
            <text:p>3.013696</text:p>
          </table:table-cell>
          <table:table-cell table:formula="of:=([.B72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73]-[.F$2])^2" office:value-type="float" office:value="3.013696">
            <text:p>3.013696</text:p>
          </table:table-cell>
          <table:table-cell table:formula="of:=([.B73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74]-[.F$2])^2" office:value-type="float" office:value="13.957696">
            <text:p>13.957696</text:p>
          </table:table-cell>
          <table:table-cell table:formula="of:=([.B74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75]-[.F$2])^2" office:value-type="float" office:value="0.541696000000001">
            <text:p>0.541696</text:p>
          </table:table-cell>
          <table:table-cell table:formula="of:=([.B75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formula="of:=([.A76]-[.F$2])^2" office:value-type="float" office:value="10.653696">
            <text:p>10.653696</text:p>
          </table:table-cell>
          <table:table-cell table:formula="of:=([.B76]-[.J$2])^2" office:value-type="float" office:value="418.161601">
            <text:p>418.1616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([.A77]-[.F$2])^2" office:value-type="float" office:value="18.181696">
            <text:p>18.181696</text:p>
          </table:table-cell>
          <table:table-cell table:formula="of:=([.B77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78]-[.F$2])^2" office:value-type="float" office:value="85.821696">
            <text:p>85.821696</text:p>
          </table:table-cell>
          <table:table-cell table:formula="of:=([.B78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79]-[.F$2])^2" office:value-type="float" office:value="3.013696">
            <text:p>3.013696</text:p>
          </table:table-cell>
          <table:table-cell table:formula="of:=([.B7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0]-[.F$2])^2" office:value-type="float" office:value="3.013696">
            <text:p>3.013696</text:p>
          </table:table-cell>
          <table:table-cell table:formula="of:=([.B8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81]-[.F$2])^2" office:value-type="float" office:value="13.957696">
            <text:p>13.957696</text:p>
          </table:table-cell>
          <table:table-cell table:formula="of:=([.B81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82]-[.F$2])^2" office:value-type="float" office:value="0.541696000000001">
            <text:p>0.541696</text:p>
          </table:table-cell>
          <table:table-cell table:formula="of:=([.B8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3]-[.F$2])^2" office:value-type="float" office:value="3.013696">
            <text:p>3.013696</text:p>
          </table:table-cell>
          <table:table-cell table:formula="of:=([.B83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4]-[.F$2])^2" office:value-type="float" office:value="0.541696000000001">
            <text:p>0.541696</text:p>
          </table:table-cell>
          <table:table-cell table:formula="of:=([.B84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85]-[.F$2])^2" office:value-type="float" office:value="3.013696">
            <text:p>3.013696</text:p>
          </table:table-cell>
          <table:table-cell table:formula="of:=([.B85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6]-[.F$2])^2" office:value-type="float" office:value="0.541696000000001">
            <text:p>0.541696</text:p>
          </table:table-cell>
          <table:table-cell table:formula="of:=([.B86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87]-[.F$2])^2" office:value-type="float" office:value="13.957696">
            <text:p>13.957696</text:p>
          </table:table-cell>
          <table:table-cell table:formula="of:=([.B8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8]-[.F$2])^2" office:value-type="float" office:value="3.013696">
            <text:p>3.013696</text:p>
          </table:table-cell>
          <table:table-cell table:formula="of:=([.B88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89]-[.F$2])^2" office:value-type="float" office:value="0.541696000000001">
            <text:p>0.541696</text:p>
          </table:table-cell>
          <table:table-cell table:formula="of:=([.B89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90]-[.F$2])^2" office:value-type="float" office:value="3.013696">
            <text:p>3.013696</text:p>
          </table:table-cell>
          <table:table-cell table:formula="of:=([.B90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91]-[.F$2])^2" office:value-type="float" office:value="5.125696">
            <text:p>5.125696</text:p>
          </table:table-cell>
          <table:table-cell table:formula="of:=([.B91]-[.J$2])^2" office:value-type="float" office:value="71.385601">
            <text:p>71.38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92]-[.F$2])^2" office:value-type="float" office:value="3.013696">
            <text:p>3.013696</text:p>
          </table:table-cell>
          <table:table-cell table:formula="of:=([.B9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93]-[.F$2])^2" office:value-type="float" office:value="0.541696000000001">
            <text:p>0.541696</text:p>
          </table:table-cell>
          <table:table-cell table:formula="of:=([.B9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4]-[.F$2])^2" office:value-type="float" office:value="3.013696">
            <text:p>3.013696</text:p>
          </table:table-cell>
          <table:table-cell table:formula="of:=([.B94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95]-[.F$2])^2" office:value-type="float" office:value="0.541696000000001">
            <text:p>0.541696</text:p>
          </table:table-cell>
          <table:table-cell table:formula="of:=([.B95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6]-[.F$2])^2" office:value-type="float" office:value="3.013696">
            <text:p>3.013696</text:p>
          </table:table-cell>
          <table:table-cell table:formula="of:=([.B96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97]-[.F$2])^2" office:value-type="float" office:value="0.541696000000001">
            <text:p>0.541696</text:p>
          </table:table-cell>
          <table:table-cell table:formula="of:=([.B9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98]-[.F$2])^2" office:value-type="float" office:value="0.0696959999999997">
            <text:p>0.069696</text:p>
          </table:table-cell>
          <table:table-cell table:formula="of:=([.B98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9]-[.F$2])^2" office:value-type="float" office:value="3.013696">
            <text:p>3.013696</text:p>
          </table:table-cell>
          <table:table-cell table:formula="of:=([.B99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00]-[.F$2])^2" office:value-type="float" office:value="3.013696">
            <text:p>3.013696</text:p>
          </table:table-cell>
          <table:table-cell table:formula="of:=([.B100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101]-[.F$2])^2" office:value-type="float" office:value="3.013696">
            <text:p>3.013696</text:p>
          </table:table-cell>
          <table:table-cell table:formula="of:=([.B101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102]-[.F$2])^2" office:value-type="float" office:value="0.541696000000001">
            <text:p>0.541696</text:p>
          </table:table-cell>
          <table:table-cell table:formula="of:=([.B102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03]-[.F$2])^2" office:value-type="float" office:value="0.541696000000001">
            <text:p>0.541696</text:p>
          </table:table-cell>
          <table:table-cell table:formula="of:=([.B103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104]-[.F$2])^2" office:value-type="float" office:value="0.0696959999999997">
            <text:p>0.069696</text:p>
          </table:table-cell>
          <table:table-cell table:formula="of:=([.B104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105]-[.F$2])^2" office:value-type="float" office:value="13.957696">
            <text:p>13.957696</text:p>
          </table:table-cell>
          <table:table-cell table:formula="of:=([.B105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06]-[.F$2])^2" office:value-type="float" office:value="3.013696">
            <text:p>3.013696</text:p>
          </table:table-cell>
          <table:table-cell table:formula="of:=([.B10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07]-[.F$2])^2" office:value-type="float" office:value="3.013696">
            <text:p>3.013696</text:p>
          </table:table-cell>
          <table:table-cell table:formula="of:=([.B10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formula="of:=([.A108]-[.F$2])^2" office:value-type="float" office:value="7.485696">
            <text:p>7.485696</text:p>
          </table:table-cell>
          <table:table-cell table:formula="of:=([.B108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09]-[.F$2])^2" office:value-type="float" office:value="3.013696">
            <text:p>3.013696</text:p>
          </table:table-cell>
          <table:table-cell table:formula="of:=([.B10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110]-[.F$2])^2" office:value-type="float" office:value="3.013696">
            <text:p>3.013696</text:p>
          </table:table-cell>
          <table:table-cell table:formula="of:=([.B110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111]-[.F$2])^2" office:value-type="float" office:value="0.541696000000001">
            <text:p>0.541696</text:p>
          </table:table-cell>
          <table:table-cell table:formula="of:=([.B111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112]-[.F$2])^2" office:value-type="float" office:value="13.957696">
            <text:p>13.957696</text:p>
          </table:table-cell>
          <table:table-cell table:formula="of:=([.B112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([.A113]-[.F$2])^2" office:value-type="float" office:value="7.485696">
            <text:p>7.485696</text:p>
          </table:table-cell>
          <table:table-cell table:formula="of:=([.B113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114]-[.F$2])^2" office:value-type="float" office:value="0.541696000000001">
            <text:p>0.541696</text:p>
          </table:table-cell>
          <table:table-cell table:formula="of:=([.B114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115]-[.F$2])^2" office:value-type="float" office:value="0.541696000000001">
            <text:p>0.541696</text:p>
          </table:table-cell>
          <table:table-cell table:formula="of:=([.B115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16]-[.F$2])^2" office:value-type="float" office:value="3.013696">
            <text:p>3.013696</text:p>
          </table:table-cell>
          <table:table-cell table:formula="of:=([.B116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117]-[.F$2])^2" office:value-type="float" office:value="68.293696">
            <text:p>68.293696</text:p>
          </table:table-cell>
          <table:table-cell table:formula="of:=([.B117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118]-[.F$2])^2" office:value-type="float" office:value="0.0696959999999997">
            <text:p>0.069696</text:p>
          </table:table-cell>
          <table:table-cell table:formula="of:=([.B118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119]-[.F$2])^2" office:value-type="float" office:value="0.541696000000001">
            <text:p>0.541696</text:p>
          </table:table-cell>
          <table:table-cell table:formula="of:=([.B11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120]-[.F$2])^2" office:value-type="float" office:value="0.0696959999999997">
            <text:p>0.069696</text:p>
          </table:table-cell>
          <table:table-cell table:formula="of:=([.B120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121]-[.F$2])^2" office:value-type="float" office:value="7.485696">
            <text:p>7.485696</text:p>
          </table:table-cell>
          <table:table-cell table:formula="of:=([.B121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22]-[.F$2])^2" office:value-type="float" office:value="3.013696">
            <text:p>3.013696</text:p>
          </table:table-cell>
          <table:table-cell table:formula="of:=([.B122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23]-[.F$2])^2" office:value-type="float" office:value="0.541696000000001">
            <text:p>0.541696</text:p>
          </table:table-cell>
          <table:table-cell table:formula="of:=([.B123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table:formula="of:=([.A124]-[.F$2])^2" office:value-type="float" office:value="68.293696">
            <text:p>68.293696</text:p>
          </table:table-cell>
          <table:table-cell table:formula="of:=([.B124]-[.J$2])^2" office:value-type="float" office:value="304.467601">
            <text:p>304.46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125]-[.F$2])^2" office:value-type="float" office:value="3.013696">
            <text:p>3.013696</text:p>
          </table:table-cell>
          <table:table-cell table:formula="of:=([.B125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126]-[.F$2])^2" office:value-type="float" office:value="10.653696">
            <text:p>10.653696</text:p>
          </table:table-cell>
          <table:table-cell table:formula="of:=([.B126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127]-[.F$2])^2" office:value-type="float" office:value="126.877696">
            <text:p>126.877696</text:p>
          </table:table-cell>
          <table:table-cell table:formula="of:=([.B127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28]-[.F$2])^2" office:value-type="float" office:value="3.013696">
            <text:p>3.013696</text:p>
          </table:table-cell>
          <table:table-cell table:formula="of:=([.B12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29]-[.F$2])^2" office:value-type="float" office:value="3.013696">
            <text:p>3.013696</text:p>
          </table:table-cell>
          <table:table-cell table:formula="of:=([.B12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A130]-[.F$2])^2" office:value-type="float" office:value="13.957696">
            <text:p>13.957696</text:p>
          </table:table-cell>
          <table:table-cell table:formula="of:=([.B130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131]-[.F$2])^2" office:value-type="float" office:value="3.013696">
            <text:p>3.013696</text:p>
          </table:table-cell>
          <table:table-cell table:formula="of:=([.B131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132]-[.F$2])^2" office:value-type="float" office:value="13.957696">
            <text:p>13.957696</text:p>
          </table:table-cell>
          <table:table-cell table:formula="of:=([.B132]-[.J$2])^2" office:value-type="float" office:value="111.323601">
            <text:p>111.323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133]-[.F$2])^2" office:value-type="float" office:value="7.485696">
            <text:p>7.485696</text:p>
          </table:table-cell>
          <table:table-cell table:formula="of:=([.B13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34]-[.F$2])^2" office:value-type="float" office:value="3.013696">
            <text:p>3.013696</text:p>
          </table:table-cell>
          <table:table-cell table:formula="of:=([.B134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35]-[.F$2])^2" office:value-type="float" office:value="3.013696">
            <text:p>3.013696</text:p>
          </table:table-cell>
          <table:table-cell table:formula="of:=([.B13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136]-[.F$2])^2" office:value-type="float" office:value="7.485696">
            <text:p>7.485696</text:p>
          </table:table-cell>
          <table:table-cell table:formula="of:=([.B13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37]-[.F$2])^2" office:value-type="float" office:value="3.013696">
            <text:p>3.013696</text:p>
          </table:table-cell>
          <table:table-cell table:formula="of:=([.B137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138]-[.F$2])^2" office:value-type="float" office:value="3.013696">
            <text:p>3.013696</text:p>
          </table:table-cell>
          <table:table-cell table:formula="of:=([.B138]-[.J$2])^2" office:value-type="float" office:value="19.793601">
            <text:p>19.79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139]-[.F$2])^2" office:value-type="float" office:value="0.541696000000001">
            <text:p>0.541696</text:p>
          </table:table-cell>
          <table:table-cell table:formula="of:=([.B139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140]-[.F$2])^2" office:value-type="float" office:value="0.0696959999999997">
            <text:p>0.069696</text:p>
          </table:table-cell>
          <table:table-cell table:formula="of:=([.B140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41]-[.F$2])^2" office:value-type="float" office:value="3.013696">
            <text:p>3.013696</text:p>
          </table:table-cell>
          <table:table-cell table:formula="of:=([.B141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142]-[.F$2])^2" office:value-type="float" office:value="1.597696">
            <text:p>1.597696</text:p>
          </table:table-cell>
          <table:table-cell table:formula="of:=([.B142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43]-[.F$2])^2" office:value-type="float" office:value="3.013696">
            <text:p>3.013696</text:p>
          </table:table-cell>
          <table:table-cell table:formula="of:=([.B14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44]-[.F$2])^2" office:value-type="float" office:value="3.013696">
            <text:p>3.013696</text:p>
          </table:table-cell>
          <table:table-cell table:formula="of:=([.B14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([.A145]-[.F$2])^2" office:value-type="float" office:value="0.0696959999999997">
            <text:p>0.069696</text:p>
          </table:table-cell>
          <table:table-cell table:formula="of:=([.B145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146]-[.F$2])^2" office:value-type="float" office:value="0.541696000000001">
            <text:p>0.541696</text:p>
          </table:table-cell>
          <table:table-cell table:formula="of:=([.B14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147]-[.F$2])^2" office:value-type="float" office:value="0.541696000000001">
            <text:p>0.541696</text:p>
          </table:table-cell>
          <table:table-cell table:formula="of:=([.B147]-[.J$2])^2" office:value-type="float" office:value="109.181601">
            <text:p>109.18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48]-[.F$2])^2" office:value-type="float" office:value="3.013696">
            <text:p>3.013696</text:p>
          </table:table-cell>
          <table:table-cell table:formula="of:=([.B148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49]-[.F$2])^2" office:value-type="float" office:value="0.541696000000001">
            <text:p>0.541696</text:p>
          </table:table-cell>
          <table:table-cell table:formula="of:=([.B149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50]-[.F$2])^2" office:value-type="float" office:value="3.013696">
            <text:p>3.013696</text:p>
          </table:table-cell>
          <table:table-cell table:formula="of:=([.B150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([.A151]-[.F$2])^2" office:value-type="float" office:value="85.821696">
            <text:p>85.821696</text:p>
          </table:table-cell>
          <table:table-cell table:formula="of:=([.B151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formula="of:=([.A152]-[.F$2])^2" office:value-type="float" office:value="0.541696000000001">
            <text:p>0.541696</text:p>
          </table:table-cell>
          <table:table-cell table:formula="of:=([.B152]-[.J$2])^2" office:value-type="float" office:value="460.059601">
            <text:p>460.05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153]-[.F$2])^2" office:value-type="float" office:value="0.541696000000001">
            <text:p>0.541696</text:p>
          </table:table-cell>
          <table:table-cell table:formula="of:=([.B15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154]-[.F$2])^2" office:value-type="float" office:value="7.485696">
            <text:p>7.485696</text:p>
          </table:table-cell>
          <table:table-cell table:formula="of:=([.B154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([.A155]-[.F$2])^2" office:value-type="float" office:value="5.125696">
            <text:p>5.125696</text:p>
          </table:table-cell>
          <table:table-cell table:formula="of:=([.B155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156]-[.F$2])^2" office:value-type="float" office:value="7.485696">
            <text:p>7.485696</text:p>
          </table:table-cell>
          <table:table-cell table:formula="of:=([.B15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57]-[.F$2])^2" office:value-type="float" office:value="3.013696">
            <text:p>3.013696</text:p>
          </table:table-cell>
          <table:table-cell table:formula="of:=([.B157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158]-[.F$2])^2" office:value-type="float" office:value="0.541696000000001">
            <text:p>0.541696</text:p>
          </table:table-cell>
          <table:table-cell table:formula="of:=([.B158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([.A159]-[.F$2])^2" office:value-type="float" office:value="0.0696959999999997">
            <text:p>0.069696</text:p>
          </table:table-cell>
          <table:table-cell table:formula="of:=([.B159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formula="of:=([.A160]-[.F$2])^2" office:value-type="float" office:value="7.485696">
            <text:p>7.485696</text:p>
          </table:table-cell>
          <table:table-cell table:formula="of:=([.B160]-[.J$2])^2" office:value-type="float" office:value="699.549601">
            <text:p>699.54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161]-[.F$2])^2" office:value-type="float" office:value="0.541696000000001">
            <text:p>0.541696</text:p>
          </table:table-cell>
          <table:table-cell table:formula="of:=([.B161]-[.J$2])^2" office:value-type="float" office:value="71.385601">
            <text:p>71.38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162]-[.F$2])^2" office:value-type="float" office:value="0.541696000000001">
            <text:p>0.541696</text:p>
          </table:table-cell>
          <table:table-cell table:formula="of:=([.B16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163]-[.F$2])^2" office:value-type="float" office:value="0.541696000000001">
            <text:p>0.541696</text:p>
          </table:table-cell>
          <table:table-cell table:formula="of:=([.B163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table:formula="of:=([.A164]-[.F$2])^2" office:value-type="float" office:value="18.181696">
            <text:p>18.181696</text:p>
          </table:table-cell>
          <table:table-cell table:formula="of:=([.B164]-[.J$2])^2" office:value-type="float" office:value="340.365601">
            <text:p>340.36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65]-[.F$2])^2" office:value-type="float" office:value="3.013696">
            <text:p>3.013696</text:p>
          </table:table-cell>
          <table:table-cell table:formula="of:=([.B165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([.A166]-[.F$2])^2" office:value-type="float" office:value="3.013696">
            <text:p>3.013696</text:p>
          </table:table-cell>
          <table:table-cell table:formula="of:=([.B166]-[.J$2])^2" office:value-type="float" office:value="109.181601">
            <text:p>109.18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167]-[.F$2])^2" office:value-type="float" office:value="0.541696000000001">
            <text:p>0.541696</text:p>
          </table:table-cell>
          <table:table-cell table:formula="of:=([.B16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168]-[.F$2])^2" office:value-type="float" office:value="10.653696">
            <text:p>10.653696</text:p>
          </table:table-cell>
          <table:table-cell table:formula="of:=([.B168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169]-[.F$2])^2" office:value-type="float" office:value="13.957696">
            <text:p>13.957696</text:p>
          </table:table-cell>
          <table:table-cell table:formula="of:=([.B169]-[.J$2])^2" office:value-type="float" office:value="91.221601">
            <text:p>91.22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170]-[.F$2])^2" office:value-type="float" office:value="0.541696000000001">
            <text:p>0.541696</text:p>
          </table:table-cell>
          <table:table-cell table:formula="of:=([.B17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71]-[.F$2])^2" office:value-type="float" office:value="3.013696">
            <text:p>3.013696</text:p>
          </table:table-cell>
          <table:table-cell table:formula="of:=([.B17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72]-[.F$2])^2" office:value-type="float" office:value="3.013696">
            <text:p>3.013696</text:p>
          </table:table-cell>
          <table:table-cell table:formula="of:=([.B172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173]-[.F$2])^2" office:value-type="float" office:value="0.0696959999999997">
            <text:p>0.069696</text:p>
          </table:table-cell>
          <table:table-cell table:formula="of:=([.B173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174]-[.F$2])^2" office:value-type="float" office:value="0.541696000000001">
            <text:p>0.541696</text:p>
          </table:table-cell>
          <table:table-cell table:formula="of:=([.B17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75]-[.F$2])^2" office:value-type="float" office:value="0.0696959999999997">
            <text:p>0.069696</text:p>
          </table:table-cell>
          <table:table-cell table:formula="of:=([.B175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formula="of:=([.A176]-[.F$2])^2" office:value-type="float" office:value="150.405696">
            <text:p>150.405696</text:p>
          </table:table-cell>
          <table:table-cell table:formula="of:=([.B176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177]-[.F$2])^2" office:value-type="float" office:value="7.485696">
            <text:p>7.485696</text:p>
          </table:table-cell>
          <table:table-cell table:formula="of:=([.B177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78]-[.F$2])^2" office:value-type="float" office:value="0.541696000000001">
            <text:p>0.541696</text:p>
          </table:table-cell>
          <table:table-cell table:formula="of:=([.B178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79]-[.F$2])^2" office:value-type="float" office:value="3.013696">
            <text:p>3.013696</text:p>
          </table:table-cell>
          <table:table-cell table:formula="of:=([.B179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180]-[.F$2])^2" office:value-type="float" office:value="0.541696000000001">
            <text:p>0.541696</text:p>
          </table:table-cell>
          <table:table-cell table:formula="of:=([.B180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181]-[.F$2])^2" office:value-type="float" office:value="3.013696">
            <text:p>3.013696</text:p>
          </table:table-cell>
          <table:table-cell table:formula="of:=([.B181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182]-[.F$2])^2" office:value-type="float" office:value="7.485696">
            <text:p>7.485696</text:p>
          </table:table-cell>
          <table:table-cell table:formula="of:=([.B182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83]-[.F$2])^2" office:value-type="float" office:value="3.013696">
            <text:p>3.013696</text:p>
          </table:table-cell>
          <table:table-cell table:formula="of:=([.B18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([.A184]-[.F$2])^2" office:value-type="float" office:value="27.709696">
            <text:p>27.709696</text:p>
          </table:table-cell>
          <table:table-cell table:formula="of:=([.B184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185]-[.F$2])^2" office:value-type="float" office:value="7.485696">
            <text:p>7.485696</text:p>
          </table:table-cell>
          <table:table-cell table:formula="of:=([.B18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186]-[.F$2])^2" office:value-type="float" office:value="0.541696000000001">
            <text:p>0.541696</text:p>
          </table:table-cell>
          <table:table-cell table:formula="of:=([.B18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87]-[.F$2])^2" office:value-type="float" office:value="3.013696">
            <text:p>3.013696</text:p>
          </table:table-cell>
          <table:table-cell table:formula="of:=([.B187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88]-[.F$2])^2" office:value-type="float" office:value="0.541696000000001">
            <text:p>0.541696</text:p>
          </table:table-cell>
          <table:table-cell table:formula="of:=([.B188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89]-[.F$2])^2" office:value-type="float" office:value="3.013696">
            <text:p>3.013696</text:p>
          </table:table-cell>
          <table:table-cell table:formula="of:=([.B189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90]-[.F$2])^2" office:value-type="float" office:value="0.0696959999999997">
            <text:p>0.069696</text:p>
          </table:table-cell>
          <table:table-cell table:formula="of:=([.B190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191]-[.F$2])^2" office:value-type="float" office:value="0.541696000000001">
            <text:p>0.541696</text:p>
          </table:table-cell>
          <table:table-cell table:formula="of:=([.B191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192]-[.F$2])^2" office:value-type="float" office:value="3.013696">
            <text:p>3.013696</text:p>
          </table:table-cell>
          <table:table-cell table:formula="of:=([.B192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93]-[.F$2])^2" office:value-type="float" office:value="3.013696">
            <text:p>3.013696</text:p>
          </table:table-cell>
          <table:table-cell table:formula="of:=([.B19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94]-[.F$2])^2" office:value-type="float" office:value="3.013696">
            <text:p>3.013696</text:p>
          </table:table-cell>
          <table:table-cell table:formula="of:=([.B19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formula="of:=([.A195]-[.F$2])^2" office:value-type="float" office:value="39.237696">
            <text:p>39.237696</text:p>
          </table:table-cell>
          <table:table-cell table:formula="of:=([.B19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196]-[.F$2])^2" office:value-type="float" office:value="7.485696">
            <text:p>7.485696</text:p>
          </table:table-cell>
          <table:table-cell table:formula="of:=([.B19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97]-[.F$2])^2" office:value-type="float" office:value="1.597696">
            <text:p>1.597696</text:p>
          </table:table-cell>
          <table:table-cell table:formula="of:=([.B197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198]-[.F$2])^2" office:value-type="float" office:value="3.013696">
            <text:p>3.013696</text:p>
          </table:table-cell>
          <table:table-cell table:formula="of:=([.B198]-[.J$2])^2" office:value-type="float" office:value="133.425601">
            <text:p>133.425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199]-[.F$2])^2" office:value-type="float" office:value="0.0696959999999997">
            <text:p>0.069696</text:p>
          </table:table-cell>
          <table:table-cell table:formula="of:=([.B199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200]-[.F$2])^2" office:value-type="float" office:value="7.485696">
            <text:p>7.485696</text:p>
          </table:table-cell>
          <table:table-cell table:formula="of:=([.B20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201]-[.F$2])^2" office:value-type="float" office:value="7.485696">
            <text:p>7.485696</text:p>
          </table:table-cell>
          <table:table-cell table:formula="of:=([.B20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02]-[.F$2])^2" office:value-type="float" office:value="0.541696000000001">
            <text:p>0.541696</text:p>
          </table:table-cell>
          <table:table-cell table:formula="of:=([.B202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03]-[.F$2])^2" office:value-type="float" office:value="0.541696000000001">
            <text:p>0.541696</text:p>
          </table:table-cell>
          <table:table-cell table:formula="of:=([.B203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204]-[.F$2])^2" office:value-type="float" office:value="0.541696000000001">
            <text:p>0.541696</text:p>
          </table:table-cell>
          <table:table-cell table:formula="of:=([.B204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205]-[.F$2])^2" office:value-type="float" office:value="3.013696">
            <text:p>3.013696</text:p>
          </table:table-cell>
          <table:table-cell table:formula="of:=([.B205]-[.J$2])^2" office:value-type="float" office:value="57.017601">
            <text:p>57.01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206]-[.F$2])^2" office:value-type="float" office:value="7.485696">
            <text:p>7.485696</text:p>
          </table:table-cell>
          <table:table-cell table:formula="of:=([.B20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formula="of:=([.A207]-[.F$2])^2" office:value-type="float" office:value="3.013696">
            <text:p>3.013696</text:p>
          </table:table-cell>
          <table:table-cell table:formula="of:=([.B207]-[.J$2])^2" office:value-type="float" office:value="238.671601">
            <text:p>238.671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208]-[.F$2])^2" office:value-type="float" office:value="0.0696959999999997">
            <text:p>0.069696</text:p>
          </table:table-cell>
          <table:table-cell table:formula="of:=([.B20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209]-[.F$2])^2" office:value-type="float" office:value="3.013696">
            <text:p>3.013696</text:p>
          </table:table-cell>
          <table:table-cell table:formula="of:=([.B20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A210]-[.F$2])^2" office:value-type="float" office:value="1.597696">
            <text:p>1.597696</text:p>
          </table:table-cell>
          <table:table-cell table:formula="of:=([.B210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211]-[.F$2])^2" office:value-type="float" office:value="126.877696">
            <text:p>126.877696</text:p>
          </table:table-cell>
          <table:table-cell table:formula="of:=([.B21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212]-[.F$2])^2" office:value-type="float" office:value="0.541696000000001">
            <text:p>0.541696</text:p>
          </table:table-cell>
          <table:table-cell table:formula="of:=([.B212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13]-[.F$2])^2" office:value-type="float" office:value="3.013696">
            <text:p>3.013696</text:p>
          </table:table-cell>
          <table:table-cell table:formula="of:=([.B213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formula="of:=([.A214]-[.F$2])^2" office:value-type="float" office:value="27.709696">
            <text:p>27.709696</text:p>
          </table:table-cell>
          <table:table-cell table:formula="of:=([.B214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15]-[.F$2])^2" office:value-type="float" office:value="0.0696959999999997">
            <text:p>0.069696</text:p>
          </table:table-cell>
          <table:table-cell table:formula="of:=([.B215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16]-[.F$2])^2" office:value-type="float" office:value="0.541696000000001">
            <text:p>0.541696</text:p>
          </table:table-cell>
          <table:table-cell table:formula="of:=([.B216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217]-[.F$2])^2" office:value-type="float" office:value="3.013696">
            <text:p>3.013696</text:p>
          </table:table-cell>
          <table:table-cell table:formula="of:=([.B217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218]-[.F$2])^2" office:value-type="float" office:value="0.0696959999999997">
            <text:p>0.069696</text:p>
          </table:table-cell>
          <table:table-cell table:formula="of:=([.B218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formula="of:=([.A219]-[.F$2])^2" office:value-type="float" office:value="3.013696">
            <text:p>3.013696</text:p>
          </table:table-cell>
          <table:table-cell table:formula="of:=([.B219]-[.J$2])^2" office:value-type="float" office:value="71.385601">
            <text:p>71.38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220]-[.F$2])^2" office:value-type="float" office:value="7.485696">
            <text:p>7.485696</text:p>
          </table:table-cell>
          <table:table-cell table:formula="of:=([.B22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21]-[.F$2])^2" office:value-type="float" office:value="3.013696">
            <text:p>3.013696</text:p>
          </table:table-cell>
          <table:table-cell table:formula="of:=([.B22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22]-[.F$2])^2" office:value-type="float" office:value="3.013696">
            <text:p>3.013696</text:p>
          </table:table-cell>
          <table:table-cell table:formula="of:=([.B222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223]-[.F$2])^2" office:value-type="float" office:value="3.013696">
            <text:p>3.013696</text:p>
          </table:table-cell>
          <table:table-cell table:formula="of:=([.B22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224]-[.F$2])^2" office:value-type="float" office:value="0.541696000000001">
            <text:p>0.541696</text:p>
          </table:table-cell>
          <table:table-cell table:formula="of:=([.B224]-[.J$2])^2" office:value-type="float" office:value="89.283601">
            <text:p>89.283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225]-[.F$2])^2" office:value-type="float" office:value="7.485696">
            <text:p>7.485696</text:p>
          </table:table-cell>
          <table:table-cell table:formula="of:=([.B225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226]-[.F$2])^2" office:value-type="float" office:value="3.013696">
            <text:p>3.013696</text:p>
          </table:table-cell>
          <table:table-cell table:formula="of:=([.B226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27]-[.F$2])^2" office:value-type="float" office:value="0.541696000000001">
            <text:p>0.541696</text:p>
          </table:table-cell>
          <table:table-cell table:formula="of:=([.B227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228]-[.F$2])^2" office:value-type="float" office:value="0.541696000000001">
            <text:p>0.541696</text:p>
          </table:table-cell>
          <table:table-cell table:formula="of:=([.B228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29]-[.F$2])^2" office:value-type="float" office:value="0.541696000000001">
            <text:p>0.541696</text:p>
          </table:table-cell>
          <table:table-cell table:formula="of:=([.B229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30]-[.F$2])^2" office:value-type="float" office:value="3.013696">
            <text:p>3.013696</text:p>
          </table:table-cell>
          <table:table-cell table:formula="of:=([.B23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231]-[.F$2])^2" office:value-type="float" office:value="0.0696959999999997">
            <text:p>0.069696</text:p>
          </table:table-cell>
          <table:table-cell table:formula="of:=([.B23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232]-[.F$2])^2" office:value-type="float" office:value="3.013696">
            <text:p>3.013696</text:p>
          </table:table-cell>
          <table:table-cell table:formula="of:=([.B232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233]-[.F$2])^2" office:value-type="float" office:value="7.485696">
            <text:p>7.485696</text:p>
          </table:table-cell>
          <table:table-cell table:formula="of:=([.B233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234]-[.F$2])^2" office:value-type="float" office:value="3.013696">
            <text:p>3.013696</text:p>
          </table:table-cell>
          <table:table-cell table:formula="of:=([.B234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formula="of:=([.A235]-[.F$2])^2" office:value-type="float" office:value="27.709696">
            <text:p>27.709696</text:p>
          </table:table-cell>
          <table:table-cell table:formula="of:=([.B23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236]-[.F$2])^2" office:value-type="float" office:value="1.597696">
            <text:p>1.597696</text:p>
          </table:table-cell>
          <table:table-cell table:formula="of:=([.B236]-[.J$2])^2" office:value-type="float" office:value="131.079601">
            <text:p>131.07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237]-[.F$2])^2" office:value-type="float" office:value="13.957696">
            <text:p>13.957696</text:p>
          </table:table-cell>
          <table:table-cell table:formula="of:=([.B23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38]-[.F$2])^2" office:value-type="float" office:value="3.013696">
            <text:p>3.013696</text:p>
          </table:table-cell>
          <table:table-cell table:formula="of:=([.B238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239]-[.F$2])^2" office:value-type="float" office:value="0.541696000000001">
            <text:p>0.541696</text:p>
          </table:table-cell>
          <table:table-cell table:formula="of:=([.B23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240]-[.F$2])^2" office:value-type="float" office:value="3.013696">
            <text:p>3.013696</text:p>
          </table:table-cell>
          <table:table-cell table:formula="of:=([.B24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formula="of:=([.A241]-[.F$2])^2" office:value-type="float" office:value="105.349696">
            <text:p>105.349696</text:p>
          </table:table-cell>
          <table:table-cell table:formula="of:=([.B241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formula="of:=([.A242]-[.F$2])^2" office:value-type="float" office:value="1.597696">
            <text:p>1.597696</text:p>
          </table:table-cell>
          <table:table-cell table:formula="of:=([.B24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43]-[.F$2])^2" office:value-type="float" office:value="0.541696000000001">
            <text:p>0.541696</text:p>
          </table:table-cell>
          <table:table-cell table:formula="of:=([.B243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244]-[.F$2])^2" office:value-type="float" office:value="0.0696959999999997">
            <text:p>0.069696</text:p>
          </table:table-cell>
          <table:table-cell table:formula="of:=([.B244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245]-[.F$2])^2" office:value-type="float" office:value="0.541696000000001">
            <text:p>0.541696</text:p>
          </table:table-cell>
          <table:table-cell table:formula="of:=([.B245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table:formula="of:=([.A246]-[.F$2])^2" office:value-type="float" office:value="18.181696">
            <text:p>18.181696</text:p>
          </table:table-cell>
          <table:table-cell table:formula="of:=([.B246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formula="of:=([.A247]-[.F$2])^2" office:value-type="float" office:value="3.013696">
            <text:p>3.013696</text:p>
          </table:table-cell>
          <table:table-cell table:formula="of:=([.B247]-[.J$2])^2" office:value-type="float" office:value="304.467601">
            <text:p>304.46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48]-[.F$2])^2" office:value-type="float" office:value="3.013696">
            <text:p>3.013696</text:p>
          </table:table-cell>
          <table:table-cell table:formula="of:=([.B248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formula="of:=([.A249]-[.F$2])^2" office:value-type="float" office:value="52.765696">
            <text:p>52.765696</text:p>
          </table:table-cell>
          <table:table-cell table:formula="of:=([.B249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250]-[.F$2])^2" office:value-type="float" office:value="13.957696">
            <text:p>13.957696</text:p>
          </table:table-cell>
          <table:table-cell table:formula="of:=([.B250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251]-[.F$2])^2" office:value-type="float" office:value="3.013696">
            <text:p>3.013696</text:p>
          </table:table-cell>
          <table:table-cell table:formula="of:=([.B251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252]-[.F$2])^2" office:value-type="float" office:value="3.013696">
            <text:p>3.013696</text:p>
          </table:table-cell>
          <table:table-cell table:formula="of:=([.B25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253]-[.F$2])^2" office:value-type="float" office:value="3.013696">
            <text:p>3.013696</text:p>
          </table:table-cell>
          <table:table-cell table:formula="of:=([.B253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formula="of:=([.A254]-[.F$2])^2" office:value-type="float" office:value="13.957696">
            <text:p>13.957696</text:p>
          </table:table-cell>
          <table:table-cell table:formula="of:=([.B254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55]-[.F$2])^2" office:value-type="float" office:value="0.541696000000001">
            <text:p>0.541696</text:p>
          </table:table-cell>
          <table:table-cell table:formula="of:=([.B255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([.A256]-[.F$2])^2" office:value-type="float" office:value="85.821696">
            <text:p>85.821696</text:p>
          </table:table-cell>
          <table:table-cell table:formula="of:=([.B256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257]-[.F$2])^2" office:value-type="float" office:value="0.541696000000001">
            <text:p>0.541696</text:p>
          </table:table-cell>
          <table:table-cell table:formula="of:=([.B25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258]-[.F$2])^2" office:value-type="float" office:value="13.957696">
            <text:p>13.957696</text:p>
          </table:table-cell>
          <table:table-cell table:formula="of:=([.B258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([.A259]-[.F$2])^2" office:value-type="float" office:value="27.709696">
            <text:p>27.709696</text:p>
          </table:table-cell>
          <table:table-cell table:formula="of:=([.B259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260]-[.F$2])^2" office:value-type="float" office:value="0.541696000000001">
            <text:p>0.541696</text:p>
          </table:table-cell>
          <table:table-cell table:formula="of:=([.B260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261]-[.F$2])^2" office:value-type="float" office:value="0.541696000000001">
            <text:p>0.541696</text:p>
          </table:table-cell>
          <table:table-cell table:formula="of:=([.B261]-[.J$2])^2" office:value-type="float" office:value="71.385601">
            <text:p>71.38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62]-[.F$2])^2" office:value-type="float" office:value="3.013696">
            <text:p>3.013696</text:p>
          </table:table-cell>
          <table:table-cell table:formula="of:=([.B262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([.A263]-[.F$2])^2" office:value-type="float" office:value="7.485696">
            <text:p>7.485696</text:p>
          </table:table-cell>
          <table:table-cell table:formula="of:=([.B263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264]-[.F$2])^2" office:value-type="float" office:value="0.541696000000001">
            <text:p>0.541696</text:p>
          </table:table-cell>
          <table:table-cell table:formula="of:=([.B26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265]-[.F$2])^2" office:value-type="float" office:value="3.013696">
            <text:p>3.013696</text:p>
          </table:table-cell>
          <table:table-cell table:formula="of:=([.B26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266]-[.F$2])^2" office:value-type="float" office:value="0.541696000000001">
            <text:p>0.541696</text:p>
          </table:table-cell>
          <table:table-cell table:formula="of:=([.B26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267]-[.F$2])^2" office:value-type="float" office:value="3.013696">
            <text:p>3.013696</text:p>
          </table:table-cell>
          <table:table-cell table:formula="of:=([.B26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268]-[.F$2])^2" office:value-type="float" office:value="0.541696000000001">
            <text:p>0.541696</text:p>
          </table:table-cell>
          <table:table-cell table:formula="of:=([.B268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269]-[.F$2])^2" office:value-type="float" office:value="3.013696">
            <text:p>3.013696</text:p>
          </table:table-cell>
          <table:table-cell table:formula="of:=([.B269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formula="of:=([.A270]-[.F$2])^2" office:value-type="float" office:value="0.541696000000001">
            <text:p>0.541696</text:p>
          </table:table-cell>
          <table:table-cell table:formula="of:=([.B270]-[.J$2])^2" office:value-type="float" office:value="549.855601">
            <text:p>549.855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formula="of:=([.A271]-[.F$2])^2" office:value-type="float" office:value="68.293696">
            <text:p>68.293696</text:p>
          </table:table-cell>
          <table:table-cell table:formula="of:=([.B271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([.A272]-[.F$2])^2" office:value-type="float" office:value="22.429696">
            <text:p>22.429696</text:p>
          </table:table-cell>
          <table:table-cell table:formula="of:=([.B272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273]-[.F$2])^2" office:value-type="float" office:value="5.125696">
            <text:p>5.125696</text:p>
          </table:table-cell>
          <table:table-cell table:formula="of:=([.B273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74]-[.F$2])^2" office:value-type="float" office:value="3.013696">
            <text:p>3.013696</text:p>
          </table:table-cell>
          <table:table-cell table:formula="of:=([.B274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275]-[.F$2])^2" office:value-type="float" office:value="3.013696">
            <text:p>3.013696</text:p>
          </table:table-cell>
          <table:table-cell table:formula="of:=([.B27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([.A276]-[.F$2])^2" office:value-type="float" office:value="18.181696">
            <text:p>18.181696</text:p>
          </table:table-cell>
          <table:table-cell table:formula="of:=([.B27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formula="of:=([.A277]-[.F$2])^2" office:value-type="float" office:value="1.597696">
            <text:p>1.597696</text:p>
          </table:table-cell>
          <table:table-cell table:formula="of:=([.B277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278]-[.F$2])^2" office:value-type="float" office:value="1.597696">
            <text:p>1.597696</text:p>
          </table:table-cell>
          <table:table-cell table:formula="of:=([.B278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79]-[.F$2])^2" office:value-type="float" office:value="0.541696000000001">
            <text:p>0.541696</text:p>
          </table:table-cell>
          <table:table-cell table:formula="of:=([.B279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280]-[.F$2])^2" office:value-type="float" office:value="3.013696">
            <text:p>3.013696</text:p>
          </table:table-cell>
          <table:table-cell table:formula="of:=([.B280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281]-[.F$2])^2" office:value-type="float" office:value="0.0696959999999997">
            <text:p>0.069696</text:p>
          </table:table-cell>
          <table:table-cell table:formula="of:=([.B281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82]-[.F$2])^2" office:value-type="float" office:value="0.541696000000001">
            <text:p>0.541696</text:p>
          </table:table-cell>
          <table:table-cell table:formula="of:=([.B282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283]-[.F$2])^2" office:value-type="float" office:value="1.597696">
            <text:p>1.597696</text:p>
          </table:table-cell>
          <table:table-cell table:formula="of:=([.B283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84]-[.F$2])^2" office:value-type="float" office:value="0.541696000000001">
            <text:p>0.541696</text:p>
          </table:table-cell>
          <table:table-cell table:formula="of:=([.B284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85]-[.F$2])^2" office:value-type="float" office:value="3.013696">
            <text:p>3.013696</text:p>
          </table:table-cell>
          <table:table-cell table:formula="of:=([.B285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86]-[.F$2])^2" office:value-type="float" office:value="3.013696">
            <text:p>3.013696</text:p>
          </table:table-cell>
          <table:table-cell table:formula="of:=([.B286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287]-[.F$2])^2" office:value-type="float" office:value="0.541696000000001">
            <text:p>0.541696</text:p>
          </table:table-cell>
          <table:table-cell table:formula="of:=([.B287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88]-[.F$2])^2" office:value-type="float" office:value="0.541696000000001">
            <text:p>0.541696</text:p>
          </table:table-cell>
          <table:table-cell table:formula="of:=([.B288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289]-[.F$2])^2" office:value-type="float" office:value="0.541696000000001">
            <text:p>0.541696</text:p>
          </table:table-cell>
          <table:table-cell table:formula="of:=([.B289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290]-[.F$2])^2" office:value-type="float" office:value="22.429696">
            <text:p>22.429696</text:p>
          </table:table-cell>
          <table:table-cell table:formula="of:=([.B290]-[.J$2])^2" office:value-type="float" office:value="111.323601">
            <text:p>111.323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291]-[.F$2])^2" office:value-type="float" office:value="0.0696959999999997">
            <text:p>0.069696</text:p>
          </table:table-cell>
          <table:table-cell table:formula="of:=([.B291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formula="of:=([.A292]-[.F$2])^2" office:value-type="float" office:value="0.541696000000001">
            <text:p>0.541696</text:p>
          </table:table-cell>
          <table:table-cell table:formula="of:=([.B292]-[.J$2])^2" office:value-type="float" office:value="180.875601">
            <text:p>180.87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293]-[.F$2])^2" office:value-type="float" office:value="3.013696">
            <text:p>3.013696</text:p>
          </table:table-cell>
          <table:table-cell table:formula="of:=([.B293]-[.J$2])^2" office:value-type="float" office:value="19.793601">
            <text:p>19.79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294]-[.F$2])^2" office:value-type="float" office:value="0.541696000000001">
            <text:p>0.541696</text:p>
          </table:table-cell>
          <table:table-cell table:formula="of:=([.B294]-[.J$2])^2" office:value-type="float" office:value="89.283601">
            <text:p>89.283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295]-[.F$2])^2" office:value-type="float" office:value="7.485696">
            <text:p>7.485696</text:p>
          </table:table-cell>
          <table:table-cell table:formula="of:=([.B295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96]-[.F$2])^2" office:value-type="float" office:value="3.013696">
            <text:p>3.013696</text:p>
          </table:table-cell>
          <table:table-cell table:formula="of:=([.B29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297]-[.F$2])^2" office:value-type="float" office:value="5.125696">
            <text:p>5.125696</text:p>
          </table:table-cell>
          <table:table-cell table:formula="of:=([.B297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98]-[.F$2])^2" office:value-type="float" office:value="0.541696000000001">
            <text:p>0.541696</text:p>
          </table:table-cell>
          <table:table-cell table:formula="of:=([.B298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299]-[.F$2])^2" office:value-type="float" office:value="7.485696">
            <text:p>7.485696</text:p>
          </table:table-cell>
          <table:table-cell table:formula="of:=([.B299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00]-[.F$2])^2" office:value-type="float" office:value="3.013696">
            <text:p>3.013696</text:p>
          </table:table-cell>
          <table:table-cell table:formula="of:=([.B300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01]-[.F$2])^2" office:value-type="float" office:value="3.013696">
            <text:p>3.013696</text:p>
          </table:table-cell>
          <table:table-cell table:formula="of:=([.B301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302]-[.F$2])^2" office:value-type="float" office:value="18.181696">
            <text:p>18.181696</text:p>
          </table:table-cell>
          <table:table-cell table:formula="of:=([.B302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03]-[.F$2])^2" office:value-type="float" office:value="3.013696">
            <text:p>3.013696</text:p>
          </table:table-cell>
          <table:table-cell table:formula="of:=([.B30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304]-[.F$2])^2" office:value-type="float" office:value="7.485696">
            <text:p>7.485696</text:p>
          </table:table-cell>
          <table:table-cell table:formula="of:=([.B304]-[.J$2])^2" office:value-type="float" office:value="57.017601">
            <text:p>57.017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305]-[.F$2])^2" office:value-type="float" office:value="68.293696">
            <text:p>68.293696</text:p>
          </table:table-cell>
          <table:table-cell table:formula="of:=([.B305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06]-[.F$2])^2" office:value-type="float" office:value="1.597696">
            <text:p>1.597696</text:p>
          </table:table-cell>
          <table:table-cell table:formula="of:=([.B306]-[.J$2])^2" office:value-type="float" office:value="19.793601">
            <text:p>19.793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307]-[.F$2])^2" office:value-type="float" office:value="7.485696">
            <text:p>7.485696</text:p>
          </table:table-cell>
          <table:table-cell table:formula="of:=([.B307]-[.J$2])^2" office:value-type="float" office:value="133.425601">
            <text:p>133.425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308]-[.F$2])^2" office:value-type="float" office:value="13.957696">
            <text:p>13.957696</text:p>
          </table:table-cell>
          <table:table-cell table:formula="of:=([.B308]-[.J$2])^2" office:value-type="float" office:value="111.323601">
            <text:p>111.323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formula="of:=([.A309]-[.F$2])^2" office:value-type="float" office:value="13.957696">
            <text:p>13.957696</text:p>
          </table:table-cell>
          <table:table-cell table:formula="of:=([.B309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10]-[.F$2])^2" office:value-type="float" office:value="3.013696">
            <text:p>3.013696</text:p>
          </table:table-cell>
          <table:table-cell table:formula="of:=([.B31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11]-[.F$2])^2" office:value-type="float" office:value="3.013696">
            <text:p>3.013696</text:p>
          </table:table-cell>
          <table:table-cell table:formula="of:=([.B311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12]-[.F$2])^2" office:value-type="float" office:value="0.541696000000001">
            <text:p>0.541696</text:p>
          </table:table-cell>
          <table:table-cell table:formula="of:=([.B312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313]-[.F$2])^2" office:value-type="float" office:value="0.541696000000001">
            <text:p>0.541696</text:p>
          </table:table-cell>
          <table:table-cell table:formula="of:=([.B31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314]-[.F$2])^2" office:value-type="float" office:value="0.541696000000001">
            <text:p>0.541696</text:p>
          </table:table-cell>
          <table:table-cell table:formula="of:=([.B31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315]-[.F$2])^2" office:value-type="float" office:value="7.485696">
            <text:p>7.485696</text:p>
          </table:table-cell>
          <table:table-cell table:formula="of:=([.B315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16]-[.F$2])^2" office:value-type="float" office:value="3.013696">
            <text:p>3.013696</text:p>
          </table:table-cell>
          <table:table-cell table:formula="of:=([.B316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table:formula="of:=([.A317]-[.F$2])^2" office:value-type="float" office:value="5.125696">
            <text:p>5.125696</text:p>
          </table:table-cell>
          <table:table-cell table:formula="of:=([.B317]-[.J$2])^2" office:value-type="float" office:value="208.773601">
            <text:p>208.77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318]-[.F$2])^2" office:value-type="float" office:value="0.541696000000001">
            <text:p>0.541696</text:p>
          </table:table-cell>
          <table:table-cell table:formula="of:=([.B318]-[.J$2])^2" office:value-type="float" office:value="89.283601">
            <text:p>89.283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319]-[.F$2])^2" office:value-type="float" office:value="1.597696">
            <text:p>1.597696</text:p>
          </table:table-cell>
          <table:table-cell table:formula="of:=([.B319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([.A320]-[.F$2])^2" office:value-type="float" office:value="126.877696">
            <text:p>126.877696</text:p>
          </table:table-cell>
          <table:table-cell table:formula="of:=([.B32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21]-[.F$2])^2" office:value-type="float" office:value="3.013696">
            <text:p>3.013696</text:p>
          </table:table-cell>
          <table:table-cell table:formula="of:=([.B32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formula="of:=([.A322]-[.F$2])^2" office:value-type="float" office:value="0.541696000000001">
            <text:p>0.541696</text:p>
          </table:table-cell>
          <table:table-cell table:formula="of:=([.B322]-[.J$2])^2" office:value-type="float" office:value="304.467601">
            <text:p>304.46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23]-[.F$2])^2" office:value-type="float" office:value="3.013696">
            <text:p>3.013696</text:p>
          </table:table-cell>
          <table:table-cell table:formula="of:=([.B32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324]-[.F$2])^2" office:value-type="float" office:value="0.0696959999999997">
            <text:p>0.069696</text:p>
          </table:table-cell>
          <table:table-cell table:formula="of:=([.B324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25]-[.F$2])^2" office:value-type="float" office:value="0.541696000000001">
            <text:p>0.541696</text:p>
          </table:table-cell>
          <table:table-cell table:formula="of:=([.B325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formula="of:=([.A326]-[.F$2])^2" office:value-type="float" office:value="10.653696">
            <text:p>10.653696</text:p>
          </table:table-cell>
          <table:table-cell table:formula="of:=([.B326]-[.J$2])^2" office:value-type="float" office:value="270.569601">
            <text:p>270.56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327]-[.F$2])^2" office:value-type="float" office:value="0.0696959999999997">
            <text:p>0.069696</text:p>
          </table:table-cell>
          <table:table-cell table:formula="of:=([.B327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328]-[.F$2])^2" office:value-type="float" office:value="7.485696">
            <text:p>7.485696</text:p>
          </table:table-cell>
          <table:table-cell table:formula="of:=([.B328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329]-[.F$2])^2" office:value-type="float" office:value="7.485696">
            <text:p>7.485696</text:p>
          </table:table-cell>
          <table:table-cell table:formula="of:=([.B329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formula="of:=([.A330]-[.F$2])^2" office:value-type="float" office:value="39.237696">
            <text:p>39.237696</text:p>
          </table:table-cell>
          <table:table-cell table:formula="of:=([.B330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31]-[.F$2])^2" office:value-type="float" office:value="3.013696">
            <text:p>3.013696</text:p>
          </table:table-cell>
          <table:table-cell table:formula="of:=([.B33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332]-[.F$2])^2" office:value-type="float" office:value="105.349696">
            <text:p>105.349696</text:p>
          </table:table-cell>
          <table:table-cell table:formula="of:=([.B332]-[.J$2])^2" office:value-type="float" office:value="57.017601">
            <text:p>57.017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333]-[.F$2])^2" office:value-type="float" office:value="13.957696">
            <text:p>13.957696</text:p>
          </table:table-cell>
          <table:table-cell table:formula="of:=([.B33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34]-[.F$2])^2" office:value-type="float" office:value="3.013696">
            <text:p>3.013696</text:p>
          </table:table-cell>
          <table:table-cell table:formula="of:=([.B33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formula="of:=([.A335]-[.F$2])^2" office:value-type="float" office:value="39.237696">
            <text:p>39.237696</text:p>
          </table:table-cell>
          <table:table-cell table:formula="of:=([.B335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formula="of:=([.A336]-[.F$2])^2" office:value-type="float" office:value="175.933696">
            <text:p>175.933696</text:p>
          </table:table-cell>
          <table:table-cell table:formula="of:=([.B336]-[.J$2])^2" office:value-type="float" office:value="131.079601">
            <text:p>131.07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formula="of:=([.A337]-[.F$2])^2" office:value-type="float" office:value="13.957696">
            <text:p>13.957696</text:p>
          </table:table-cell>
          <table:table-cell table:formula="of:=([.B337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338]-[.F$2])^2" office:value-type="float" office:value="1.597696">
            <text:p>1.597696</text:p>
          </table:table-cell>
          <table:table-cell table:formula="of:=([.B338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formula="of:=([.A339]-[.F$2])^2" office:value-type="float" office:value="39.237696">
            <text:p>39.237696</text:p>
          </table:table-cell>
          <table:table-cell table:formula="of:=([.B339]-[.J$2])^2" office:value-type="float" office:value="89.283601">
            <text:p>89.28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340]-[.F$2])^2" office:value-type="float" office:value="0.541696000000001">
            <text:p>0.541696</text:p>
          </table:table-cell>
          <table:table-cell table:formula="of:=([.B340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([.A341]-[.F$2])^2" office:value-type="float" office:value="3.013696">
            <text:p>3.013696</text:p>
          </table:table-cell>
          <table:table-cell table:formula="of:=([.B341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342]-[.F$2])^2" office:value-type="float" office:value="1.597696">
            <text:p>1.597696</text:p>
          </table:table-cell>
          <table:table-cell table:formula="of:=([.B342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343]-[.F$2])^2" office:value-type="float" office:value="52.765696">
            <text:p>52.765696</text:p>
          </table:table-cell>
          <table:table-cell table:formula="of:=([.B343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344]-[.F$2])^2" office:value-type="float" office:value="7.485696">
            <text:p>7.485696</text:p>
          </table:table-cell>
          <table:table-cell table:formula="of:=([.B344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45]-[.F$2])^2" office:value-type="float" office:value="0.541696000000001">
            <text:p>0.541696</text:p>
          </table:table-cell>
          <table:table-cell table:formula="of:=([.B345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46]-[.F$2])^2" office:value-type="float" office:value="3.013696">
            <text:p>3.013696</text:p>
          </table:table-cell>
          <table:table-cell table:formula="of:=([.B34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47]-[.F$2])^2" office:value-type="float" office:value="3.013696">
            <text:p>3.013696</text:p>
          </table:table-cell>
          <table:table-cell table:formula="of:=([.B347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48]-[.F$2])^2" office:value-type="float" office:value="0.541696000000001">
            <text:p>0.541696</text:p>
          </table:table-cell>
          <table:table-cell table:formula="of:=([.B348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349]-[.F$2])^2" office:value-type="float" office:value="85.821696">
            <text:p>85.821696</text:p>
          </table:table-cell>
          <table:table-cell table:formula="of:=([.B349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350]-[.F$2])^2" office:value-type="float" office:value="0.541696000000001">
            <text:p>0.541696</text:p>
          </table:table-cell>
          <table:table-cell table:formula="of:=([.B35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table:formula="of:=([.A351]-[.F$2])^2" office:value-type="float" office:value="5.125696">
            <text:p>5.125696</text:p>
          </table:table-cell>
          <table:table-cell table:formula="of:=([.B351]-[.J$2])^2" office:value-type="float" office:value="418.161601">
            <text:p>418.16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352]-[.F$2])^2" office:value-type="float" office:value="0.541696000000001">
            <text:p>0.541696</text:p>
          </table:table-cell>
          <table:table-cell table:formula="of:=([.B352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53]-[.F$2])^2" office:value-type="float" office:value="3.013696">
            <text:p>3.013696</text:p>
          </table:table-cell>
          <table:table-cell table:formula="of:=([.B353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54]-[.F$2])^2" office:value-type="float" office:value="3.013696">
            <text:p>3.013696</text:p>
          </table:table-cell>
          <table:table-cell table:formula="of:=([.B35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355]-[.F$2])^2" office:value-type="float" office:value="0.541696000000001">
            <text:p>0.541696</text:p>
          </table:table-cell>
          <table:table-cell table:formula="of:=([.B35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56]-[.F$2])^2" office:value-type="float" office:value="3.013696">
            <text:p>3.013696</text:p>
          </table:table-cell>
          <table:table-cell table:formula="of:=([.B35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([.A357]-[.F$2])^2" office:value-type="float" office:value="0.0696959999999997">
            <text:p>0.069696</text:p>
          </table:table-cell>
          <table:table-cell table:formula="of:=([.B357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58]-[.F$2])^2" office:value-type="float" office:value="3.013696">
            <text:p>3.013696</text:p>
          </table:table-cell>
          <table:table-cell table:formula="of:=([.B35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359]-[.F$2])^2" office:value-type="float" office:value="0.541696000000001">
            <text:p>0.541696</text:p>
          </table:table-cell>
          <table:table-cell table:formula="of:=([.B35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360]-[.F$2])^2" office:value-type="float" office:value="0.541696000000001">
            <text:p>0.541696</text:p>
          </table:table-cell>
          <table:table-cell table:formula="of:=([.B360]-[.J$2])^2" office:value-type="float" office:value="57.017601">
            <text:p>57.01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361]-[.F$2])^2" office:value-type="float" office:value="0.541696000000001">
            <text:p>0.541696</text:p>
          </table:table-cell>
          <table:table-cell table:formula="of:=([.B361]-[.J$2])^2" office:value-type="float" office:value="71.385601">
            <text:p>71.38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62]-[.F$2])^2" office:value-type="float" office:value="3.013696">
            <text:p>3.013696</text:p>
          </table:table-cell>
          <table:table-cell table:formula="of:=([.B362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table:formula="of:=([.A363]-[.F$2])^2" office:value-type="float" office:value="13.957696">
            <text:p>13.957696</text:p>
          </table:table-cell>
          <table:table-cell table:formula="of:=([.B363]-[.J$2])^2" office:value-type="float" office:value="109.181601">
            <text:p>109.18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64]-[.F$2])^2" office:value-type="float" office:value="3.013696">
            <text:p>3.013696</text:p>
          </table:table-cell>
          <table:table-cell table:formula="of:=([.B364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65]-[.F$2])^2" office:value-type="float" office:value="3.013696">
            <text:p>3.013696</text:p>
          </table:table-cell>
          <table:table-cell table:formula="of:=([.B365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66]-[.F$2])^2" office:value-type="float" office:value="3.013696">
            <text:p>3.013696</text:p>
          </table:table-cell>
          <table:table-cell table:formula="of:=([.B366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67]-[.F$2])^2" office:value-type="float" office:value="3.013696">
            <text:p>3.013696</text:p>
          </table:table-cell>
          <table:table-cell table:formula="of:=([.B367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368]-[.F$2])^2" office:value-type="float" office:value="13.957696">
            <text:p>13.957696</text:p>
          </table:table-cell>
          <table:table-cell table:formula="of:=([.B368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formula="of:=([.A369]-[.F$2])^2" office:value-type="float" office:value="52.765696">
            <text:p>52.765696</text:p>
          </table:table-cell>
          <table:table-cell table:formula="of:=([.B36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formula="of:=([.A370]-[.F$2])^2" office:value-type="float" office:value="10.653696">
            <text:p>10.653696</text:p>
          </table:table-cell>
          <table:table-cell table:formula="of:=([.B37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371]-[.F$2])^2" office:value-type="float" office:value="10.653696">
            <text:p>10.653696</text:p>
          </table:table-cell>
          <table:table-cell table:formula="of:=([.B371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372]-[.F$2])^2" office:value-type="float" office:value="0.541696000000001">
            <text:p>0.541696</text:p>
          </table:table-cell>
          <table:table-cell table:formula="of:=([.B37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73]-[.F$2])^2" office:value-type="float" office:value="3.013696">
            <text:p>3.013696</text:p>
          </table:table-cell>
          <table:table-cell table:formula="of:=([.B37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74]-[.F$2])^2" office:value-type="float" office:value="3.013696">
            <text:p>3.013696</text:p>
          </table:table-cell>
          <table:table-cell table:formula="of:=([.B37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formula="of:=([.A375]-[.F$2])^2" office:value-type="float" office:value="410.629696">
            <text:p>410.629696</text:p>
          </table:table-cell>
          <table:table-cell table:formula="of:=([.B375]-[.J$2])^2" office:value-type="float" office:value="89.283601">
            <text:p>89.283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table:formula="of:=([.A376]-[.F$2])^2" office:value-type="float" office:value="52.765696">
            <text:p>52.765696</text:p>
          </table:table-cell>
          <table:table-cell table:formula="of:=([.B376]-[.J$2])^2" office:value-type="float" office:value="378.263601">
            <text:p>378.26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377]-[.F$2])^2" office:value-type="float" office:value="0.541696000000001">
            <text:p>0.541696</text:p>
          </table:table-cell>
          <table:table-cell table:formula="of:=([.B377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378]-[.F$2])^2" office:value-type="float" office:value="39.237696">
            <text:p>39.237696</text:p>
          </table:table-cell>
          <table:table-cell table:formula="of:=([.B378]-[.J$2])^2" office:value-type="float" office:value="57.017601">
            <text:p>57.01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379]-[.F$2])^2" office:value-type="float" office:value="0.0696959999999997">
            <text:p>0.069696</text:p>
          </table:table-cell>
          <table:table-cell table:formula="of:=([.B379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formula="of:=([.A380]-[.F$2])^2" office:value-type="float" office:value="0.541696000000001">
            <text:p>0.541696</text:p>
          </table:table-cell>
          <table:table-cell table:formula="of:=([.B380]-[.J$2])^2" office:value-type="float" office:value="340.365601">
            <text:p>340.36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81]-[.F$2])^2" office:value-type="float" office:value="3.013696">
            <text:p>3.013696</text:p>
          </table:table-cell>
          <table:table-cell table:formula="of:=([.B38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formula="of:=([.A382]-[.F$2])^2" office:value-type="float" office:value="52.765696">
            <text:p>52.765696</text:p>
          </table:table-cell>
          <table:table-cell table:formula="of:=([.B382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([.A383]-[.F$2])^2" office:value-type="float" office:value="22.429696">
            <text:p>22.429696</text:p>
          </table:table-cell>
          <table:table-cell table:formula="of:=([.B383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384]-[.F$2])^2" office:value-type="float" office:value="0.541696000000001">
            <text:p>0.541696</text:p>
          </table:table-cell>
          <table:table-cell table:formula="of:=([.B384]-[.J$2])^2" office:value-type="float" office:value="89.283601">
            <text:p>89.28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85]-[.F$2])^2" office:value-type="float" office:value="3.013696">
            <text:p>3.013696</text:p>
          </table:table-cell>
          <table:table-cell table:formula="of:=([.B385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386]-[.F$2])^2" office:value-type="float" office:value="7.485696">
            <text:p>7.485696</text:p>
          </table:table-cell>
          <table:table-cell table:formula="of:=([.B38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387]-[.F$2])^2" office:value-type="float" office:value="0.541696000000001">
            <text:p>0.541696</text:p>
          </table:table-cell>
          <table:table-cell table:formula="of:=([.B387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388]-[.F$2])^2" office:value-type="float" office:value="0.541696000000001">
            <text:p>0.541696</text:p>
          </table:table-cell>
          <table:table-cell table:formula="of:=([.B38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table:formula="of:=([.A389]-[.F$2])^2" office:value-type="float" office:value="638.269696">
            <text:p>638.269696</text:p>
          </table:table-cell>
          <table:table-cell table:formula="of:=([.B389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90]-[.F$2])^2" office:value-type="float" office:value="3.013696">
            <text:p>3.013696</text:p>
          </table:table-cell>
          <table:table-cell table:formula="of:=([.B39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formula="of:=([.A391]-[.F$2])^2" office:value-type="float" office:value="39.237696">
            <text:p>39.237696</text:p>
          </table:table-cell>
          <table:table-cell table:formula="of:=([.B391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92]-[.F$2])^2" office:value-type="float" office:value="3.013696">
            <text:p>3.013696</text:p>
          </table:table-cell>
          <table:table-cell table:formula="of:=([.B39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([.A393]-[.F$2])^2" office:value-type="float" office:value="5.125696">
            <text:p>5.125696</text:p>
          </table:table-cell>
          <table:table-cell table:formula="of:=([.B39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394]-[.F$2])^2" office:value-type="float" office:value="0.541696000000001">
            <text:p>0.541696</text:p>
          </table:table-cell>
          <table:table-cell table:formula="of:=([.B394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([.A395]-[.F$2])^2" office:value-type="float" office:value="105.349696">
            <text:p>105.349696</text:p>
          </table:table-cell>
          <table:table-cell table:formula="of:=([.B395]-[.J$2])^2" office:value-type="float" office:value="19.793601">
            <text:p>19.793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396]-[.F$2])^2" office:value-type="float" office:value="7.485696">
            <text:p>7.485696</text:p>
          </table:table-cell>
          <table:table-cell table:formula="of:=([.B39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397]-[.F$2])^2" office:value-type="float" office:value="13.957696">
            <text:p>13.957696</text:p>
          </table:table-cell>
          <table:table-cell table:formula="of:=([.B397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398]-[.F$2])^2" office:value-type="float" office:value="3.013696">
            <text:p>3.013696</text:p>
          </table:table-cell>
          <table:table-cell table:formula="of:=([.B398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399]-[.F$2])^2" office:value-type="float" office:value="0.541696000000001">
            <text:p>0.541696</text:p>
          </table:table-cell>
          <table:table-cell table:formula="of:=([.B399]-[.J$2])^2" office:value-type="float" office:value="91.221601">
            <text:p>91.221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400]-[.F$2])^2" office:value-type="float" office:value="13.957696">
            <text:p>13.957696</text:p>
          </table:table-cell>
          <table:table-cell table:formula="of:=([.B40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401]-[.F$2])^2" office:value-type="float" office:value="7.485696">
            <text:p>7.485696</text:p>
          </table:table-cell>
          <table:table-cell table:formula="of:=([.B401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402]-[.F$2])^2" office:value-type="float" office:value="1.597696">
            <text:p>1.597696</text:p>
          </table:table-cell>
          <table:table-cell table:formula="of:=([.B402]-[.J$2])^2" office:value-type="float" office:value="71.385601">
            <text:p>71.385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403]-[.F$2])^2" office:value-type="float" office:value="13.957696">
            <text:p>13.957696</text:p>
          </table:table-cell>
          <table:table-cell table:formula="of:=([.B403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formula="of:=([.A404]-[.F$2])^2" office:value-type="float" office:value="3.013696">
            <text:p>3.013696</text:p>
          </table:table-cell>
          <table:table-cell table:formula="of:=([.B404]-[.J$2])^2" office:value-type="float" office:value="180.875601">
            <text:p>180.87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405]-[.F$2])^2" office:value-type="float" office:value="7.485696">
            <text:p>7.485696</text:p>
          </table:table-cell>
          <table:table-cell table:formula="of:=([.B405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406]-[.F$2])^2" office:value-type="float" office:value="0.0696959999999997">
            <text:p>0.069696</text:p>
          </table:table-cell>
          <table:table-cell table:formula="of:=([.B40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07]-[.F$2])^2" office:value-type="float" office:value="0.541696000000001">
            <text:p>0.541696</text:p>
          </table:table-cell>
          <table:table-cell table:formula="of:=([.B40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408]-[.F$2])^2" office:value-type="float" office:value="3.013696">
            <text:p>3.013696</text:p>
          </table:table-cell>
          <table:table-cell table:formula="of:=([.B408]-[.J$2])^2" office:value-type="float" office:value="19.793601">
            <text:p>19.7936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([.A409]-[.F$2])^2" office:value-type="float" office:value="18.181696">
            <text:p>18.181696</text:p>
          </table:table-cell>
          <table:table-cell table:formula="of:=([.B409]-[.J$2])^2" office:value-type="float" office:value="270.569601">
            <text:p>270.56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([.A410]-[.F$2])^2" office:value-type="float" office:value="7.485696">
            <text:p>7.485696</text:p>
          </table:table-cell>
          <table:table-cell table:formula="of:=([.B410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411]-[.F$2])^2" office:value-type="float" office:value="0.0696959999999997">
            <text:p>0.069696</text:p>
          </table:table-cell>
          <table:table-cell table:formula="of:=([.B41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412]-[.F$2])^2" office:value-type="float" office:value="3.013696">
            <text:p>3.013696</text:p>
          </table:table-cell>
          <table:table-cell table:formula="of:=([.B412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13]-[.F$2])^2" office:value-type="float" office:value="3.013696">
            <text:p>3.013696</text:p>
          </table:table-cell>
          <table:table-cell table:formula="of:=([.B41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14]-[.F$2])^2" office:value-type="float" office:value="3.013696">
            <text:p>3.013696</text:p>
          </table:table-cell>
          <table:table-cell table:formula="of:=([.B414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formula="of:=([.A415]-[.F$2])^2" office:value-type="float" office:value="1.597696">
            <text:p>1.597696</text:p>
          </table:table-cell>
          <table:table-cell table:formula="of:=([.B41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([.A416]-[.F$2])^2" office:value-type="float" office:value="150.405696">
            <text:p>150.405696</text:p>
          </table:table-cell>
          <table:table-cell table:formula="of:=([.B41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([.A417]-[.F$2])^2" office:value-type="float" office:value="1.597696">
            <text:p>1.597696</text:p>
          </table:table-cell>
          <table:table-cell table:formula="of:=([.B417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418]-[.F$2])^2" office:value-type="float" office:value="0.0696959999999997">
            <text:p>0.069696</text:p>
          </table:table-cell>
          <table:table-cell table:formula="of:=([.B418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419]-[.F$2])^2" office:value-type="float" office:value="0.541696000000001">
            <text:p>0.541696</text:p>
          </table:table-cell>
          <table:table-cell table:formula="of:=([.B419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420]-[.F$2])^2" office:value-type="float" office:value="0.541696000000001">
            <text:p>0.541696</text:p>
          </table:table-cell>
          <table:table-cell table:formula="of:=([.B42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421]-[.F$2])^2" office:value-type="float" office:value="7.485696">
            <text:p>7.485696</text:p>
          </table:table-cell>
          <table:table-cell table:formula="of:=([.B421]-[.J$2])^2" office:value-type="float" office:value="91.221601">
            <text:p>91.221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422]-[.F$2])^2" office:value-type="float" office:value="7.485696">
            <text:p>7.485696</text:p>
          </table:table-cell>
          <table:table-cell table:formula="of:=([.B42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423]-[.F$2])^2" office:value-type="float" office:value="7.485696">
            <text:p>7.485696</text:p>
          </table:table-cell>
          <table:table-cell table:formula="of:=([.B423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424]-[.F$2])^2" office:value-type="float" office:value="10.653696">
            <text:p>10.653696</text:p>
          </table:table-cell>
          <table:table-cell table:formula="of:=([.B424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formula="of:=([.A425]-[.F$2])^2" office:value-type="float" office:value="126.877696">
            <text:p>126.877696</text:p>
          </table:table-cell>
          <table:table-cell table:formula="of:=([.B425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26]-[.F$2])^2" office:value-type="float" office:value="0.0696959999999997">
            <text:p>0.069696</text:p>
          </table:table-cell>
          <table:table-cell table:formula="of:=([.B426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427]-[.F$2])^2" office:value-type="float" office:value="0.541696000000001">
            <text:p>0.541696</text:p>
          </table:table-cell>
          <table:table-cell table:formula="of:=([.B427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28]-[.F$2])^2" office:value-type="float" office:value="0.541696000000001">
            <text:p>0.541696</text:p>
          </table:table-cell>
          <table:table-cell table:formula="of:=([.B428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429]-[.F$2])^2" office:value-type="float" office:value="0.541696000000001">
            <text:p>0.541696</text:p>
          </table:table-cell>
          <table:table-cell table:formula="of:=([.B429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430]-[.F$2])^2" office:value-type="float" office:value="0.541696000000001">
            <text:p>0.541696</text:p>
          </table:table-cell>
          <table:table-cell table:formula="of:=([.B430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31]-[.F$2])^2" office:value-type="float" office:value="3.013696">
            <text:p>3.013696</text:p>
          </table:table-cell>
          <table:table-cell table:formula="of:=([.B431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432]-[.F$2])^2" office:value-type="float" office:value="3.013696">
            <text:p>3.013696</text:p>
          </table:table-cell>
          <table:table-cell table:formula="of:=([.B432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433]-[.F$2])^2" office:value-type="float" office:value="0.541696000000001">
            <text:p>0.541696</text:p>
          </table:table-cell>
          <table:table-cell table:formula="of:=([.B43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table:formula="of:=([.A434]-[.F$2])^2" office:value-type="float" office:value="10.653696">
            <text:p>10.653696</text:p>
          </table:table-cell>
          <table:table-cell table:formula="of:=([.B434]-[.J$2])^2" office:value-type="float" office:value="208.773601">
            <text:p>208.7736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435]-[.F$2])^2" office:value-type="float" office:value="18.181696">
            <text:p>18.181696</text:p>
          </table:table-cell>
          <table:table-cell table:formula="of:=([.B435]-[.J$2])^2" office:value-type="float" office:value="57.017601">
            <text:p>57.017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([.A436]-[.F$2])^2" office:value-type="float" office:value="5.125696">
            <text:p>5.125696</text:p>
          </table:table-cell>
          <table:table-cell table:formula="of:=([.B43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37]-[.F$2])^2" office:value-type="float" office:value="3.013696">
            <text:p>3.013696</text:p>
          </table:table-cell>
          <table:table-cell table:formula="of:=([.B437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38]-[.F$2])^2" office:value-type="float" office:value="3.013696">
            <text:p>3.013696</text:p>
          </table:table-cell>
          <table:table-cell table:formula="of:=([.B43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439]-[.F$2])^2" office:value-type="float" office:value="7.485696">
            <text:p>7.485696</text:p>
          </table:table-cell>
          <table:table-cell table:formula="of:=([.B439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40]-[.F$2])^2" office:value-type="float" office:value="3.013696">
            <text:p>3.013696</text:p>
          </table:table-cell>
          <table:table-cell table:formula="of:=([.B44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41]-[.F$2])^2" office:value-type="float" office:value="3.013696">
            <text:p>3.013696</text:p>
          </table:table-cell>
          <table:table-cell table:formula="of:=([.B441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442]-[.F$2])^2" office:value-type="float" office:value="3.013696">
            <text:p>3.013696</text:p>
          </table:table-cell>
          <table:table-cell table:formula="of:=([.B442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443]-[.F$2])^2" office:value-type="float" office:value="0.0696959999999997">
            <text:p>0.069696</text:p>
          </table:table-cell>
          <table:table-cell table:formula="of:=([.B443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444]-[.F$2])^2" office:value-type="float" office:value="0.541696000000001">
            <text:p>0.541696</text:p>
          </table:table-cell>
          <table:table-cell table:formula="of:=([.B444]-[.J$2])^2" office:value-type="float" office:value="19.793601">
            <text:p>19.79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445]-[.F$2])^2" office:value-type="float" office:value="0.541696000000001">
            <text:p>0.541696</text:p>
          </table:table-cell>
          <table:table-cell table:formula="of:=([.B445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46]-[.F$2])^2" office:value-type="float" office:value="3.013696">
            <text:p>3.013696</text:p>
          </table:table-cell>
          <table:table-cell table:formula="of:=([.B446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447]-[.F$2])^2" office:value-type="float" office:value="0.541696000000001">
            <text:p>0.541696</text:p>
          </table:table-cell>
          <table:table-cell table:formula="of:=([.B447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([.A448]-[.F$2])^2" office:value-type="float" office:value="5.125696">
            <text:p>5.125696</text:p>
          </table:table-cell>
          <table:table-cell table:formula="of:=([.B44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449]-[.F$2])^2" office:value-type="float" office:value="13.957696">
            <text:p>13.957696</text:p>
          </table:table-cell>
          <table:table-cell table:formula="of:=([.B44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450]-[.F$2])^2" office:value-type="float" office:value="3.013696">
            <text:p>3.013696</text:p>
          </table:table-cell>
          <table:table-cell table:formula="of:=([.B450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451]-[.F$2])^2" office:value-type="float" office:value="0.541696000000001">
            <text:p>0.541696</text:p>
          </table:table-cell>
          <table:table-cell table:formula="of:=([.B45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452]-[.F$2])^2" office:value-type="float" office:value="3.013696">
            <text:p>3.013696</text:p>
          </table:table-cell>
          <table:table-cell table:formula="of:=([.B452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53]-[.F$2])^2" office:value-type="float" office:value="0.541696000000001">
            <text:p>0.541696</text:p>
          </table:table-cell>
          <table:table-cell table:formula="of:=([.B45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formula="of:=([.A454]-[.F$2])^2" office:value-type="float" office:value="3.013696">
            <text:p>3.013696</text:p>
          </table:table-cell>
          <table:table-cell table:formula="of:=([.B454]-[.J$2])^2" office:value-type="float" office:value="180.875601">
            <text:p>180.875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table:formula="of:=([.A455]-[.F$2])^2" office:value-type="float" office:value="5.125696">
            <text:p>5.125696</text:p>
          </table:table-cell>
          <table:table-cell table:formula="of:=([.B455]-[.J$2])^2" office:value-type="float" office:value="154.977601">
            <text:p>154.97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56]-[.F$2])^2" office:value-type="float" office:value="0.541696000000001">
            <text:p>0.541696</text:p>
          </table:table-cell>
          <table:table-cell table:formula="of:=([.B456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([.A457]-[.F$2])^2" office:value-type="float" office:value="39.237696">
            <text:p>39.237696</text:p>
          </table:table-cell>
          <table:table-cell table:formula="of:=([.B457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458]-[.F$2])^2" office:value-type="float" office:value="7.485696">
            <text:p>7.485696</text:p>
          </table:table-cell>
          <table:table-cell table:formula="of:=([.B45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459]-[.F$2])^2" office:value-type="float" office:value="85.821696">
            <text:p>85.821696</text:p>
          </table:table-cell>
          <table:table-cell table:formula="of:=([.B459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60]-[.F$2])^2" office:value-type="float" office:value="3.013696">
            <text:p>3.013696</text:p>
          </table:table-cell>
          <table:table-cell table:formula="of:=([.B46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61]-[.F$2])^2" office:value-type="float" office:value="3.013696">
            <text:p>3.013696</text:p>
          </table:table-cell>
          <table:table-cell table:formula="of:=([.B461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462]-[.F$2])^2" office:value-type="float" office:value="13.957696">
            <text:p>13.957696</text:p>
          </table:table-cell>
          <table:table-cell table:formula="of:=([.B46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463]-[.F$2])^2" office:value-type="float" office:value="7.485696">
            <text:p>7.485696</text:p>
          </table:table-cell>
          <table:table-cell table:formula="of:=([.B463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64]-[.F$2])^2" office:value-type="float" office:value="3.013696">
            <text:p>3.013696</text:p>
          </table:table-cell>
          <table:table-cell table:formula="of:=([.B464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465]-[.F$2])^2" office:value-type="float" office:value="13.957696">
            <text:p>13.957696</text:p>
          </table:table-cell>
          <table:table-cell table:formula="of:=([.B465]-[.J$2])^2" office:value-type="float" office:value="91.221601">
            <text:p>91.22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466]-[.F$2])^2" office:value-type="float" office:value="0.541696000000001">
            <text:p>0.541696</text:p>
          </table:table-cell>
          <table:table-cell table:formula="of:=([.B46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467]-[.F$2])^2" office:value-type="float" office:value="7.485696">
            <text:p>7.485696</text:p>
          </table:table-cell>
          <table:table-cell table:formula="of:=([.B46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68]-[.F$2])^2" office:value-type="float" office:value="0.541696000000001">
            <text:p>0.541696</text:p>
          </table:table-cell>
          <table:table-cell table:formula="of:=([.B468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469]-[.F$2])^2" office:value-type="float" office:value="0.0696959999999997">
            <text:p>0.069696</text:p>
          </table:table-cell>
          <table:table-cell table:formula="of:=([.B469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table:formula="of:=([.A470]-[.F$2])^2" office:value-type="float" office:value="0.0696959999999997">
            <text:p>0.069696</text:p>
          </table:table-cell>
          <table:table-cell table:formula="of:=([.B470]-[.J$2])^2" office:value-type="float" office:value="989.039601">
            <text:p>989.03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A471]-[.F$2])^2" office:value-type="float" office:value="13.957696">
            <text:p>13.957696</text:p>
          </table:table-cell>
          <table:table-cell table:formula="of:=([.B471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472]-[.F$2])^2" office:value-type="float" office:value="0.541696000000001">
            <text:p>0.541696</text:p>
          </table:table-cell>
          <table:table-cell table:formula="of:=([.B472]-[.J$2])^2" office:value-type="float" office:value="71.385601">
            <text:p>71.385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([.A473]-[.F$2])^2" office:value-type="float" office:value="13.957696">
            <text:p>13.957696</text:p>
          </table:table-cell>
          <table:table-cell table:formula="of:=([.B473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74]-[.F$2])^2" office:value-type="float" office:value="3.013696">
            <text:p>3.013696</text:p>
          </table:table-cell>
          <table:table-cell table:formula="of:=([.B47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75]-[.F$2])^2" office:value-type="float" office:value="0.541696000000001">
            <text:p>0.541696</text:p>
          </table:table-cell>
          <table:table-cell table:formula="of:=([.B475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formula="of:=([.A476]-[.F$2])^2" office:value-type="float" office:value="39.237696">
            <text:p>39.237696</text:p>
          </table:table-cell>
          <table:table-cell table:formula="of:=([.B476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477]-[.F$2])^2" office:value-type="float" office:value="13.957696">
            <text:p>13.957696</text:p>
          </table:table-cell>
          <table:table-cell table:formula="of:=([.B477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478]-[.F$2])^2" office:value-type="float" office:value="18.181696">
            <text:p>18.181696</text:p>
          </table:table-cell>
          <table:table-cell table:formula="of:=([.B478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79]-[.F$2])^2" office:value-type="float" office:value="0.541696000000001">
            <text:p>0.541696</text:p>
          </table:table-cell>
          <table:table-cell table:formula="of:=([.B479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480]-[.F$2])^2" office:value-type="float" office:value="13.957696">
            <text:p>13.957696</text:p>
          </table:table-cell>
          <table:table-cell table:formula="of:=([.B480]-[.J$2])^2" office:value-type="float" office:value="57.017601">
            <text:p>57.017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([.A481]-[.F$2])^2" office:value-type="float" office:value="27.709696">
            <text:p>27.709696</text:p>
          </table:table-cell>
          <table:table-cell table:formula="of:=([.B48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482]-[.F$2])^2" office:value-type="float" office:value="3.013696">
            <text:p>3.013696</text:p>
          </table:table-cell>
          <table:table-cell table:formula="of:=([.B482]-[.J$2])^2" office:value-type="float" office:value="57.017601">
            <text:p>57.017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([.A483]-[.F$2])^2" office:value-type="float" office:value="126.877696">
            <text:p>126.877696</text:p>
          </table:table-cell>
          <table:table-cell table:formula="of:=([.B48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484]-[.F$2])^2" office:value-type="float" office:value="3.013696">
            <text:p>3.013696</text:p>
          </table:table-cell>
          <table:table-cell table:formula="of:=([.B484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485]-[.F$2])^2" office:value-type="float" office:value="68.293696">
            <text:p>68.293696</text:p>
          </table:table-cell>
          <table:table-cell table:formula="of:=([.B485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formula="of:=([.A486]-[.F$2])^2" office:value-type="float" office:value="52.765696">
            <text:p>52.765696</text:p>
          </table:table-cell>
          <table:table-cell table:formula="of:=([.B486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87]-[.F$2])^2" office:value-type="float" office:value="3.013696">
            <text:p>3.013696</text:p>
          </table:table-cell>
          <table:table-cell table:formula="of:=([.B48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88]-[.F$2])^2" office:value-type="float" office:value="3.013696">
            <text:p>3.013696</text:p>
          </table:table-cell>
          <table:table-cell table:formula="of:=([.B488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89]-[.F$2])^2" office:value-type="float" office:value="0.541696000000001">
            <text:p>0.541696</text:p>
          </table:table-cell>
          <table:table-cell table:formula="of:=([.B489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490]-[.F$2])^2" office:value-type="float" office:value="7.485696">
            <text:p>7.485696</text:p>
          </table:table-cell>
          <table:table-cell table:formula="of:=([.B490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formula="of:=([.A491]-[.F$2])^2" office:value-type="float" office:value="52.765696">
            <text:p>52.765696</text:p>
          </table:table-cell>
          <table:table-cell table:formula="of:=([.B491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92]-[.F$2])^2" office:value-type="float" office:value="3.013696">
            <text:p>3.013696</text:p>
          </table:table-cell>
          <table:table-cell table:formula="of:=([.B49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93]-[.F$2])^2" office:value-type="float" office:value="0.541696000000001">
            <text:p>0.541696</text:p>
          </table:table-cell>
          <table:table-cell table:formula="of:=([.B49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494]-[.F$2])^2" office:value-type="float" office:value="126.877696">
            <text:p>126.877696</text:p>
          </table:table-cell>
          <table:table-cell table:formula="of:=([.B494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495]-[.F$2])^2" office:value-type="float" office:value="13.957696">
            <text:p>13.957696</text:p>
          </table:table-cell>
          <table:table-cell table:formula="of:=([.B495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formula="of:=([.A496]-[.F$2])^2" office:value-type="float" office:value="68.293696">
            <text:p>68.293696</text:p>
          </table:table-cell>
          <table:table-cell table:formula="of:=([.B49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497]-[.F$2])^2" office:value-type="float" office:value="13.957696">
            <text:p>13.957696</text:p>
          </table:table-cell>
          <table:table-cell table:formula="of:=([.B497]-[.J$2])^2" office:value-type="float" office:value="57.017601">
            <text:p>57.01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98]-[.F$2])^2" office:value-type="float" office:value="0.541696000000001">
            <text:p>0.541696</text:p>
          </table:table-cell>
          <table:table-cell table:formula="of:=([.B498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499]-[.F$2])^2" office:value-type="float" office:value="0.0696959999999997">
            <text:p>0.069696</text:p>
          </table:table-cell>
          <table:table-cell table:formula="of:=([.B49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A500]-[.F$2])^2" office:value-type="float" office:value="5.125696">
            <text:p>5.125696</text:p>
          </table:table-cell>
          <table:table-cell table:formula="of:=([.B500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501]-[.F$2])^2" office:value-type="float" office:value="0.0696959999999997">
            <text:p>0.069696</text:p>
          </table:table-cell>
          <table:table-cell table:formula="of:=([.B501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02]-[.F$2])^2" office:value-type="float" office:value="3.013696">
            <text:p>3.013696</text:p>
          </table:table-cell>
          <table:table-cell table:formula="of:=([.B502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03]-[.F$2])^2" office:value-type="float" office:value="0.541696000000001">
            <text:p>0.541696</text:p>
          </table:table-cell>
          <table:table-cell table:formula="of:=([.B503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504]-[.F$2])^2" office:value-type="float" office:value="7.485696">
            <text:p>7.485696</text:p>
          </table:table-cell>
          <table:table-cell table:formula="of:=([.B504]-[.J$2])^2" office:value-type="float" office:value="133.425601">
            <text:p>133.425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505]-[.F$2])^2" office:value-type="float" office:value="13.957696">
            <text:p>13.957696</text:p>
          </table:table-cell>
          <table:table-cell table:formula="of:=([.B505]-[.J$2])^2" office:value-type="float" office:value="91.221601">
            <text:p>91.22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06]-[.F$2])^2" office:value-type="float" office:value="3.013696">
            <text:p>3.013696</text:p>
          </table:table-cell>
          <table:table-cell table:formula="of:=([.B506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507]-[.F$2])^2" office:value-type="float" office:value="0.0696959999999997">
            <text:p>0.069696</text:p>
          </table:table-cell>
          <table:table-cell table:formula="of:=([.B507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508]-[.F$2])^2" office:value-type="float" office:value="22.429696">
            <text:p>22.429696</text:p>
          </table:table-cell>
          <table:table-cell table:formula="of:=([.B508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09]-[.F$2])^2" office:value-type="float" office:value="3.013696">
            <text:p>3.013696</text:p>
          </table:table-cell>
          <table:table-cell table:formula="of:=([.B509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([.A510]-[.F$2])^2" office:value-type="float" office:value="3.013696">
            <text:p>3.013696</text:p>
          </table:table-cell>
          <table:table-cell table:formula="of:=([.B510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511]-[.F$2])^2" office:value-type="float" office:value="0.541696000000001">
            <text:p>0.541696</text:p>
          </table:table-cell>
          <table:table-cell table:formula="of:=([.B511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512]-[.F$2])^2" office:value-type="float" office:value="7.485696">
            <text:p>7.485696</text:p>
          </table:table-cell>
          <table:table-cell table:formula="of:=([.B512]-[.J$2])^2" office:value-type="float" office:value="91.221601">
            <text:p>91.221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513]-[.F$2])^2" office:value-type="float" office:value="0.0696959999999997">
            <text:p>0.069696</text:p>
          </table:table-cell>
          <table:table-cell table:formula="of:=([.B513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514]-[.F$2])^2" office:value-type="float" office:value="0.541696000000001">
            <text:p>0.541696</text:p>
          </table:table-cell>
          <table:table-cell table:formula="of:=([.B51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([.A515]-[.F$2])^2" office:value-type="float" office:value="18.181696">
            <text:p>18.181696</text:p>
          </table:table-cell>
          <table:table-cell table:formula="of:=([.B515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formula="of:=([.A516]-[.F$2])^2" office:value-type="float" office:value="3.013696">
            <text:p>3.013696</text:p>
          </table:table-cell>
          <table:table-cell table:formula="of:=([.B516]-[.J$2])^2" office:value-type="float" office:value="71.385601">
            <text:p>71.38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517]-[.F$2])^2" office:value-type="float" office:value="0.541696000000001">
            <text:p>0.541696</text:p>
          </table:table-cell>
          <table:table-cell table:formula="of:=([.B51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18]-[.F$2])^2" office:value-type="float" office:value="3.013696">
            <text:p>3.013696</text:p>
          </table:table-cell>
          <table:table-cell table:formula="of:=([.B51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([.A519]-[.F$2])^2" office:value-type="float" office:value="3.013696">
            <text:p>3.013696</text:p>
          </table:table-cell>
          <table:table-cell table:formula="of:=([.B519]-[.J$2])^2" office:value-type="float" office:value="109.181601">
            <text:p>109.181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520]-[.F$2])^2" office:value-type="float" office:value="0.0696959999999997">
            <text:p>0.069696</text:p>
          </table:table-cell>
          <table:table-cell table:formula="of:=([.B520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521]-[.F$2])^2" office:value-type="float" office:value="0.541696000000001">
            <text:p>0.541696</text:p>
          </table:table-cell>
          <table:table-cell table:formula="of:=([.B521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522]-[.F$2])^2" office:value-type="float" office:value="0.0696959999999997">
            <text:p>0.069696</text:p>
          </table:table-cell>
          <table:table-cell table:formula="of:=([.B522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formula="of:=([.A523]-[.F$2])^2" office:value-type="float" office:value="0.541696000000001">
            <text:p>0.541696</text:p>
          </table:table-cell>
          <table:table-cell table:formula="of:=([.B523]-[.J$2])^2" office:value-type="float" office:value="304.467601">
            <text:p>304.46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524]-[.F$2])^2" office:value-type="float" office:value="0.0696959999999997">
            <text:p>0.069696</text:p>
          </table:table-cell>
          <table:table-cell table:formula="of:=([.B524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525]-[.F$2])^2" office:value-type="float" office:value="0.541696000000001">
            <text:p>0.541696</text:p>
          </table:table-cell>
          <table:table-cell table:formula="of:=([.B525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526]-[.F$2])^2" office:value-type="float" office:value="0.541696000000001">
            <text:p>0.541696</text:p>
          </table:table-cell>
          <table:table-cell table:formula="of:=([.B52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527]-[.F$2])^2" office:value-type="float" office:value="0.541696000000001">
            <text:p>0.541696</text:p>
          </table:table-cell>
          <table:table-cell table:formula="of:=([.B527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528]-[.F$2])^2" office:value-type="float" office:value="3.013696">
            <text:p>3.013696</text:p>
          </table:table-cell>
          <table:table-cell table:formula="of:=([.B528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29]-[.F$2])^2" office:value-type="float" office:value="0.541696000000001">
            <text:p>0.541696</text:p>
          </table:table-cell>
          <table:table-cell table:formula="of:=([.B529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30]-[.F$2])^2" office:value-type="float" office:value="3.013696">
            <text:p>3.013696</text:p>
          </table:table-cell>
          <table:table-cell table:formula="of:=([.B530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531]-[.F$2])^2" office:value-type="float" office:value="3.013696">
            <text:p>3.013696</text:p>
          </table:table-cell>
          <table:table-cell table:formula="of:=([.B531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formula="of:=([.A532]-[.F$2])^2" office:value-type="float" office:value="0.541696000000001">
            <text:p>0.541696</text:p>
          </table:table-cell>
          <table:table-cell table:formula="of:=([.B532]-[.J$2])^2" office:value-type="float" office:value="154.977601">
            <text:p>154.97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33]-[.F$2])^2" office:value-type="float" office:value="0.541696000000001">
            <text:p>0.541696</text:p>
          </table:table-cell>
          <table:table-cell table:formula="of:=([.B533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534]-[.F$2])^2" office:value-type="float" office:value="7.485696">
            <text:p>7.485696</text:p>
          </table:table-cell>
          <table:table-cell table:formula="of:=([.B53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([.A535]-[.F$2])^2" office:value-type="float" office:value="10.653696">
            <text:p>10.653696</text:p>
          </table:table-cell>
          <table:table-cell table:formula="of:=([.B535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([.A536]-[.F$2])^2" office:value-type="float" office:value="18.181696">
            <text:p>18.181696</text:p>
          </table:table-cell>
          <table:table-cell table:formula="of:=([.B53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537]-[.F$2])^2" office:value-type="float" office:value="7.485696">
            <text:p>7.485696</text:p>
          </table:table-cell>
          <table:table-cell table:formula="of:=([.B53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538]-[.F$2])^2" office:value-type="float" office:value="0.0696959999999997">
            <text:p>0.069696</text:p>
          </table:table-cell>
          <table:table-cell table:formula="of:=([.B538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539]-[.F$2])^2" office:value-type="float" office:value="0.541696000000001">
            <text:p>0.541696</text:p>
          </table:table-cell>
          <table:table-cell table:formula="of:=([.B539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40]-[.F$2])^2" office:value-type="float" office:value="3.013696">
            <text:p>3.013696</text:p>
          </table:table-cell>
          <table:table-cell table:formula="of:=([.B54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41]-[.F$2])^2" office:value-type="float" office:value="0.541696000000001">
            <text:p>0.541696</text:p>
          </table:table-cell>
          <table:table-cell table:formula="of:=([.B541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542]-[.F$2])^2" office:value-type="float" office:value="0.541696000000001">
            <text:p>0.541696</text:p>
          </table:table-cell>
          <table:table-cell table:formula="of:=([.B542]-[.J$2])^2" office:value-type="float" office:value="71.385601">
            <text:p>71.38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543]-[.F$2])^2" office:value-type="float" office:value="7.485696">
            <text:p>7.485696</text:p>
          </table:table-cell>
          <table:table-cell table:formula="of:=([.B54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44]-[.F$2])^2" office:value-type="float" office:value="0.541696000000001">
            <text:p>0.541696</text:p>
          </table:table-cell>
          <table:table-cell table:formula="of:=([.B544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545]-[.F$2])^2" office:value-type="float" office:value="7.485696">
            <text:p>7.485696</text:p>
          </table:table-cell>
          <table:table-cell table:formula="of:=([.B545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546]-[.F$2])^2" office:value-type="float" office:value="0.541696000000001">
            <text:p>0.541696</text:p>
          </table:table-cell>
          <table:table-cell table:formula="of:=([.B54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47]-[.F$2])^2" office:value-type="float" office:value="3.013696">
            <text:p>3.013696</text:p>
          </table:table-cell>
          <table:table-cell table:formula="of:=([.B547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548]-[.F$2])^2" office:value-type="float" office:value="0.541696000000001">
            <text:p>0.541696</text:p>
          </table:table-cell>
          <table:table-cell table:formula="of:=([.B548]-[.J$2])^2" office:value-type="float" office:value="89.283601">
            <text:p>89.28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549]-[.F$2])^2" office:value-type="float" office:value="3.013696">
            <text:p>3.013696</text:p>
          </table:table-cell>
          <table:table-cell table:formula="of:=([.B54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550]-[.F$2])^2" office:value-type="float" office:value="0.0696959999999997">
            <text:p>0.069696</text:p>
          </table:table-cell>
          <table:table-cell table:formula="of:=([.B550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formula="of:=([.A551]-[.F$2])^2" office:value-type="float" office:value="0.0696959999999997">
            <text:p>0.069696</text:p>
          </table:table-cell>
          <table:table-cell table:formula="of:=([.B551]-[.J$2])^2" office:value-type="float" office:value="503.957601">
            <text:p>503.95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552]-[.F$2])^2" office:value-type="float" office:value="7.485696">
            <text:p>7.485696</text:p>
          </table:table-cell>
          <table:table-cell table:formula="of:=([.B55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([.A553]-[.F$2])^2" office:value-type="float" office:value="10.653696">
            <text:p>10.653696</text:p>
          </table:table-cell>
          <table:table-cell table:formula="of:=([.B553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554]-[.F$2])^2" office:value-type="float" office:value="0.541696000000001">
            <text:p>0.541696</text:p>
          </table:table-cell>
          <table:table-cell table:formula="of:=([.B554]-[.J$2])^2" office:value-type="float" office:value="19.793601">
            <text:p>19.793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555]-[.F$2])^2" office:value-type="float" office:value="1.597696">
            <text:p>1.597696</text:p>
          </table:table-cell>
          <table:table-cell table:formula="of:=([.B555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formula="of:=([.A556]-[.F$2])^2" office:value-type="float" office:value="10.653696">
            <text:p>10.653696</text:p>
          </table:table-cell>
          <table:table-cell table:formula="of:=([.B556]-[.J$2])^2" office:value-type="float" office:value="109.181601">
            <text:p>109.181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557]-[.F$2])^2" office:value-type="float" office:value="7.485696">
            <text:p>7.485696</text:p>
          </table:table-cell>
          <table:table-cell table:formula="of:=([.B55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formula="of:=([.A558]-[.F$2])^2" office:value-type="float" office:value="0.541696000000001">
            <text:p>0.541696</text:p>
          </table:table-cell>
          <table:table-cell table:formula="of:=([.B558]-[.J$2])^2" office:value-type="float" office:value="131.079601">
            <text:p>131.07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559]-[.F$2])^2" office:value-type="float" office:value="0.0696959999999997">
            <text:p>0.069696</text:p>
          </table:table-cell>
          <table:table-cell table:formula="of:=([.B559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formula="of:=([.A560]-[.F$2])^2" office:value-type="float" office:value="27.709696">
            <text:p>27.709696</text:p>
          </table:table-cell>
          <table:table-cell table:formula="of:=([.B56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([.A561]-[.F$2])^2" office:value-type="float" office:value="7.485696">
            <text:p>7.485696</text:p>
          </table:table-cell>
          <table:table-cell table:formula="of:=([.B561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562]-[.F$2])^2" office:value-type="float" office:value="3.013696">
            <text:p>3.013696</text:p>
          </table:table-cell>
          <table:table-cell table:formula="of:=([.B562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563]-[.F$2])^2" office:value-type="float" office:value="3.013696">
            <text:p>3.013696</text:p>
          </table:table-cell>
          <table:table-cell table:formula="of:=([.B56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564]-[.F$2])^2" office:value-type="float" office:value="0.541696000000001">
            <text:p>0.541696</text:p>
          </table:table-cell>
          <table:table-cell table:formula="of:=([.B564]-[.J$2])^2" office:value-type="float" office:value="19.793601">
            <text:p>19.79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565]-[.F$2])^2" office:value-type="float" office:value="3.013696">
            <text:p>3.013696</text:p>
          </table:table-cell>
          <table:table-cell table:formula="of:=([.B565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566]-[.F$2])^2" office:value-type="float" office:value="0.541696000000001">
            <text:p>0.541696</text:p>
          </table:table-cell>
          <table:table-cell table:formula="of:=([.B56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formula="of:=([.A567]-[.F$2])^2" office:value-type="float" office:value="7.485696">
            <text:p>7.485696</text:p>
          </table:table-cell>
          <table:table-cell table:formula="of:=([.B567]-[.J$2])^2" office:value-type="float" office:value="238.671601">
            <text:p>238.671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formula="of:=([.A568]-[.F$2])^2" office:value-type="float" office:value="39.237696">
            <text:p>39.237696</text:p>
          </table:table-cell>
          <table:table-cell table:formula="of:=([.B568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69]-[.F$2])^2" office:value-type="float" office:value="3.013696">
            <text:p>3.013696</text:p>
          </table:table-cell>
          <table:table-cell table:formula="of:=([.B569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570]-[.F$2])^2" office:value-type="float" office:value="68.293696">
            <text:p>68.293696</text:p>
          </table:table-cell>
          <table:table-cell table:formula="of:=([.B57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571]-[.F$2])^2" office:value-type="float" office:value="3.013696">
            <text:p>3.013696</text:p>
          </table:table-cell>
          <table:table-cell table:formula="of:=([.B571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572]-[.F$2])^2" office:value-type="float" office:value="0.541696000000001">
            <text:p>0.541696</text:p>
          </table:table-cell>
          <table:table-cell table:formula="of:=([.B572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573]-[.F$2])^2" office:value-type="float" office:value="5.125696">
            <text:p>5.125696</text:p>
          </table:table-cell>
          <table:table-cell table:formula="of:=([.B573]-[.J$2])^2" office:value-type="float" office:value="71.385601">
            <text:p>71.385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formula="of:=([.A574]-[.F$2])^2" office:value-type="float" office:value="10.653696">
            <text:p>10.653696</text:p>
          </table:table-cell>
          <table:table-cell table:formula="of:=([.B574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75]-[.F$2])^2" office:value-type="float" office:value="0.541696000000001">
            <text:p>0.541696</text:p>
          </table:table-cell>
          <table:table-cell table:formula="of:=([.B575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([.A576]-[.F$2])^2" office:value-type="float" office:value="85.821696">
            <text:p>85.821696</text:p>
          </table:table-cell>
          <table:table-cell table:formula="of:=([.B57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577]-[.F$2])^2" office:value-type="float" office:value="3.013696">
            <text:p>3.013696</text:p>
          </table:table-cell>
          <table:table-cell table:formula="of:=([.B57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78]-[.F$2])^2" office:value-type="float" office:value="3.013696">
            <text:p>3.013696</text:p>
          </table:table-cell>
          <table:table-cell table:formula="of:=([.B578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A579]-[.F$2])^2" office:value-type="float" office:value="0.0696959999999997">
            <text:p>0.069696</text:p>
          </table:table-cell>
          <table:table-cell table:formula="of:=([.B579]-[.J$2])^2" office:value-type="float" office:value="91.221601">
            <text:p>91.221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580]-[.F$2])^2" office:value-type="float" office:value="0.0696959999999997">
            <text:p>0.069696</text:p>
          </table:table-cell>
          <table:table-cell table:formula="of:=([.B580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581]-[.F$2])^2" office:value-type="float" office:value="0.541696000000001">
            <text:p>0.541696</text:p>
          </table:table-cell>
          <table:table-cell table:formula="of:=([.B58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formula="of:=([.A582]-[.F$2])^2" office:value-type="float" office:value="0.541696000000001">
            <text:p>0.541696</text:p>
          </table:table-cell>
          <table:table-cell table:formula="of:=([.B582]-[.J$2])^2" office:value-type="float" office:value="304.467601">
            <text:p>304.46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583]-[.F$2])^2" office:value-type="float" office:value="3.013696">
            <text:p>3.013696</text:p>
          </table:table-cell>
          <table:table-cell table:formula="of:=([.B583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584]-[.F$2])^2" office:value-type="float" office:value="7.485696">
            <text:p>7.485696</text:p>
          </table:table-cell>
          <table:table-cell table:formula="of:=([.B584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A585]-[.F$2])^2" office:value-type="float" office:value="5.125696">
            <text:p>5.125696</text:p>
          </table:table-cell>
          <table:table-cell table:formula="of:=([.B585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([.A586]-[.F$2])^2" office:value-type="float" office:value="3.013696">
            <text:p>3.013696</text:p>
          </table:table-cell>
          <table:table-cell table:formula="of:=([.B586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587]-[.F$2])^2" office:value-type="float" office:value="0.541696000000001">
            <text:p>0.541696</text:p>
          </table:table-cell>
          <table:table-cell table:formula="of:=([.B58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88]-[.F$2])^2" office:value-type="float" office:value="0.541696000000001">
            <text:p>0.541696</text:p>
          </table:table-cell>
          <table:table-cell table:formula="of:=([.B588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89]-[.F$2])^2" office:value-type="float" office:value="3.013696">
            <text:p>3.013696</text:p>
          </table:table-cell>
          <table:table-cell table:formula="of:=([.B589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formula="of:=([.A590]-[.F$2])^2" office:value-type="float" office:value="0.541696000000001">
            <text:p>0.541696</text:p>
          </table:table-cell>
          <table:table-cell table:formula="of:=([.B590]-[.J$2])^2" office:value-type="float" office:value="304.467601">
            <text:p>304.46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91]-[.F$2])^2" office:value-type="float" office:value="0.0696959999999997">
            <text:p>0.069696</text:p>
          </table:table-cell>
          <table:table-cell table:formula="of:=([.B591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([.A592]-[.F$2])^2" office:value-type="float" office:value="5.125696">
            <text:p>5.125696</text:p>
          </table:table-cell>
          <table:table-cell table:formula="of:=([.B592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table:formula="of:=([.A593]-[.F$2])^2" office:value-type="float" office:value="5.125696">
            <text:p>5.125696</text:p>
          </table:table-cell>
          <table:table-cell table:formula="of:=([.B593]-[.J$2])^2" office:value-type="float" office:value="378.263601">
            <text:p>378.263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formula="of:=([.A594]-[.F$2])^2" office:value-type="float" office:value="10.653696">
            <text:p>10.653696</text:p>
          </table:table-cell>
          <table:table-cell table:formula="of:=([.B59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595]-[.F$2])^2" office:value-type="float" office:value="3.013696">
            <text:p>3.013696</text:p>
          </table:table-cell>
          <table:table-cell table:formula="of:=([.B595]-[.J$2])^2" office:value-type="float" office:value="19.793601">
            <text:p>19.793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table:formula="of:=([.A596]-[.F$2])^2" office:value-type="float" office:value="1.597696">
            <text:p>1.597696</text:p>
          </table:table-cell>
          <table:table-cell table:formula="of:=([.B596]-[.J$2])^2" office:value-type="float" office:value="989.039601">
            <text:p>989.0396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table:formula="of:=([.A597]-[.F$2])^2" office:value-type="float" office:value="203.461696">
            <text:p>203.461696</text:p>
          </table:table-cell>
          <table:table-cell table:formula="of:=([.B597]-[.J$2])^2" office:value-type="float" office:value="2251.407601">
            <text:p>2251.4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98]-[.F$2])^2" office:value-type="float" office:value="0.541696000000001">
            <text:p>0.541696</text:p>
          </table:table-cell>
          <table:table-cell table:formula="of:=([.B598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599]-[.F$2])^2" office:value-type="float" office:value="0.541696000000001">
            <text:p>0.541696</text:p>
          </table:table-cell>
          <table:table-cell table:formula="of:=([.B599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600]-[.F$2])^2" office:value-type="float" office:value="10.653696">
            <text:p>10.653696</text:p>
          </table:table-cell>
          <table:table-cell table:formula="of:=([.B600]-[.J$2])^2" office:value-type="float" office:value="57.017601">
            <text:p>57.01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601]-[.F$2])^2" office:value-type="float" office:value="3.013696">
            <text:p>3.013696</text:p>
          </table:table-cell>
          <table:table-cell table:formula="of:=([.B601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602]-[.F$2])^2" office:value-type="float" office:value="3.013696">
            <text:p>3.013696</text:p>
          </table:table-cell>
          <table:table-cell table:formula="of:=([.B602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603]-[.F$2])^2" office:value-type="float" office:value="13.957696">
            <text:p>13.957696</text:p>
          </table:table-cell>
          <table:table-cell table:formula="of:=([.B60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([.A604]-[.F$2])^2" office:value-type="float" office:value="3.013696">
            <text:p>3.013696</text:p>
          </table:table-cell>
          <table:table-cell table:formula="of:=([.B604]-[.J$2])^2" office:value-type="float" office:value="109.181601">
            <text:p>109.181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605]-[.F$2])^2" office:value-type="float" office:value="7.485696">
            <text:p>7.485696</text:p>
          </table:table-cell>
          <table:table-cell table:formula="of:=([.B605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606]-[.F$2])^2" office:value-type="float" office:value="3.013696">
            <text:p>3.013696</text:p>
          </table:table-cell>
          <table:table-cell table:formula="of:=([.B606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607]-[.F$2])^2" office:value-type="float" office:value="0.541696000000001">
            <text:p>0.541696</text:p>
          </table:table-cell>
          <table:table-cell table:formula="of:=([.B607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608]-[.F$2])^2" office:value-type="float" office:value="7.485696">
            <text:p>7.485696</text:p>
          </table:table-cell>
          <table:table-cell table:formula="of:=([.B608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09]-[.F$2])^2" office:value-type="float" office:value="3.013696">
            <text:p>3.013696</text:p>
          </table:table-cell>
          <table:table-cell table:formula="of:=([.B60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610]-[.F$2])^2" office:value-type="float" office:value="3.013696">
            <text:p>3.013696</text:p>
          </table:table-cell>
          <table:table-cell table:formula="of:=([.B610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11]-[.F$2])^2" office:value-type="float" office:value="0.541696000000001">
            <text:p>0.541696</text:p>
          </table:table-cell>
          <table:table-cell table:formula="of:=([.B611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12]-[.F$2])^2" office:value-type="float" office:value="0.541696000000001">
            <text:p>0.541696</text:p>
          </table:table-cell>
          <table:table-cell table:formula="of:=([.B612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([.A613]-[.F$2])^2" office:value-type="float" office:value="22.429696">
            <text:p>22.429696</text:p>
          </table:table-cell>
          <table:table-cell table:formula="of:=([.B61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14]-[.F$2])^2" office:value-type="float" office:value="0.541696000000001">
            <text:p>0.541696</text:p>
          </table:table-cell>
          <table:table-cell table:formula="of:=([.B614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615]-[.F$2])^2" office:value-type="float" office:value="0.541696000000001">
            <text:p>0.541696</text:p>
          </table:table-cell>
          <table:table-cell table:formula="of:=([.B615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16]-[.F$2])^2" office:value-type="float" office:value="0.541696000000001">
            <text:p>0.541696</text:p>
          </table:table-cell>
          <table:table-cell table:formula="of:=([.B616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617]-[.F$2])^2" office:value-type="float" office:value="0.541696000000001">
            <text:p>0.541696</text:p>
          </table:table-cell>
          <table:table-cell table:formula="of:=([.B617]-[.J$2])^2" office:value-type="float" office:value="71.385601">
            <text:p>71.38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18]-[.F$2])^2" office:value-type="float" office:value="0.541696000000001">
            <text:p>0.541696</text:p>
          </table:table-cell>
          <table:table-cell table:formula="of:=([.B618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619]-[.F$2])^2" office:value-type="float" office:value="3.013696">
            <text:p>3.013696</text:p>
          </table:table-cell>
          <table:table-cell table:formula="of:=([.B619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20]-[.F$2])^2" office:value-type="float" office:value="3.013696">
            <text:p>3.013696</text:p>
          </table:table-cell>
          <table:table-cell table:formula="of:=([.B62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21]-[.F$2])^2" office:value-type="float" office:value="0.541696000000001">
            <text:p>0.541696</text:p>
          </table:table-cell>
          <table:table-cell table:formula="of:=([.B621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622]-[.F$2])^2" office:value-type="float" office:value="0.541696000000001">
            <text:p>0.541696</text:p>
          </table:table-cell>
          <table:table-cell table:formula="of:=([.B62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623]-[.F$2])^2" office:value-type="float" office:value="3.013696">
            <text:p>3.013696</text:p>
          </table:table-cell>
          <table:table-cell table:formula="of:=([.B62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formula="of:=([.A624]-[.F$2])^2" office:value-type="float" office:value="52.765696">
            <text:p>52.765696</text:p>
          </table:table-cell>
          <table:table-cell table:formula="of:=([.B624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formula="of:=([.A625]-[.F$2])^2" office:value-type="float" office:value="0.0696959999999997">
            <text:p>0.069696</text:p>
          </table:table-cell>
          <table:table-cell table:formula="of:=([.B625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626]-[.F$2])^2" office:value-type="float" office:value="0.541696000000001">
            <text:p>0.541696</text:p>
          </table:table-cell>
          <table:table-cell table:formula="of:=([.B626]-[.J$2])^2" office:value-type="float" office:value="109.181601">
            <text:p>109.181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627]-[.F$2])^2" office:value-type="float" office:value="7.485696">
            <text:p>7.485696</text:p>
          </table:table-cell>
          <table:table-cell table:formula="of:=([.B627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628]-[.F$2])^2" office:value-type="float" office:value="126.877696">
            <text:p>126.877696</text:p>
          </table:table-cell>
          <table:table-cell table:formula="of:=([.B628]-[.J$2])^2" office:value-type="float" office:value="57.017601">
            <text:p>57.01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629]-[.F$2])^2" office:value-type="float" office:value="0.0696959999999997">
            <text:p>0.069696</text:p>
          </table:table-cell>
          <table:table-cell table:formula="of:=([.B629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([.A630]-[.F$2])^2" office:value-type="float" office:value="7.485696">
            <text:p>7.485696</text:p>
          </table:table-cell>
          <table:table-cell table:formula="of:=([.B630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631]-[.F$2])^2" office:value-type="float" office:value="85.821696">
            <text:p>85.821696</text:p>
          </table:table-cell>
          <table:table-cell table:formula="of:=([.B631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formula="of:=([.A632]-[.F$2])^2" office:value-type="float" office:value="52.765696">
            <text:p>52.765696</text:p>
          </table:table-cell>
          <table:table-cell table:formula="of:=([.B632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633]-[.F$2])^2" office:value-type="float" office:value="3.013696">
            <text:p>3.013696</text:p>
          </table:table-cell>
          <table:table-cell table:formula="of:=([.B633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34]-[.F$2])^2" office:value-type="float" office:value="3.013696">
            <text:p>3.013696</text:p>
          </table:table-cell>
          <table:table-cell table:formula="of:=([.B63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635]-[.F$2])^2" office:value-type="float" office:value="3.013696">
            <text:p>3.013696</text:p>
          </table:table-cell>
          <table:table-cell table:formula="of:=([.B635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636]-[.F$2])^2" office:value-type="float" office:value="3.013696">
            <text:p>3.013696</text:p>
          </table:table-cell>
          <table:table-cell table:formula="of:=([.B636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637]-[.F$2])^2" office:value-type="float" office:value="13.957696">
            <text:p>13.957696</text:p>
          </table:table-cell>
          <table:table-cell table:formula="of:=([.B63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([.A638]-[.F$2])^2" office:value-type="float" office:value="7.485696">
            <text:p>7.485696</text:p>
          </table:table-cell>
          <table:table-cell table:formula="of:=([.B638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639]-[.F$2])^2" office:value-type="float" office:value="0.541696000000001">
            <text:p>0.541696</text:p>
          </table:table-cell>
          <table:table-cell table:formula="of:=([.B63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40]-[.F$2])^2" office:value-type="float" office:value="3.013696">
            <text:p>3.013696</text:p>
          </table:table-cell>
          <table:table-cell table:formula="of:=([.B64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641]-[.F$2])^2" office:value-type="float" office:value="7.485696">
            <text:p>7.485696</text:p>
          </table:table-cell>
          <table:table-cell table:formula="of:=([.B641]-[.J$2])^2" office:value-type="float" office:value="111.323601">
            <text:p>111.32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642]-[.F$2])^2" office:value-type="float" office:value="3.013696">
            <text:p>3.013696</text:p>
          </table:table-cell>
          <table:table-cell table:formula="of:=([.B642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643]-[.F$2])^2" office:value-type="float" office:value="0.541696000000001">
            <text:p>0.541696</text:p>
          </table:table-cell>
          <table:table-cell table:formula="of:=([.B64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44]-[.F$2])^2" office:value-type="float" office:value="3.013696">
            <text:p>3.013696</text:p>
          </table:table-cell>
          <table:table-cell table:formula="of:=([.B64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45]-[.F$2])^2" office:value-type="float" office:value="0.541696000000001">
            <text:p>0.541696</text:p>
          </table:table-cell>
          <table:table-cell table:formula="of:=([.B645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646]-[.F$2])^2" office:value-type="float" office:value="3.013696">
            <text:p>3.013696</text:p>
          </table:table-cell>
          <table:table-cell table:formula="of:=([.B646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47]-[.F$2])^2" office:value-type="float" office:value="0.541696000000001">
            <text:p>0.541696</text:p>
          </table:table-cell>
          <table:table-cell table:formula="of:=([.B647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formula="of:=([.A648]-[.F$2])^2" office:value-type="float" office:value="232.989696">
            <text:p>232.989696</text:p>
          </table:table-cell>
          <table:table-cell table:formula="of:=([.B648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([.A649]-[.F$2])^2" office:value-type="float" office:value="27.709696">
            <text:p>27.709696</text:p>
          </table:table-cell>
          <table:table-cell table:formula="of:=([.B649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50]-[.F$2])^2" office:value-type="float" office:value="3.013696">
            <text:p>3.013696</text:p>
          </table:table-cell>
          <table:table-cell table:formula="of:=([.B65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651]-[.F$2])^2" office:value-type="float" office:value="3.013696">
            <text:p>3.013696</text:p>
          </table:table-cell>
          <table:table-cell table:formula="of:=([.B65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formula="of:=([.A652]-[.F$2])^2" office:value-type="float" office:value="52.765696">
            <text:p>52.765696</text:p>
          </table:table-cell>
          <table:table-cell table:formula="of:=([.B652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653]-[.F$2])^2" office:value-type="float" office:value="0.541696000000001">
            <text:p>0.541696</text:p>
          </table:table-cell>
          <table:table-cell table:formula="of:=([.B653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654]-[.F$2])^2" office:value-type="float" office:value="3.013696">
            <text:p>3.013696</text:p>
          </table:table-cell>
          <table:table-cell table:formula="of:=([.B654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formula="of:=([.A655]-[.F$2])^2" office:value-type="float" office:value="1.597696">
            <text:p>1.597696</text:p>
          </table:table-cell>
          <table:table-cell table:formula="of:=([.B65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56]-[.F$2])^2" office:value-type="float" office:value="3.013696">
            <text:p>3.013696</text:p>
          </table:table-cell>
          <table:table-cell table:formula="of:=([.B656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([.A657]-[.F$2])^2" office:value-type="float" office:value="39.237696">
            <text:p>39.237696</text:p>
          </table:table-cell>
          <table:table-cell table:formula="of:=([.B657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658]-[.F$2])^2" office:value-type="float" office:value="7.485696">
            <text:p>7.485696</text:p>
          </table:table-cell>
          <table:table-cell table:formula="of:=([.B658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59]-[.F$2])^2" office:value-type="float" office:value="3.013696">
            <text:p>3.013696</text:p>
          </table:table-cell>
          <table:table-cell table:formula="of:=([.B65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660]-[.F$2])^2" office:value-type="float" office:value="7.485696">
            <text:p>7.485696</text:p>
          </table:table-cell>
          <table:table-cell table:formula="of:=([.B66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661]-[.F$2])^2" office:value-type="float" office:value="3.013696">
            <text:p>3.013696</text:p>
          </table:table-cell>
          <table:table-cell table:formula="of:=([.B66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662]-[.F$2])^2" office:value-type="float" office:value="5.125696">
            <text:p>5.125696</text:p>
          </table:table-cell>
          <table:table-cell table:formula="of:=([.B662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63]-[.F$2])^2" office:value-type="float" office:value="3.013696">
            <text:p>3.013696</text:p>
          </table:table-cell>
          <table:table-cell table:formula="of:=([.B66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664]-[.F$2])^2" office:value-type="float" office:value="13.957696">
            <text:p>13.957696</text:p>
          </table:table-cell>
          <table:table-cell table:formula="of:=([.B664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65]-[.F$2])^2" office:value-type="float" office:value="3.013696">
            <text:p>3.013696</text:p>
          </table:table-cell>
          <table:table-cell table:formula="of:=([.B66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formula="of:=([.A666]-[.F$2])^2" office:value-type="float" office:value="13.957696">
            <text:p>13.957696</text:p>
          </table:table-cell>
          <table:table-cell table:formula="of:=([.B666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667]-[.F$2])^2" office:value-type="float" office:value="52.765696">
            <text:p>52.765696</text:p>
          </table:table-cell>
          <table:table-cell table:formula="of:=([.B667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668]-[.F$2])^2" office:value-type="float" office:value="3.013696">
            <text:p>3.013696</text:p>
          </table:table-cell>
          <table:table-cell table:formula="of:=([.B668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669]-[.F$2])^2" office:value-type="float" office:value="3.013696">
            <text:p>3.013696</text:p>
          </table:table-cell>
          <table:table-cell table:formula="of:=([.B669]-[.J$2])^2" office:value-type="float" office:value="19.793601">
            <text:p>19.79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670]-[.F$2])^2" office:value-type="float" office:value="3.013696">
            <text:p>3.013696</text:p>
          </table:table-cell>
          <table:table-cell table:formula="of:=([.B670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671]-[.F$2])^2" office:value-type="float" office:value="0.541696000000001">
            <text:p>0.541696</text:p>
          </table:table-cell>
          <table:table-cell table:formula="of:=([.B67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672]-[.F$2])^2" office:value-type="float" office:value="0.541696000000001">
            <text:p>0.541696</text:p>
          </table:table-cell>
          <table:table-cell table:formula="of:=([.B672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73]-[.F$2])^2" office:value-type="float" office:value="3.013696">
            <text:p>3.013696</text:p>
          </table:table-cell>
          <table:table-cell table:formula="of:=([.B673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674]-[.F$2])^2" office:value-type="float" office:value="7.485696">
            <text:p>7.485696</text:p>
          </table:table-cell>
          <table:table-cell table:formula="of:=([.B674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([.A675]-[.F$2])^2" office:value-type="float" office:value="5.125696">
            <text:p>5.125696</text:p>
          </table:table-cell>
          <table:table-cell table:formula="of:=([.B675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76]-[.F$2])^2" office:value-type="float" office:value="0.541696000000001">
            <text:p>0.541696</text:p>
          </table:table-cell>
          <table:table-cell table:formula="of:=([.B676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formula="of:=([.A677]-[.F$2])^2" office:value-type="float" office:value="175.933696">
            <text:p>175.933696</text:p>
          </table:table-cell>
          <table:table-cell table:formula="of:=([.B677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formula="of:=([.A678]-[.F$2])^2" office:value-type="float" office:value="1.597696">
            <text:p>1.597696</text:p>
          </table:table-cell>
          <table:table-cell table:formula="of:=([.B67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79]-[.F$2])^2" office:value-type="float" office:value="0.541696000000001">
            <text:p>0.541696</text:p>
          </table:table-cell>
          <table:table-cell table:formula="of:=([.B679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680]-[.F$2])^2" office:value-type="float" office:value="0.541696000000001">
            <text:p>0.541696</text:p>
          </table:table-cell>
          <table:table-cell table:formula="of:=([.B680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681]-[.F$2])^2" office:value-type="float" office:value="13.957696">
            <text:p>13.957696</text:p>
          </table:table-cell>
          <table:table-cell table:formula="of:=([.B681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682]-[.F$2])^2" office:value-type="float" office:value="68.293696">
            <text:p>68.293696</text:p>
          </table:table-cell>
          <table:table-cell table:formula="of:=([.B682]-[.J$2])^2" office:value-type="float" office:value="91.221601">
            <text:p>91.221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formula="of:=([.A683]-[.F$2])^2" office:value-type="float" office:value="126.877696">
            <text:p>126.877696</text:p>
          </table:table-cell>
          <table:table-cell table:formula="of:=([.B683]-[.J$2])^2" office:value-type="float" office:value="19.793601">
            <text:p>19.79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684]-[.F$2])^2" office:value-type="float" office:value="3.013696">
            <text:p>3.013696</text:p>
          </table:table-cell>
          <table:table-cell table:formula="of:=([.B684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85]-[.F$2])^2" office:value-type="float" office:value="7.485696">
            <text:p>7.485696</text:p>
          </table:table-cell>
          <table:table-cell table:formula="of:=([.B685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86]-[.F$2])^2" office:value-type="float" office:value="3.013696">
            <text:p>3.013696</text:p>
          </table:table-cell>
          <table:table-cell table:formula="of:=([.B68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formula="of:=([.A687]-[.F$2])^2" office:value-type="float" office:value="743.325696">
            <text:p>743.325696</text:p>
          </table:table-cell>
          <table:table-cell table:formula="of:=([.B687]-[.J$2])^2" office:value-type="float" office:value="418.161601">
            <text:p>418.16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688]-[.F$2])^2" office:value-type="float" office:value="3.013696">
            <text:p>3.013696</text:p>
          </table:table-cell>
          <table:table-cell table:formula="of:=([.B68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689]-[.F$2])^2" office:value-type="float" office:value="0.541696000000001">
            <text:p>0.541696</text:p>
          </table:table-cell>
          <table:table-cell table:formula="of:=([.B689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690]-[.F$2])^2" office:value-type="float" office:value="0.541696000000001">
            <text:p>0.541696</text:p>
          </table:table-cell>
          <table:table-cell table:formula="of:=([.B69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91]-[.F$2])^2" office:value-type="float" office:value="3.013696">
            <text:p>3.013696</text:p>
          </table:table-cell>
          <table:table-cell table:formula="of:=([.B691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692]-[.F$2])^2" office:value-type="float" office:value="0.0696959999999997">
            <text:p>0.069696</text:p>
          </table:table-cell>
          <table:table-cell table:formula="of:=([.B692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693]-[.F$2])^2" office:value-type="float" office:value="0.0696959999999997">
            <text:p>0.069696</text:p>
          </table:table-cell>
          <table:table-cell table:formula="of:=([.B693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694]-[.F$2])^2" office:value-type="float" office:value="0.0696959999999997">
            <text:p>0.069696</text:p>
          </table:table-cell>
          <table:table-cell table:formula="of:=([.B69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695]-[.F$2])^2" office:value-type="float" office:value="3.013696">
            <text:p>3.013696</text:p>
          </table:table-cell>
          <table:table-cell table:formula="of:=([.B695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96]-[.F$2])^2" office:value-type="float" office:value="0.541696000000001">
            <text:p>0.541696</text:p>
          </table:table-cell>
          <table:table-cell table:formula="of:=([.B696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697]-[.F$2])^2" office:value-type="float" office:value="0.0696959999999997">
            <text:p>0.069696</text:p>
          </table:table-cell>
          <table:table-cell table:formula="of:=([.B697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698]-[.F$2])^2" office:value-type="float" office:value="0.541696000000001">
            <text:p>0.541696</text:p>
          </table:table-cell>
          <table:table-cell table:formula="of:=([.B698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699]-[.F$2])^2" office:value-type="float" office:value="3.013696">
            <text:p>3.013696</text:p>
          </table:table-cell>
          <table:table-cell table:formula="of:=([.B699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formula="of:=([.A700]-[.F$2])^2" office:value-type="float" office:value="27.709696">
            <text:p>27.709696</text:p>
          </table:table-cell>
          <table:table-cell table:formula="of:=([.B700]-[.J$2])^2" office:value-type="float" office:value="71.385601">
            <text:p>71.385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([.A701]-[.F$2])^2" office:value-type="float" office:value="1.597696">
            <text:p>1.597696</text:p>
          </table:table-cell>
          <table:table-cell table:formula="of:=([.B701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702]-[.F$2])^2" office:value-type="float" office:value="0.541696000000001">
            <text:p>0.541696</text:p>
          </table:table-cell>
          <table:table-cell table:formula="of:=([.B70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([.A703]-[.F$2])^2" office:value-type="float" office:value="7.485696">
            <text:p>7.485696</text:p>
          </table:table-cell>
          <table:table-cell table:formula="of:=([.B703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04]-[.F$2])^2" office:value-type="float" office:value="3.013696">
            <text:p>3.013696</text:p>
          </table:table-cell>
          <table:table-cell table:formula="of:=([.B704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705]-[.F$2])^2" office:value-type="float" office:value="13.957696">
            <text:p>13.957696</text:p>
          </table:table-cell>
          <table:table-cell table:formula="of:=([.B705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formula="of:=([.A706]-[.F$2])^2" office:value-type="float" office:value="3.013696">
            <text:p>3.013696</text:p>
          </table:table-cell>
          <table:table-cell table:formula="of:=([.B706]-[.J$2])^2" office:value-type="float" office:value="699.549601">
            <text:p>699.54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formula="of:=([.A707]-[.F$2])^2" office:value-type="float" office:value="0.0696959999999997">
            <text:p>0.069696</text:p>
          </table:table-cell>
          <table:table-cell table:formula="of:=([.B707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708]-[.F$2])^2" office:value-type="float" office:value="0.541696000000001">
            <text:p>0.541696</text:p>
          </table:table-cell>
          <table:table-cell table:formula="of:=([.B708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709]-[.F$2])^2" office:value-type="float" office:value="3.013696">
            <text:p>3.013696</text:p>
          </table:table-cell>
          <table:table-cell table:formula="of:=([.B709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710]-[.F$2])^2" office:value-type="float" office:value="0.541696000000001">
            <text:p>0.541696</text:p>
          </table:table-cell>
          <table:table-cell table:formula="of:=([.B710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711]-[.F$2])^2" office:value-type="float" office:value="13.957696">
            <text:p>13.957696</text:p>
          </table:table-cell>
          <table:table-cell table:formula="of:=([.B711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712]-[.F$2])^2" office:value-type="float" office:value="3.013696">
            <text:p>3.013696</text:p>
          </table:table-cell>
          <table:table-cell table:formula="of:=([.B712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formula="of:=([.A713]-[.F$2])^2" office:value-type="float" office:value="0.541696000000001">
            <text:p>0.541696</text:p>
          </table:table-cell>
          <table:table-cell table:formula="of:=([.B713]-[.J$2])^2" office:value-type="float" office:value="699.549601">
            <text:p>699.54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14]-[.F$2])^2" office:value-type="float" office:value="0.541696000000001">
            <text:p>0.541696</text:p>
          </table:table-cell>
          <table:table-cell table:formula="of:=([.B714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715]-[.F$2])^2" office:value-type="float" office:value="3.013696">
            <text:p>3.013696</text:p>
          </table:table-cell>
          <table:table-cell table:formula="of:=([.B715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16]-[.F$2])^2" office:value-type="float" office:value="0.541696000000001">
            <text:p>0.541696</text:p>
          </table:table-cell>
          <table:table-cell table:formula="of:=([.B716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717]-[.F$2])^2" office:value-type="float" office:value="0.0696959999999997">
            <text:p>0.069696</text:p>
          </table:table-cell>
          <table:table-cell table:formula="of:=([.B717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([.A718]-[.F$2])^2" office:value-type="float" office:value="5.125696">
            <text:p>5.125696</text:p>
          </table:table-cell>
          <table:table-cell table:formula="of:=([.B718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719]-[.F$2])^2" office:value-type="float" office:value="0.541696000000001">
            <text:p>0.541696</text:p>
          </table:table-cell>
          <table:table-cell table:formula="of:=([.B719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720]-[.F$2])^2" office:value-type="float" office:value="3.013696">
            <text:p>3.013696</text:p>
          </table:table-cell>
          <table:table-cell table:formula="of:=([.B72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721]-[.F$2])^2" office:value-type="float" office:value="175.933696">
            <text:p>175.933696</text:p>
          </table:table-cell>
          <table:table-cell table:formula="of:=([.B72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722]-[.F$2])^2" office:value-type="float" office:value="0.541696000000001">
            <text:p>0.541696</text:p>
          </table:table-cell>
          <table:table-cell table:formula="of:=([.B722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723]-[.F$2])^2" office:value-type="float" office:value="175.933696">
            <text:p>175.933696</text:p>
          </table:table-cell>
          <table:table-cell table:formula="of:=([.B723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724]-[.F$2])^2" office:value-type="float" office:value="0.541696000000001">
            <text:p>0.541696</text:p>
          </table:table-cell>
          <table:table-cell table:formula="of:=([.B724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formula="of:=([.A725]-[.F$2])^2" office:value-type="float" office:value="0.541696000000001">
            <text:p>0.541696</text:p>
          </table:table-cell>
          <table:table-cell table:formula="of:=([.B725]-[.J$2])^2" office:value-type="float" office:value="131.079601">
            <text:p>131.07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726]-[.F$2])^2" office:value-type="float" office:value="3.013696">
            <text:p>3.013696</text:p>
          </table:table-cell>
          <table:table-cell table:formula="of:=([.B726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([.A727]-[.F$2])^2" office:value-type="float" office:value="10.653696">
            <text:p>10.653696</text:p>
          </table:table-cell>
          <table:table-cell table:formula="of:=([.B727]-[.J$2])^2" office:value-type="float" office:value="597.753601">
            <text:p>597.75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728]-[.F$2])^2" office:value-type="float" office:value="3.013696">
            <text:p>3.013696</text:p>
          </table:table-cell>
          <table:table-cell table:formula="of:=([.B728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729]-[.F$2])^2" office:value-type="float" office:value="0.541696000000001">
            <text:p>0.541696</text:p>
          </table:table-cell>
          <table:table-cell table:formula="of:=([.B729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730]-[.F$2])^2" office:value-type="float" office:value="0.541696000000001">
            <text:p>0.541696</text:p>
          </table:table-cell>
          <table:table-cell table:formula="of:=([.B73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731]-[.F$2])^2" office:value-type="float" office:value="3.013696">
            <text:p>3.013696</text:p>
          </table:table-cell>
          <table:table-cell table:formula="of:=([.B731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732]-[.F$2])^2" office:value-type="float" office:value="13.957696">
            <text:p>13.957696</text:p>
          </table:table-cell>
          <table:table-cell table:formula="of:=([.B732]-[.J$2])^2" office:value-type="float" office:value="111.323601">
            <text:p>111.32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33]-[.F$2])^2" office:value-type="float" office:value="3.013696">
            <text:p>3.013696</text:p>
          </table:table-cell>
          <table:table-cell table:formula="of:=([.B73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734]-[.F$2])^2" office:value-type="float" office:value="0.0696959999999997">
            <text:p>0.069696</text:p>
          </table:table-cell>
          <table:table-cell table:formula="of:=([.B734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([.A735]-[.F$2])^2" office:value-type="float" office:value="5.125696">
            <text:p>5.125696</text:p>
          </table:table-cell>
          <table:table-cell table:formula="of:=([.B735]-[.J$2])^2" office:value-type="float" office:value="91.221601">
            <text:p>91.22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36]-[.F$2])^2" office:value-type="float" office:value="3.013696">
            <text:p>3.013696</text:p>
          </table:table-cell>
          <table:table-cell table:formula="of:=([.B73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737]-[.F$2])^2" office:value-type="float" office:value="3.013696">
            <text:p>3.013696</text:p>
          </table:table-cell>
          <table:table-cell table:formula="of:=([.B737]-[.J$2])^2" office:value-type="float" office:value="111.323601">
            <text:p>111.323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738]-[.F$2])^2" office:value-type="float" office:value="1.597696">
            <text:p>1.597696</text:p>
          </table:table-cell>
          <table:table-cell table:formula="of:=([.B738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739]-[.F$2])^2" office:value-type="float" office:value="0.0696959999999997">
            <text:p>0.069696</text:p>
          </table:table-cell>
          <table:table-cell table:formula="of:=([.B739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740]-[.F$2])^2" office:value-type="float" office:value="3.013696">
            <text:p>3.013696</text:p>
          </table:table-cell>
          <table:table-cell table:formula="of:=([.B740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741]-[.F$2])^2" office:value-type="float" office:value="3.013696">
            <text:p>3.013696</text:p>
          </table:table-cell>
          <table:table-cell table:formula="of:=([.B741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742]-[.F$2])^2" office:value-type="float" office:value="0.541696000000001">
            <text:p>0.541696</text:p>
          </table:table-cell>
          <table:table-cell table:formula="of:=([.B742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743]-[.F$2])^2" office:value-type="float" office:value="3.013696">
            <text:p>3.013696</text:p>
          </table:table-cell>
          <table:table-cell table:formula="of:=([.B743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44]-[.F$2])^2" office:value-type="float" office:value="3.013696">
            <text:p>3.013696</text:p>
          </table:table-cell>
          <table:table-cell table:formula="of:=([.B744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45]-[.F$2])^2" office:value-type="float" office:value="0.541696000000001">
            <text:p>0.541696</text:p>
          </table:table-cell>
          <table:table-cell table:formula="of:=([.B745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746]-[.F$2])^2" office:value-type="float" office:value="0.541696000000001">
            <text:p>0.541696</text:p>
          </table:table-cell>
          <table:table-cell table:formula="of:=([.B746]-[.J$2])^2" office:value-type="float" office:value="71.385601">
            <text:p>71.38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747]-[.F$2])^2" office:value-type="float" office:value="3.013696">
            <text:p>3.013696</text:p>
          </table:table-cell>
          <table:table-cell table:formula="of:=([.B747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48]-[.F$2])^2" office:value-type="float" office:value="3.013696">
            <text:p>3.013696</text:p>
          </table:table-cell>
          <table:table-cell table:formula="of:=([.B74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([.A749]-[.F$2])^2" office:value-type="float" office:value="203.461696">
            <text:p>203.461696</text:p>
          </table:table-cell>
          <table:table-cell table:formula="of:=([.B749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750]-[.F$2])^2" office:value-type="float" office:value="0.541696000000001">
            <text:p>0.541696</text:p>
          </table:table-cell>
          <table:table-cell table:formula="of:=([.B750]-[.J$2])^2" office:value-type="float" office:value="89.283601">
            <text:p>89.28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751]-[.F$2])^2" office:value-type="float" office:value="0.541696000000001">
            <text:p>0.541696</text:p>
          </table:table-cell>
          <table:table-cell table:formula="of:=([.B751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formula="of:=([.A752]-[.F$2])^2" office:value-type="float" office:value="10.653696">
            <text:p>10.653696</text:p>
          </table:table-cell>
          <table:table-cell table:formula="of:=([.B752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53]-[.F$2])^2" office:value-type="float" office:value="3.013696">
            <text:p>3.013696</text:p>
          </table:table-cell>
          <table:table-cell table:formula="of:=([.B753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754]-[.F$2])^2" office:value-type="float" office:value="0.541696000000001">
            <text:p>0.541696</text:p>
          </table:table-cell>
          <table:table-cell table:formula="of:=([.B754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55]-[.F$2])^2" office:value-type="float" office:value="0.541696000000001">
            <text:p>0.541696</text:p>
          </table:table-cell>
          <table:table-cell table:formula="of:=([.B755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56]-[.F$2])^2" office:value-type="float" office:value="3.013696">
            <text:p>3.013696</text:p>
          </table:table-cell>
          <table:table-cell table:formula="of:=([.B75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757]-[.F$2])^2" office:value-type="float" office:value="7.485696">
            <text:p>7.485696</text:p>
          </table:table-cell>
          <table:table-cell table:formula="of:=([.B757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758]-[.F$2])^2" office:value-type="float" office:value="0.541696000000001">
            <text:p>0.541696</text:p>
          </table:table-cell>
          <table:table-cell table:formula="of:=([.B758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759]-[.F$2])^2" office:value-type="float" office:value="13.957696">
            <text:p>13.957696</text:p>
          </table:table-cell>
          <table:table-cell table:formula="of:=([.B75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760]-[.F$2])^2" office:value-type="float" office:value="0.541696000000001">
            <text:p>0.541696</text:p>
          </table:table-cell>
          <table:table-cell table:formula="of:=([.B760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761]-[.F$2])^2" office:value-type="float" office:value="3.013696">
            <text:p>3.013696</text:p>
          </table:table-cell>
          <table:table-cell table:formula="of:=([.B761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762]-[.F$2])^2" office:value-type="float" office:value="0.0696959999999997">
            <text:p>0.069696</text:p>
          </table:table-cell>
          <table:table-cell table:formula="of:=([.B76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63]-[.F$2])^2" office:value-type="float" office:value="3.013696">
            <text:p>3.013696</text:p>
          </table:table-cell>
          <table:table-cell table:formula="of:=([.B763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764]-[.F$2])^2" office:value-type="float" office:value="3.013696">
            <text:p>3.013696</text:p>
          </table:table-cell>
          <table:table-cell table:formula="of:=([.B76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formula="of:=([.A765]-[.F$2])^2" office:value-type="float" office:value="1.597696">
            <text:p>1.597696</text:p>
          </table:table-cell>
          <table:table-cell table:formula="of:=([.B76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766]-[.F$2])^2" office:value-type="float" office:value="13.957696">
            <text:p>13.957696</text:p>
          </table:table-cell>
          <table:table-cell table:formula="of:=([.B76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767]-[.F$2])^2" office:value-type="float" office:value="0.541696000000001">
            <text:p>0.541696</text:p>
          </table:table-cell>
          <table:table-cell table:formula="of:=([.B767]-[.J$2])^2" office:value-type="float" office:value="71.385601">
            <text:p>71.38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768]-[.F$2])^2" office:value-type="float" office:value="7.485696">
            <text:p>7.485696</text:p>
          </table:table-cell>
          <table:table-cell table:formula="of:=([.B76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formula="of:=([.A769]-[.F$2])^2" office:value-type="float" office:value="0.541696000000001">
            <text:p>0.541696</text:p>
          </table:table-cell>
          <table:table-cell table:formula="of:=([.B769]-[.J$2])^2" office:value-type="float" office:value="867.243601">
            <text:p>867.24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770]-[.F$2])^2" office:value-type="float" office:value="0.541696000000001">
            <text:p>0.541696</text:p>
          </table:table-cell>
          <table:table-cell table:formula="of:=([.B77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71]-[.F$2])^2" office:value-type="float" office:value="0.541696000000001">
            <text:p>0.541696</text:p>
          </table:table-cell>
          <table:table-cell table:formula="of:=([.B771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772]-[.F$2])^2" office:value-type="float" office:value="3.013696">
            <text:p>3.013696</text:p>
          </table:table-cell>
          <table:table-cell table:formula="of:=([.B772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773]-[.F$2])^2" office:value-type="float" office:value="3.013696">
            <text:p>3.013696</text:p>
          </table:table-cell>
          <table:table-cell table:formula="of:=([.B77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774]-[.F$2])^2" office:value-type="float" office:value="3.013696">
            <text:p>3.013696</text:p>
          </table:table-cell>
          <table:table-cell table:formula="of:=([.B774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formula="of:=([.A775]-[.F$2])^2" office:value-type="float" office:value="10.653696">
            <text:p>10.653696</text:p>
          </table:table-cell>
          <table:table-cell table:formula="of:=([.B775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776]-[.F$2])^2" office:value-type="float" office:value="0.0696959999999997">
            <text:p>0.069696</text:p>
          </table:table-cell>
          <table:table-cell table:formula="of:=([.B776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77]-[.F$2])^2" office:value-type="float" office:value="3.013696">
            <text:p>3.013696</text:p>
          </table:table-cell>
          <table:table-cell table:formula="of:=([.B777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formula="of:=([.A778]-[.F$2])^2" office:value-type="float" office:value="410.629696">
            <text:p>410.629696</text:p>
          </table:table-cell>
          <table:table-cell table:formula="of:=([.B778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779]-[.F$2])^2" office:value-type="float" office:value="3.013696">
            <text:p>3.013696</text:p>
          </table:table-cell>
          <table:table-cell table:formula="of:=([.B779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80]-[.F$2])^2" office:value-type="float" office:value="3.013696">
            <text:p>3.013696</text:p>
          </table:table-cell>
          <table:table-cell table:formula="of:=([.B78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781]-[.F$2])^2" office:value-type="float" office:value="3.013696">
            <text:p>3.013696</text:p>
          </table:table-cell>
          <table:table-cell table:formula="of:=([.B781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formula="of:=([.A782]-[.F$2])^2" office:value-type="float" office:value="39.237696">
            <text:p>39.237696</text:p>
          </table:table-cell>
          <table:table-cell table:formula="of:=([.B782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783]-[.F$2])^2" office:value-type="float" office:value="13.957696">
            <text:p>13.957696</text:p>
          </table:table-cell>
          <table:table-cell table:formula="of:=([.B78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784]-[.F$2])^2" office:value-type="float" office:value="3.013696">
            <text:p>3.013696</text:p>
          </table:table-cell>
          <table:table-cell table:formula="of:=([.B78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([.A785]-[.F$2])^2" office:value-type="float" office:value="126.877696">
            <text:p>126.877696</text:p>
          </table:table-cell>
          <table:table-cell table:formula="of:=([.B78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86]-[.F$2])^2" office:value-type="float" office:value="0.541696000000001">
            <text:p>0.541696</text:p>
          </table:table-cell>
          <table:table-cell table:formula="of:=([.B786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formula="of:=([.A787]-[.F$2])^2" office:value-type="float" office:value="7.485696">
            <text:p>7.485696</text:p>
          </table:table-cell>
          <table:table-cell table:formula="of:=([.B787]-[.J$2])^2" office:value-type="float" office:value="699.549601">
            <text:p>699.54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788]-[.F$2])^2" office:value-type="float" office:value="0.541696000000001">
            <text:p>0.541696</text:p>
          </table:table-cell>
          <table:table-cell table:formula="of:=([.B788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789]-[.F$2])^2" office:value-type="float" office:value="0.541696000000001">
            <text:p>0.541696</text:p>
          </table:table-cell>
          <table:table-cell table:formula="of:=([.B789]-[.J$2])^2" office:value-type="float" office:value="71.385601">
            <text:p>71.38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790]-[.F$2])^2" office:value-type="float" office:value="3.013696">
            <text:p>3.013696</text:p>
          </table:table-cell>
          <table:table-cell table:formula="of:=([.B79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791]-[.F$2])^2" office:value-type="float" office:value="0.541696000000001">
            <text:p>0.541696</text:p>
          </table:table-cell>
          <table:table-cell table:formula="of:=([.B791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792]-[.F$2])^2" office:value-type="float" office:value="7.485696">
            <text:p>7.485696</text:p>
          </table:table-cell>
          <table:table-cell table:formula="of:=([.B792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793]-[.F$2])^2" office:value-type="float" office:value="0.0696959999999997">
            <text:p>0.069696</text:p>
          </table:table-cell>
          <table:table-cell table:formula="of:=([.B793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794]-[.F$2])^2" office:value-type="float" office:value="0.541696000000001">
            <text:p>0.541696</text:p>
          </table:table-cell>
          <table:table-cell table:formula="of:=([.B794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795]-[.F$2])^2" office:value-type="float" office:value="13.957696">
            <text:p>13.957696</text:p>
          </table:table-cell>
          <table:table-cell table:formula="of:=([.B795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796]-[.F$2])^2" office:value-type="float" office:value="0.541696000000001">
            <text:p>0.541696</text:p>
          </table:table-cell>
          <table:table-cell table:formula="of:=([.B79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97]-[.F$2])^2" office:value-type="float" office:value="3.013696">
            <text:p>3.013696</text:p>
          </table:table-cell>
          <table:table-cell table:formula="of:=([.B797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table:formula="of:=([.A798]-[.F$2])^2" office:value-type="float" office:value="495.685696">
            <text:p>495.685696</text:p>
          </table:table-cell>
          <table:table-cell table:formula="of:=([.B79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formula="of:=([.A799]-[.F$2])^2" office:value-type="float" office:value="7.485696">
            <text:p>7.485696</text:p>
          </table:table-cell>
          <table:table-cell table:formula="of:=([.B799]-[.J$2])^2" office:value-type="float" office:value="180.875601">
            <text:p>180.87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00]-[.F$2])^2" office:value-type="float" office:value="3.013696">
            <text:p>3.013696</text:p>
          </table:table-cell>
          <table:table-cell table:formula="of:=([.B80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801]-[.F$2])^2" office:value-type="float" office:value="0.541696000000001">
            <text:p>0.541696</text:p>
          </table:table-cell>
          <table:table-cell table:formula="of:=([.B801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802]-[.F$2])^2" office:value-type="float" office:value="3.013696">
            <text:p>3.013696</text:p>
          </table:table-cell>
          <table:table-cell table:formula="of:=([.B802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803]-[.F$2])^2" office:value-type="float" office:value="0.541696000000001">
            <text:p>0.541696</text:p>
          </table:table-cell>
          <table:table-cell table:formula="of:=([.B80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804]-[.F$2])^2" office:value-type="float" office:value="3.013696">
            <text:p>3.013696</text:p>
          </table:table-cell>
          <table:table-cell table:formula="of:=([.B804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05]-[.F$2])^2" office:value-type="float" office:value="3.013696">
            <text:p>3.013696</text:p>
          </table:table-cell>
          <table:table-cell table:formula="of:=([.B80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06]-[.F$2])^2" office:value-type="float" office:value="3.013696">
            <text:p>3.013696</text:p>
          </table:table-cell>
          <table:table-cell table:formula="of:=([.B80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formula="of:=([.A807]-[.F$2])^2" office:value-type="float" office:value="0.541696000000001">
            <text:p>0.541696</text:p>
          </table:table-cell>
          <table:table-cell table:formula="of:=([.B807]-[.J$2])^2" office:value-type="float" office:value="154.977601">
            <text:p>154.97760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table:formula="of:=([.A808]-[.F$2])^2" office:value-type="float" office:value="298.045696">
            <text:p>298.045696</text:p>
          </table:table-cell>
          <table:table-cell table:formula="of:=([.B80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809]-[.F$2])^2" office:value-type="float" office:value="0.541696000000001">
            <text:p>0.541696</text:p>
          </table:table-cell>
          <table:table-cell table:formula="of:=([.B809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810]-[.F$2])^2" office:value-type="float" office:value="7.485696">
            <text:p>7.485696</text:p>
          </table:table-cell>
          <table:table-cell table:formula="of:=([.B810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11]-[.F$2])^2" office:value-type="float" office:value="0.541696000000001">
            <text:p>0.541696</text:p>
          </table:table-cell>
          <table:table-cell table:formula="of:=([.B811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812]-[.F$2])^2" office:value-type="float" office:value="13.957696">
            <text:p>13.957696</text:p>
          </table:table-cell>
          <table:table-cell table:formula="of:=([.B81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formula="of:=([.A813]-[.F$2])^2" office:value-type="float" office:value="0.541696000000001">
            <text:p>0.541696</text:p>
          </table:table-cell>
          <table:table-cell table:formula="of:=([.B813]-[.J$2])^2" office:value-type="float" office:value="270.569601">
            <text:p>270.56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14]-[.F$2])^2" office:value-type="float" office:value="3.013696">
            <text:p>3.013696</text:p>
          </table:table-cell>
          <table:table-cell table:formula="of:=([.B814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815]-[.F$2])^2" office:value-type="float" office:value="3.013696">
            <text:p>3.013696</text:p>
          </table:table-cell>
          <table:table-cell table:formula="of:=([.B815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16]-[.F$2])^2" office:value-type="float" office:value="3.013696">
            <text:p>3.013696</text:p>
          </table:table-cell>
          <table:table-cell table:formula="of:=([.B816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817]-[.F$2])^2" office:value-type="float" office:value="13.957696">
            <text:p>13.957696</text:p>
          </table:table-cell>
          <table:table-cell table:formula="of:=([.B817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818]-[.F$2])^2" office:value-type="float" office:value="0.541696000000001">
            <text:p>0.541696</text:p>
          </table:table-cell>
          <table:table-cell table:formula="of:=([.B818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([.A819]-[.F$2])^2" office:value-type="float" office:value="18.181696">
            <text:p>18.181696</text:p>
          </table:table-cell>
          <table:table-cell table:formula="of:=([.B819]-[.J$2])^2" office:value-type="float" office:value="89.283601">
            <text:p>89.283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formula="of:=([.A820]-[.F$2])^2" office:value-type="float" office:value="105.349696">
            <text:p>105.349696</text:p>
          </table:table-cell>
          <table:table-cell table:formula="of:=([.B820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21]-[.F$2])^2" office:value-type="float" office:value="0.541696000000001">
            <text:p>0.541696</text:p>
          </table:table-cell>
          <table:table-cell table:formula="of:=([.B821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formula="of:=([.A822]-[.F$2])^2" office:value-type="float" office:value="105.349696">
            <text:p>105.349696</text:p>
          </table:table-cell>
          <table:table-cell table:formula="of:=([.B822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formula="of:=([.A823]-[.F$2])^2" office:value-type="float" office:value="13.957696">
            <text:p>13.957696</text:p>
          </table:table-cell>
          <table:table-cell table:formula="of:=([.B823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([.A824]-[.F$2])^2" office:value-type="float" office:value="85.821696">
            <text:p>85.821696</text:p>
          </table:table-cell>
          <table:table-cell table:formula="of:=([.B824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825]-[.F$2])^2" office:value-type="float" office:value="0.541696000000001">
            <text:p>0.541696</text:p>
          </table:table-cell>
          <table:table-cell table:formula="of:=([.B825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826]-[.F$2])^2" office:value-type="float" office:value="0.541696000000001">
            <text:p>0.541696</text:p>
          </table:table-cell>
          <table:table-cell table:formula="of:=([.B82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27]-[.F$2])^2" office:value-type="float" office:value="3.013696">
            <text:p>3.013696</text:p>
          </table:table-cell>
          <table:table-cell table:formula="of:=([.B827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828]-[.F$2])^2" office:value-type="float" office:value="3.013696">
            <text:p>3.013696</text:p>
          </table:table-cell>
          <table:table-cell table:formula="of:=([.B828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829]-[.F$2])^2" office:value-type="float" office:value="0.541696000000001">
            <text:p>0.541696</text:p>
          </table:table-cell>
          <table:table-cell table:formula="of:=([.B829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830]-[.F$2])^2" office:value-type="float" office:value="264.517696">
            <text:p>264.517696</text:p>
          </table:table-cell>
          <table:table-cell table:formula="of:=([.B830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831]-[.F$2])^2" office:value-type="float" office:value="7.485696">
            <text:p>7.485696</text:p>
          </table:table-cell>
          <table:table-cell table:formula="of:=([.B831]-[.J$2])^2" office:value-type="float" office:value="91.221601">
            <text:p>91.22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832]-[.F$2])^2" office:value-type="float" office:value="0.541696000000001">
            <text:p>0.541696</text:p>
          </table:table-cell>
          <table:table-cell table:formula="of:=([.B832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833]-[.F$2])^2" office:value-type="float" office:value="3.013696">
            <text:p>3.013696</text:p>
          </table:table-cell>
          <table:table-cell table:formula="of:=([.B833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834]-[.F$2])^2" office:value-type="float" office:value="10.653696">
            <text:p>10.653696</text:p>
          </table:table-cell>
          <table:table-cell table:formula="of:=([.B834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835]-[.F$2])^2" office:value-type="float" office:value="0.0696959999999997">
            <text:p>0.069696</text:p>
          </table:table-cell>
          <table:table-cell table:formula="of:=([.B835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([.A836]-[.F$2])^2" office:value-type="float" office:value="175.933696">
            <text:p>175.933696</text:p>
          </table:table-cell>
          <table:table-cell table:formula="of:=([.B83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837]-[.F$2])^2" office:value-type="float" office:value="3.013696">
            <text:p>3.013696</text:p>
          </table:table-cell>
          <table:table-cell table:formula="of:=([.B837]-[.J$2])^2" office:value-type="float" office:value="91.221601">
            <text:p>91.22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838]-[.F$2])^2" office:value-type="float" office:value="3.013696">
            <text:p>3.013696</text:p>
          </table:table-cell>
          <table:table-cell table:formula="of:=([.B838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839]-[.F$2])^2" office:value-type="float" office:value="27.709696">
            <text:p>27.709696</text:p>
          </table:table-cell>
          <table:table-cell table:formula="of:=([.B839]-[.J$2])^2" office:value-type="float" office:value="57.017601">
            <text:p>57.017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formula="of:=([.A840]-[.F$2])^2" office:value-type="float" office:value="1.597696">
            <text:p>1.597696</text:p>
          </table:table-cell>
          <table:table-cell table:formula="of:=([.B84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([.A841]-[.F$2])^2" office:value-type="float" office:value="18.181696">
            <text:p>18.181696</text:p>
          </table:table-cell>
          <table:table-cell table:formula="of:=([.B841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842]-[.F$2])^2" office:value-type="float" office:value="7.485696">
            <text:p>7.485696</text:p>
          </table:table-cell>
          <table:table-cell table:formula="of:=([.B842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843]-[.F$2])^2" office:value-type="float" office:value="3.013696">
            <text:p>3.013696</text:p>
          </table:table-cell>
          <table:table-cell table:formula="of:=([.B843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844]-[.F$2])^2" office:value-type="float" office:value="13.957696">
            <text:p>13.957696</text:p>
          </table:table-cell>
          <table:table-cell table:formula="of:=([.B844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845]-[.F$2])^2" office:value-type="float" office:value="13.957696">
            <text:p>13.957696</text:p>
          </table:table-cell>
          <table:table-cell table:formula="of:=([.B845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formula="of:=([.A846]-[.F$2])^2" office:value-type="float" office:value="0.0696959999999997">
            <text:p>0.069696</text:p>
          </table:table-cell>
          <table:table-cell table:formula="of:=([.B846]-[.J$2])^2" office:value-type="float" office:value="180.875601">
            <text:p>180.87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847]-[.F$2])^2" office:value-type="float" office:value="3.013696">
            <text:p>3.013696</text:p>
          </table:table-cell>
          <table:table-cell table:formula="of:=([.B847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848]-[.F$2])^2" office:value-type="float" office:value="0.0696959999999997">
            <text:p>0.069696</text:p>
          </table:table-cell>
          <table:table-cell table:formula="of:=([.B848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table:formula="of:=([.A849]-[.F$2])^2" office:value-type="float" office:value="3.013696">
            <text:p>3.013696</text:p>
          </table:table-cell>
          <table:table-cell table:formula="of:=([.B849]-[.J$2])^2" office:value-type="float" office:value="154.977601">
            <text:p>154.97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850]-[.F$2])^2" office:value-type="float" office:value="0.0696959999999997">
            <text:p>0.069696</text:p>
          </table:table-cell>
          <table:table-cell table:formula="of:=([.B850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851]-[.F$2])^2" office:value-type="float" office:value="13.957696">
            <text:p>13.957696</text:p>
          </table:table-cell>
          <table:table-cell table:formula="of:=([.B851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852]-[.F$2])^2" office:value-type="float" office:value="3.013696">
            <text:p>3.013696</text:p>
          </table:table-cell>
          <table:table-cell table:formula="of:=([.B852]-[.J$2])^2" office:value-type="float" office:value="19.793601">
            <text:p>19.79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53]-[.F$2])^2" office:value-type="float" office:value="3.013696">
            <text:p>3.013696</text:p>
          </table:table-cell>
          <table:table-cell table:formula="of:=([.B85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854]-[.F$2])^2" office:value-type="float" office:value="3.013696">
            <text:p>3.013696</text:p>
          </table:table-cell>
          <table:table-cell table:formula="of:=([.B854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([.A855]-[.F$2])^2" office:value-type="float" office:value="5.125696">
            <text:p>5.125696</text:p>
          </table:table-cell>
          <table:table-cell table:formula="of:=([.B855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856]-[.F$2])^2" office:value-type="float" office:value="10.653696">
            <text:p>10.653696</text:p>
          </table:table-cell>
          <table:table-cell table:formula="of:=([.B856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857]-[.F$2])^2" office:value-type="float" office:value="3.013696">
            <text:p>3.013696</text:p>
          </table:table-cell>
          <table:table-cell table:formula="of:=([.B857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58]-[.F$2])^2" office:value-type="float" office:value="3.013696">
            <text:p>3.013696</text:p>
          </table:table-cell>
          <table:table-cell table:formula="of:=([.B858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A859]-[.F$2])^2" office:value-type="float" office:value="13.957696">
            <text:p>13.957696</text:p>
          </table:table-cell>
          <table:table-cell table:formula="of:=([.B859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60]-[.F$2])^2" office:value-type="float" office:value="3.013696">
            <text:p>3.013696</text:p>
          </table:table-cell>
          <table:table-cell table:formula="of:=([.B860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61]-[.F$2])^2" office:value-type="float" office:value="3.013696">
            <text:p>3.013696</text:p>
          </table:table-cell>
          <table:table-cell table:formula="of:=([.B861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([.A862]-[.F$2])^2" office:value-type="float" office:value="13.957696">
            <text:p>13.957696</text:p>
          </table:table-cell>
          <table:table-cell table:formula="of:=([.B862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formula="of:=([.A863]-[.F$2])^2" office:value-type="float" office:value="68.293696">
            <text:p>68.293696</text:p>
          </table:table-cell>
          <table:table-cell table:formula="of:=([.B863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864]-[.F$2])^2" office:value-type="float" office:value="7.485696">
            <text:p>7.485696</text:p>
          </table:table-cell>
          <table:table-cell table:formula="of:=([.B864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865]-[.F$2])^2" office:value-type="float" office:value="7.485696">
            <text:p>7.485696</text:p>
          </table:table-cell>
          <table:table-cell table:formula="of:=([.B865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866]-[.F$2])^2" office:value-type="float" office:value="0.541696000000001">
            <text:p>0.541696</text:p>
          </table:table-cell>
          <table:table-cell table:formula="of:=([.B86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formula="of:=([.A867]-[.F$2])^2" office:value-type="float" office:value="3.013696">
            <text:p>3.013696</text:p>
          </table:table-cell>
          <table:table-cell table:formula="of:=([.B867]-[.J$2])^2" office:value-type="float" office:value="238.671601">
            <text:p>238.67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68]-[.F$2])^2" office:value-type="float" office:value="0.541696000000001">
            <text:p>0.541696</text:p>
          </table:table-cell>
          <table:table-cell table:formula="of:=([.B868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69]-[.F$2])^2" office:value-type="float" office:value="0.541696000000001">
            <text:p>0.541696</text:p>
          </table:table-cell>
          <table:table-cell table:formula="of:=([.B869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70]-[.F$2])^2" office:value-type="float" office:value="3.013696">
            <text:p>3.013696</text:p>
          </table:table-cell>
          <table:table-cell table:formula="of:=([.B87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([.A871]-[.F$2])^2" office:value-type="float" office:value="0.541696000000001">
            <text:p>0.541696</text:p>
          </table:table-cell>
          <table:table-cell table:formula="of:=([.B871]-[.J$2])^2" office:value-type="float" office:value="208.773601">
            <text:p>208.77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872]-[.F$2])^2" office:value-type="float" office:value="0.541696000000001">
            <text:p>0.541696</text:p>
          </table:table-cell>
          <table:table-cell table:formula="of:=([.B87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873]-[.F$2])^2" office:value-type="float" office:value="3.013696">
            <text:p>3.013696</text:p>
          </table:table-cell>
          <table:table-cell table:formula="of:=([.B87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874]-[.F$2])^2" office:value-type="float" office:value="0.0696959999999997">
            <text:p>0.069696</text:p>
          </table:table-cell>
          <table:table-cell table:formula="of:=([.B874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875]-[.F$2])^2" office:value-type="float" office:value="0.0696959999999997">
            <text:p>0.069696</text:p>
          </table:table-cell>
          <table:table-cell table:formula="of:=([.B875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876]-[.F$2])^2" office:value-type="float" office:value="0.541696000000001">
            <text:p>0.541696</text:p>
          </table:table-cell>
          <table:table-cell table:formula="of:=([.B876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877]-[.F$2])^2" office:value-type="float" office:value="0.541696000000001">
            <text:p>0.541696</text:p>
          </table:table-cell>
          <table:table-cell table:formula="of:=([.B877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A878]-[.F$2])^2" office:value-type="float" office:value="1.597696">
            <text:p>1.597696</text:p>
          </table:table-cell>
          <table:table-cell table:formula="of:=([.B878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879]-[.F$2])^2" office:value-type="float" office:value="3.013696">
            <text:p>3.013696</text:p>
          </table:table-cell>
          <table:table-cell table:formula="of:=([.B879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880]-[.F$2])^2" office:value-type="float" office:value="13.957696">
            <text:p>13.957696</text:p>
          </table:table-cell>
          <table:table-cell table:formula="of:=([.B880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881]-[.F$2])^2" office:value-type="float" office:value="3.013696">
            <text:p>3.013696</text:p>
          </table:table-cell>
          <table:table-cell table:formula="of:=([.B881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882]-[.F$2])^2" office:value-type="float" office:value="3.013696">
            <text:p>3.013696</text:p>
          </table:table-cell>
          <table:table-cell table:formula="of:=([.B882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883]-[.F$2])^2" office:value-type="float" office:value="68.293696">
            <text:p>68.293696</text:p>
          </table:table-cell>
          <table:table-cell table:formula="of:=([.B88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84]-[.F$2])^2" office:value-type="float" office:value="3.013696">
            <text:p>3.013696</text:p>
          </table:table-cell>
          <table:table-cell table:formula="of:=([.B88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885]-[.F$2])^2" office:value-type="float" office:value="0.541696000000001">
            <text:p>0.541696</text:p>
          </table:table-cell>
          <table:table-cell table:formula="of:=([.B885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86]-[.F$2])^2" office:value-type="float" office:value="0.0696959999999997">
            <text:p>0.069696</text:p>
          </table:table-cell>
          <table:table-cell table:formula="of:=([.B886]-[.J$2])^2" office:value-type="float" office:value="19.793601">
            <text:p>19.79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formula="of:=([.A887]-[.F$2])^2" office:value-type="float" office:value="0.541696000000001">
            <text:p>0.541696</text:p>
          </table:table-cell>
          <table:table-cell table:formula="of:=([.B887]-[.J$2])^2" office:value-type="float" office:value="867.243601">
            <text:p>867.24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888]-[.F$2])^2" office:value-type="float" office:value="0.541696000000001">
            <text:p>0.541696</text:p>
          </table:table-cell>
          <table:table-cell table:formula="of:=([.B888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889]-[.F$2])^2" office:value-type="float" office:value="7.485696">
            <text:p>7.485696</text:p>
          </table:table-cell>
          <table:table-cell table:formula="of:=([.B88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90]-[.F$2])^2" office:value-type="float" office:value="3.013696">
            <text:p>3.013696</text:p>
          </table:table-cell>
          <table:table-cell table:formula="of:=([.B89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891]-[.F$2])^2" office:value-type="float" office:value="0.541696000000001">
            <text:p>0.541696</text:p>
          </table:table-cell>
          <table:table-cell table:formula="of:=([.B891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([.A892]-[.F$2])^2" office:value-type="float" office:value="5.125696">
            <text:p>5.125696</text:p>
          </table:table-cell>
          <table:table-cell table:formula="of:=([.B89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93]-[.F$2])^2" office:value-type="float" office:value="3.013696">
            <text:p>3.013696</text:p>
          </table:table-cell>
          <table:table-cell table:formula="of:=([.B89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894]-[.F$2])^2" office:value-type="float" office:value="13.957696">
            <text:p>13.957696</text:p>
          </table:table-cell>
          <table:table-cell table:formula="of:=([.B89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95]-[.F$2])^2" office:value-type="float" office:value="3.013696">
            <text:p>3.013696</text:p>
          </table:table-cell>
          <table:table-cell table:formula="of:=([.B89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formula="of:=([.A896]-[.F$2])^2" office:value-type="float" office:value="203.461696">
            <text:p>203.461696</text:p>
          </table:table-cell>
          <table:table-cell table:formula="of:=([.B896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897]-[.F$2])^2" office:value-type="float" office:value="10.653696">
            <text:p>10.653696</text:p>
          </table:table-cell>
          <table:table-cell table:formula="of:=([.B897]-[.J$2])^2" office:value-type="float" office:value="57.017601">
            <text:p>57.01760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formula="of:=([.A898]-[.F$2])^2" office:value-type="float" office:value="371.101696">
            <text:p>371.101696</text:p>
          </table:table-cell>
          <table:table-cell table:formula="of:=([.B898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99]-[.F$2])^2" office:value-type="float" office:value="3.013696">
            <text:p>3.013696</text:p>
          </table:table-cell>
          <table:table-cell table:formula="of:=([.B89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00]-[.F$2])^2" office:value-type="float" office:value="3.013696">
            <text:p>3.013696</text:p>
          </table:table-cell>
          <table:table-cell table:formula="of:=([.B90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901]-[.F$2])^2" office:value-type="float" office:value="3.013696">
            <text:p>3.013696</text:p>
          </table:table-cell>
          <table:table-cell table:formula="of:=([.B901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([.A902]-[.F$2])^2" office:value-type="float" office:value="1.597696">
            <text:p>1.597696</text:p>
          </table:table-cell>
          <table:table-cell table:formula="of:=([.B902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903]-[.F$2])^2" office:value-type="float" office:value="0.0696959999999997">
            <text:p>0.069696</text:p>
          </table:table-cell>
          <table:table-cell table:formula="of:=([.B903]-[.J$2])^2" office:value-type="float" office:value="71.385601">
            <text:p>71.385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904]-[.F$2])^2" office:value-type="float" office:value="0.0696959999999997">
            <text:p>0.069696</text:p>
          </table:table-cell>
          <table:table-cell table:formula="of:=([.B904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905]-[.F$2])^2" office:value-type="float" office:value="3.013696">
            <text:p>3.013696</text:p>
          </table:table-cell>
          <table:table-cell table:formula="of:=([.B905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906]-[.F$2])^2" office:value-type="float" office:value="0.541696000000001">
            <text:p>0.541696</text:p>
          </table:table-cell>
          <table:table-cell table:formula="of:=([.B906]-[.J$2])^2" office:value-type="float" office:value="55.487601">
            <text:p>55.48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907]-[.F$2])^2" office:value-type="float" office:value="3.013696">
            <text:p>3.013696</text:p>
          </table:table-cell>
          <table:table-cell table:formula="of:=([.B907]-[.J$2])^2" office:value-type="float" office:value="20.711601">
            <text:p>20.71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table:formula="of:=([.A908]-[.F$2])^2" office:value-type="float" office:value="3.013696">
            <text:p>3.013696</text:p>
          </table:table-cell>
          <table:table-cell table:formula="of:=([.B908]-[.J$2])^2" office:value-type="float" office:value="270.569601">
            <text:p>270.56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909]-[.F$2])^2" office:value-type="float" office:value="0.541696000000001">
            <text:p>0.541696</text:p>
          </table:table-cell>
          <table:table-cell table:formula="of:=([.B909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formula="of:=([.A910]-[.F$2])^2" office:value-type="float" office:value="452.157696">
            <text:p>452.157696</text:p>
          </table:table-cell>
          <table:table-cell table:formula="of:=([.B91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([.A911]-[.F$2])^2" office:value-type="float" office:value="27.709696">
            <text:p>27.709696</text:p>
          </table:table-cell>
          <table:table-cell table:formula="of:=([.B911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912]-[.F$2])^2" office:value-type="float" office:value="0.541696000000001">
            <text:p>0.541696</text:p>
          </table:table-cell>
          <table:table-cell table:formula="of:=([.B91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([.A913]-[.F$2])^2" office:value-type="float" office:value="5.125696">
            <text:p>5.125696</text:p>
          </table:table-cell>
          <table:table-cell table:formula="of:=([.B913]-[.J$2])^2" office:value-type="float" office:value="109.181601">
            <text:p>109.18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14]-[.F$2])^2" office:value-type="float" office:value="3.013696">
            <text:p>3.013696</text:p>
          </table:table-cell>
          <table:table-cell table:formula="of:=([.B914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915]-[.F$2])^2" office:value-type="float" office:value="0.0696959999999997">
            <text:p>0.069696</text:p>
          </table:table-cell>
          <table:table-cell table:formula="of:=([.B915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formula="of:=([.A916]-[.F$2])^2" office:value-type="float" office:value="3.013696">
            <text:p>3.013696</text:p>
          </table:table-cell>
          <table:table-cell table:formula="of:=([.B916]-[.J$2])^2" office:value-type="float" office:value="180.875601">
            <text:p>180.87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917]-[.F$2])^2" office:value-type="float" office:value="3.013696">
            <text:p>3.013696</text:p>
          </table:table-cell>
          <table:table-cell table:formula="of:=([.B917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918]-[.F$2])^2" office:value-type="float" office:value="7.485696">
            <text:p>7.485696</text:p>
          </table:table-cell>
          <table:table-cell table:formula="of:=([.B918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919]-[.F$2])^2" office:value-type="float" office:value="7.485696">
            <text:p>7.485696</text:p>
          </table:table-cell>
          <table:table-cell table:formula="of:=([.B919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920]-[.F$2])^2" office:value-type="float" office:value="3.013696">
            <text:p>3.013696</text:p>
          </table:table-cell>
          <table:table-cell table:formula="of:=([.B920]-[.J$2])^2" office:value-type="float" office:value="91.221601">
            <text:p>91.221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921]-[.F$2])^2" office:value-type="float" office:value="0.0696959999999997">
            <text:p>0.069696</text:p>
          </table:table-cell>
          <table:table-cell table:formula="of:=([.B921]-[.J$2])^2" office:value-type="float" office:value="109.181601">
            <text:p>109.18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922]-[.F$2])^2" office:value-type="float" office:value="0.541696000000001">
            <text:p>0.541696</text:p>
          </table:table-cell>
          <table:table-cell table:formula="of:=([.B922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923]-[.F$2])^2" office:value-type="float" office:value="1.597696">
            <text:p>1.597696</text:p>
          </table:table-cell>
          <table:table-cell table:formula="of:=([.B923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924]-[.F$2])^2" office:value-type="float" office:value="3.013696">
            <text:p>3.013696</text:p>
          </table:table-cell>
          <table:table-cell table:formula="of:=([.B924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formula="of:=([.A925]-[.F$2])^2" office:value-type="float" office:value="7.485696">
            <text:p>7.485696</text:p>
          </table:table-cell>
          <table:table-cell table:formula="of:=([.B925]-[.J$2])^2" office:value-type="float" office:value="304.467601">
            <text:p>304.46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926]-[.F$2])^2" office:value-type="float" office:value="0.0696959999999997">
            <text:p>0.069696</text:p>
          </table:table-cell>
          <table:table-cell table:formula="of:=([.B926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927]-[.F$2])^2" office:value-type="float" office:value="0.541696000000001">
            <text:p>0.541696</text:p>
          </table:table-cell>
          <table:table-cell table:formula="of:=([.B927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928]-[.F$2])^2" office:value-type="float" office:value="0.541696000000001">
            <text:p>0.541696</text:p>
          </table:table-cell>
          <table:table-cell table:formula="of:=([.B928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([.A929]-[.F$2])^2" office:value-type="float" office:value="175.933696">
            <text:p>175.933696</text:p>
          </table:table-cell>
          <table:table-cell table:formula="of:=([.B929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930]-[.F$2])^2" office:value-type="float" office:value="0.541696000000001">
            <text:p>0.541696</text:p>
          </table:table-cell>
          <table:table-cell table:formula="of:=([.B930]-[.J$2])^2" office:value-type="float" office:value="109.181601">
            <text:p>109.18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31]-[.F$2])^2" office:value-type="float" office:value="3.013696">
            <text:p>3.013696</text:p>
          </table:table-cell>
          <table:table-cell table:formula="of:=([.B931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932]-[.F$2])^2" office:value-type="float" office:value="1.597696">
            <text:p>1.597696</text:p>
          </table:table-cell>
          <table:table-cell table:formula="of:=([.B932]-[.J$2])^2" office:value-type="float" office:value="154.977601">
            <text:p>154.97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33]-[.F$2])^2" office:value-type="float" office:value="3.013696">
            <text:p>3.013696</text:p>
          </table:table-cell>
          <table:table-cell table:formula="of:=([.B93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formula="of:=([.A934]-[.F$2])^2" office:value-type="float" office:value="18.181696">
            <text:p>18.181696</text:p>
          </table:table-cell>
          <table:table-cell table:formula="of:=([.B934]-[.J$2])^2" office:value-type="float" office:value="131.079601">
            <text:p>131.07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935]-[.F$2])^2" office:value-type="float" office:value="3.013696">
            <text:p>3.013696</text:p>
          </table:table-cell>
          <table:table-cell table:formula="of:=([.B935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936]-[.F$2])^2" office:value-type="float" office:value="3.013696">
            <text:p>3.013696</text:p>
          </table:table-cell>
          <table:table-cell table:formula="of:=([.B936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table:formula="of:=([.A937]-[.F$2])^2" office:value-type="float" office:value="0.0696959999999997">
            <text:p>0.069696</text:p>
          </table:table-cell>
          <table:table-cell table:formula="of:=([.B937]-[.J$2])^2" office:value-type="float" office:value="699.549601">
            <text:p>699.54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([.A938]-[.F$2])^2" office:value-type="float" office:value="7.485696">
            <text:p>7.485696</text:p>
          </table:table-cell>
          <table:table-cell table:formula="of:=([.B938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39]-[.F$2])^2" office:value-type="float" office:value="0.541696000000001">
            <text:p>0.541696</text:p>
          </table:table-cell>
          <table:table-cell table:formula="of:=([.B939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formula="of:=([.A940]-[.F$2])^2" office:value-type="float" office:value="0.541696000000001">
            <text:p>0.541696</text:p>
          </table:table-cell>
          <table:table-cell table:formula="of:=([.B940]-[.J$2])^2" office:value-type="float" office:value="304.467601">
            <text:p>304.467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A941]-[.F$2])^2" office:value-type="float" office:value="13.957696">
            <text:p>13.957696</text:p>
          </table:table-cell>
          <table:table-cell table:formula="of:=([.B941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([.A942]-[.F$2])^2" office:value-type="float" office:value="1.597696">
            <text:p>1.597696</text:p>
          </table:table-cell>
          <table:table-cell table:formula="of:=([.B942]-[.J$2])^2" office:value-type="float" office:value="109.181601">
            <text:p>109.181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943]-[.F$2])^2" office:value-type="float" office:value="7.485696">
            <text:p>7.485696</text:p>
          </table:table-cell>
          <table:table-cell table:formula="of:=([.B94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([.A944]-[.F$2])^2" office:value-type="float" office:value="5.125696">
            <text:p>5.125696</text:p>
          </table:table-cell>
          <table:table-cell table:formula="of:=([.B944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945]-[.F$2])^2" office:value-type="float" office:value="7.485696">
            <text:p>7.485696</text:p>
          </table:table-cell>
          <table:table-cell table:formula="of:=([.B945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946]-[.F$2])^2" office:value-type="float" office:value="0.541696000000001">
            <text:p>0.541696</text:p>
          </table:table-cell>
          <table:table-cell table:formula="of:=([.B946]-[.J$2])^2" office:value-type="float" office:value="0.303600999999998">
            <text:p>0.303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([.A947]-[.F$2])^2" office:value-type="float" office:value="7.485696">
            <text:p>7.485696</text:p>
          </table:table-cell>
          <table:table-cell table:formula="of:=([.B947]-[.J$2])^2" office:value-type="float" office:value="41.589601">
            <text:p>41.58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48]-[.F$2])^2" office:value-type="float" office:value="0.541696000000001">
            <text:p>0.541696</text:p>
          </table:table-cell>
          <table:table-cell table:formula="of:=([.B948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49]-[.F$2])^2" office:value-type="float" office:value="0.541696000000001">
            <text:p>0.541696</text:p>
          </table:table-cell>
          <table:table-cell table:formula="of:=([.B949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([.A950]-[.F$2])^2" office:value-type="float" office:value="5.125696">
            <text:p>5.125696</text:p>
          </table:table-cell>
          <table:table-cell table:formula="of:=([.B95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formula="of:=([.A951]-[.F$2])^2" office:value-type="float" office:value="105.349696">
            <text:p>105.349696</text:p>
          </table:table-cell>
          <table:table-cell table:formula="of:=([.B951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952]-[.F$2])^2" office:value-type="float" office:value="7.485696">
            <text:p>7.485696</text:p>
          </table:table-cell>
          <table:table-cell table:formula="of:=([.B952]-[.J$2])^2" office:value-type="float" office:value="111.323601">
            <text:p>111.32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953]-[.F$2])^2" office:value-type="float" office:value="0.541696000000001">
            <text:p>0.541696</text:p>
          </table:table-cell>
          <table:table-cell table:formula="of:=([.B953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54]-[.F$2])^2" office:value-type="float" office:value="0.541696000000001">
            <text:p>0.541696</text:p>
          </table:table-cell>
          <table:table-cell table:formula="of:=([.B954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955]-[.F$2])^2" office:value-type="float" office:value="7.485696">
            <text:p>7.485696</text:p>
          </table:table-cell>
          <table:table-cell table:formula="of:=([.B955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([.A956]-[.F$2])^2" office:value-type="float" office:value="7.485696">
            <text:p>7.485696</text:p>
          </table:table-cell>
          <table:table-cell table:formula="of:=([.B956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([.A957]-[.F$2])^2" office:value-type="float" office:value="298.045696">
            <text:p>298.045696</text:p>
          </table:table-cell>
          <table:table-cell table:formula="of:=([.B957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58]-[.F$2])^2" office:value-type="float" office:value="3.013696">
            <text:p>3.013696</text:p>
          </table:table-cell>
          <table:table-cell table:formula="of:=([.B95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959]-[.F$2])^2" office:value-type="float" office:value="105.349696">
            <text:p>105.349696</text:p>
          </table:table-cell>
          <table:table-cell table:formula="of:=([.B959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960]-[.F$2])^2" office:value-type="float" office:value="3.013696">
            <text:p>3.013696</text:p>
          </table:table-cell>
          <table:table-cell table:formula="of:=([.B960]-[.J$2])^2" office:value-type="float" office:value="73.119601">
            <text:p>73.119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table:formula="of:=([.A961]-[.F$2])^2" office:value-type="float" office:value="3.013696">
            <text:p>3.013696</text:p>
          </table:table-cell>
          <table:table-cell table:formula="of:=([.B961]-[.J$2])^2" office:value-type="float" office:value="503.957601">
            <text:p>503.95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([.A962]-[.F$2])^2" office:value-type="float" office:value="3.013696">
            <text:p>3.013696</text:p>
          </table:table-cell>
          <table:table-cell table:formula="of:=([.B962]-[.J$2])^2" office:value-type="float" office:value="89.283601">
            <text:p>89.28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63]-[.F$2])^2" office:value-type="float" office:value="3.013696">
            <text:p>3.013696</text:p>
          </table:table-cell>
          <table:table-cell table:formula="of:=([.B963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964]-[.F$2])^2" office:value-type="float" office:value="13.957696">
            <text:p>13.957696</text:p>
          </table:table-cell>
          <table:table-cell table:formula="of:=([.B964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formula="of:=([.A965]-[.F$2])^2" office:value-type="float" office:value="13.957696">
            <text:p>13.957696</text:p>
          </table:table-cell>
          <table:table-cell table:formula="of:=([.B965]-[.J$2])^2" office:value-type="float" office:value="208.773601">
            <text:p>208.77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66]-[.F$2])^2" office:value-type="float" office:value="3.013696">
            <text:p>3.013696</text:p>
          </table:table-cell>
          <table:table-cell table:formula="of:=([.B96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967]-[.F$2])^2" office:value-type="float" office:value="7.485696">
            <text:p>7.485696</text:p>
          </table:table-cell>
          <table:table-cell table:formula="of:=([.B967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968]-[.F$2])^2" office:value-type="float" office:value="0.0696959999999997">
            <text:p>0.069696</text:p>
          </table:table-cell>
          <table:table-cell table:formula="of:=([.B968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969]-[.F$2])^2" office:value-type="float" office:value="5.125696">
            <text:p>5.125696</text:p>
          </table:table-cell>
          <table:table-cell table:formula="of:=([.B969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70]-[.F$2])^2" office:value-type="float" office:value="3.013696">
            <text:p>3.013696</text:p>
          </table:table-cell>
          <table:table-cell table:formula="of:=([.B970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971]-[.F$2])^2" office:value-type="float" office:value="7.485696">
            <text:p>7.485696</text:p>
          </table:table-cell>
          <table:table-cell table:formula="of:=([.B971]-[.J$2])^2" office:value-type="float" office:value="111.323601">
            <text:p>111.323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972]-[.F$2])^2" office:value-type="float" office:value="7.485696">
            <text:p>7.485696</text:p>
          </table:table-cell>
          <table:table-cell table:formula="of:=([.B97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([.A973]-[.F$2])^2" office:value-type="float" office:value="7.485696">
            <text:p>7.485696</text:p>
          </table:table-cell>
          <table:table-cell table:formula="of:=([.B973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974]-[.F$2])^2" office:value-type="float" office:value="0.541696000000001">
            <text:p>0.541696</text:p>
          </table:table-cell>
          <table:table-cell table:formula="of:=([.B974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formula="of:=([.A975]-[.F$2])^2" office:value-type="float" office:value="27.709696">
            <text:p>27.709696</text:p>
          </table:table-cell>
          <table:table-cell table:formula="of:=([.B975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976]-[.F$2])^2" office:value-type="float" office:value="13.957696">
            <text:p>13.957696</text:p>
          </table:table-cell>
          <table:table-cell table:formula="of:=([.B976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([.A977]-[.F$2])^2" office:value-type="float" office:value="7.485696">
            <text:p>7.485696</text:p>
          </table:table-cell>
          <table:table-cell table:formula="of:=([.B977]-[.J$2])^2" office:value-type="float" office:value="0.201601000000001">
            <text:p>0.201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78]-[.F$2])^2" office:value-type="float" office:value="3.013696">
            <text:p>3.013696</text:p>
          </table:table-cell>
          <table:table-cell table:formula="of:=([.B978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formula="of:=([.A979]-[.F$2])^2" office:value-type="float" office:value="0.541696000000001">
            <text:p>0.541696</text:p>
          </table:table-cell>
          <table:table-cell table:formula="of:=([.B979]-[.J$2])^2" office:value-type="float" office:value="460.059601">
            <text:p>460.059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980]-[.F$2])^2" office:value-type="float" office:value="13.957696">
            <text:p>13.957696</text:p>
          </table:table-cell>
          <table:table-cell table:formula="of:=([.B980]-[.J$2])^2" office:value-type="float" office:value="12.609601">
            <text:p>12.609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formula="of:=([.A981]-[.F$2])^2" office:value-type="float" office:value="0.541696000000001">
            <text:p>0.541696</text:p>
          </table:table-cell>
          <table:table-cell table:formula="of:=([.B981]-[.J$2])^2" office:value-type="float" office:value="549.855601">
            <text:p>549.855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982]-[.F$2])^2" office:value-type="float" office:value="3.013696">
            <text:p>3.013696</text:p>
          </table:table-cell>
          <table:table-cell table:formula="of:=([.B982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formula="of:=([.A983]-[.F$2])^2" office:value-type="float" office:value="52.765696">
            <text:p>52.765696</text:p>
          </table:table-cell>
          <table:table-cell table:formula="of:=([.B983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([.A984]-[.F$2])^2" office:value-type="float" office:value="18.181696">
            <text:p>18.181696</text:p>
          </table:table-cell>
          <table:table-cell table:formula="of:=([.B984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985]-[.F$2])^2" office:value-type="float" office:value="5.125696">
            <text:p>5.125696</text:p>
          </table:table-cell>
          <table:table-cell table:formula="of:=([.B985]-[.J$2])^2" office:value-type="float" office:value="30.813601">
            <text:p>30.81360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([.A986]-[.F$2])^2" office:value-type="float" office:value="333.573696">
            <text:p>333.573696</text:p>
          </table:table-cell>
          <table:table-cell table:formula="of:=([.B986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987]-[.F$2])^2" office:value-type="float" office:value="0.541696000000001">
            <text:p>0.541696</text:p>
          </table:table-cell>
          <table:table-cell table:formula="of:=([.B987]-[.J$2])^2" office:value-type="float" office:value="2.099601">
            <text:p>2.0996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([.A988]-[.F$2])^2" office:value-type="float" office:value="150.405696">
            <text:p>150.405696</text:p>
          </table:table-cell>
          <table:table-cell table:formula="of:=([.B988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989]-[.F$2])^2" office:value-type="float" office:value="5.125696">
            <text:p>5.125696</text:p>
          </table:table-cell>
          <table:table-cell table:formula="of:=([.B989]-[.J$2])^2" office:value-type="float" office:value="11.895601">
            <text:p>11.895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990]-[.F$2])^2" office:value-type="float" office:value="7.485696">
            <text:p>7.485696</text:p>
          </table:table-cell>
          <table:table-cell table:formula="of:=([.B990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991]-[.F$2])^2" office:value-type="float" office:value="3.013696">
            <text:p>3.013696</text:p>
          </table:table-cell>
          <table:table-cell table:formula="of:=([.B991]-[.J$2])^2" office:value-type="float" office:value="6.50760099999999">
            <text:p>6.5076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92]-[.F$2])^2" office:value-type="float" office:value="0.0696959999999997">
            <text:p>0.069696</text:p>
          </table:table-cell>
          <table:table-cell table:formula="of:=([.B992]-[.J$2])^2" office:value-type="float" office:value="19.793601">
            <text:p>19.793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formula="of:=([.A993]-[.F$2])^2" office:value-type="float" office:value="0.541696000000001">
            <text:p>0.541696</text:p>
          </table:table-cell>
          <table:table-cell table:formula="of:=([.B993]-[.J$2])^2" office:value-type="float" office:value="131.079601">
            <text:p>131.079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formula="of:=([.A994]-[.F$2])^2" office:value-type="float" office:value="68.293696">
            <text:p>68.293696</text:p>
          </table:table-cell>
          <table:table-cell table:formula="of:=([.B994]-[.J$2])^2" office:value-type="float" office:value="5.99760100000001">
            <text:p>5.997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995]-[.F$2])^2" office:value-type="float" office:value="7.485696">
            <text:p>7.485696</text:p>
          </table:table-cell>
          <table:table-cell table:formula="of:=([.B995]-[.J$2])^2" office:value-type="float" office:value="42.915601">
            <text:p>42.915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96]-[.F$2])^2" office:value-type="float" office:value="0.541696000000001">
            <text:p>0.541696</text:p>
          </table:table-cell>
          <table:table-cell table:formula="of:=([.B996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97]-[.F$2])^2" office:value-type="float" office:value="39.237696">
            <text:p>39.237696</text:p>
          </table:table-cell>
          <table:table-cell table:formula="of:=([.B997]-[.J$2])^2" office:value-type="float" office:value="111.323601">
            <text:p>111.3236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998]-[.F$2])^2" office:value-type="float" office:value="7.485696">
            <text:p>7.485696</text:p>
          </table:table-cell>
          <table:table-cell table:formula="of:=([.B998]-[.J$2])^2" office:value-type="float" office:value="2.40560099999999">
            <text:p>2.4056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formula="of:=([.A999]-[.F$2])^2" office:value-type="float" office:value="13.957696">
            <text:p>13.957696</text:p>
          </table:table-cell>
          <table:table-cell table:formula="of:=([.B999]-[.J$2])^2" office:value-type="float" office:value="29.691601">
            <text:p>29.6916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1000]-[.F$2])^2" office:value-type="float" office:value="0.541696000000001">
            <text:p>0.541696</text:p>
          </table:table-cell>
          <table:table-cell table:formula="of:=([.B1000]-[.J$2])^2" office:value-type="float" office:value="6.50760099999999">
            <text:p>6.507601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4:2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6T14:29:09</dc:date>
    <meta:generator>LibreOffice/3.4$Linux LibreOffice_project/340m1$Build-1206</meta:generator>
    <meta:editing-duration>PT2H6M28S</meta:editing-duration>
    <meta:editing-cycles>1</meta:editing-cycles>
    <meta:document-statistic meta:table-count="1" meta:cell-count="4008" meta:object-count="0"/>
  </office:meta>
</office:document-meta>
</file>